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3A00002068000009F7FE124331DE340969.svm" manifest:media-type="image/x-svm"/>
  <manifest:file-entry manifest:full-path="Object 5/Pictures/1000020000000273000000C1C9AC8E21FF3FD6A0.png" manifest:media-type="image/png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283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igure8" table:style-name="ta1">
        <table:shapes>
          <draw:frame draw:z-index="0" draw:style-name="gr1" draw:text-style-name="P1" svg:width="6.124in" svg:height="3.8587in" svg:x="0.2933in" svg:y="1.9252in">
            <draw:object draw:notify-on-update-of-ranges="Figure8.A2:Figure8.A5 Figure8.B1:Figure8.B1 Figure8.B2:Figure8.B5 Figure8.C1:Figure8.C1 Figure8.C2:Figure8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382in" svg:height="3.8047in" svg:x="6.9791in" svg:y="1.9339in">
            <draw:object draw:notify-on-update-of-ranges="Figure8.G2:Figure8.G5 Figure8.H1:Figure8.H1 Figure8.H2:Figure8.H5 Figure8.I1:Figure8.I1 Figure8.I2:Figure8.I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95<text:span text:style-name="T1">th</text:span> Percentile</text:p>
          </table:table-cell>
          <table:table-cell office:value-type="string" calcext:value-type="string">
            <text:p>I-Cilk Avg. Labels</text:p>
          </table:table-cell>
          <table:table-cell office:value-type="string" calcext:value-type="string">
            <text:p>I-Ci.lk 95% Labels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95<text:span text:style-name="T1">th</text:span> Percentile</text:p>
          </table:table-cell>
          <table:table-cell office:value-type="string" calcext:value-type="string">
            <text:p>I-Cilk Avg. Labels</text:p>
          </table:table-cell>
          <table:table-cell office:value-type="string" calcext:value-type="string">
            <text:p>I-Ci.lk 95% Labels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'proxy-noprio'.B4]/[.D2]" office:value-type="float" office:value="0.443468824121909" calcext:value-type="float">
            <text:p>0.443468824121909</text:p>
          </table:table-cell>
          <table:table-cell table:formula="of:==[$'proxy-noprio'.I4]/[.E2]" office:value-type="float" office:value="1.60930465074338" calcext:value-type="float">
            <text:p>1.60930465074338</text:p>
          </table:table-cell>
          <table:table-cell table:formula="of:=[$'proxy-prio'.B4]" office:value-type="float" office:value="153.885" calcext:value-type="float">
            <text:p>153.885</text:p>
          </table:table-cell>
          <table:table-cell table:formula="of:=[$'proxy-prio'.I4]" office:value-type="float" office:value="316.057" calcext:value-type="float">
            <text:p>316.05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email-noprio'.B3]/[.J2]" office:value-type="float" office:value="48.4762253319571" calcext:value-type="float">
            <text:p>48.4762253319571</text:p>
          </table:table-cell>
          <table:table-cell table:formula="of:=[$'email-noprio'.I3]/[.K2]" office:value-type="float" office:value="7.25881085568579" calcext:value-type="float">
            <text:p>7.25881085568579</text:p>
          </table:table-cell>
          <table:table-cell table:formula="of:=[$'email-prio'.B3]" office:value-type="float" office:value="243.179" calcext:value-type="float">
            <text:p>243.179</text:p>
          </table:table-cell>
          <table:table-cell table:formula="of:=[$'email-prio'.I3]" office:value-type="float" office:value="1011.82" calcext:value-type="float">
            <text:p>1011.8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$'proxy-noprio'.B15]/[.D3]" office:value-type="float" office:value="0.45415050026239" calcext:value-type="float">
            <text:p>0.45415050026239</text:p>
          </table:table-cell>
          <table:table-cell table:formula="of:=[$'proxy-noprio'.I15]/[.E3]" office:value-type="float" office:value="1.74948737876481" calcext:value-type="float">
            <text:p>1.74948737876481</text:p>
          </table:table-cell>
          <table:table-cell table:formula="of:=[$'proxy-prio'.B15]" office:value-type="float" office:value="232.478" calcext:value-type="float">
            <text:p>232.478</text:p>
          </table:table-cell>
          <table:table-cell table:formula="of:=[$'proxy-prio'.I15]" office:value-type="float" office:value="469.645" calcext:value-type="float">
            <text:p>469.64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$'email-noprio'.B15]/[.J3]" office:value-type="float" office:value="42.9266179289133" calcext:value-type="float">
            <text:p>42.9266179289133</text:p>
          </table:table-cell>
          <table:table-cell table:formula="of:=[$'email-noprio'.I15]/[.K3]" office:value-type="float" office:value="5.91489534923166" calcext:value-type="float">
            <text:p>5.91489534923166</text:p>
          </table:table-cell>
          <table:table-cell table:formula="of:=[$'email-prio'.B15]" office:value-type="float" office:value="348.532" calcext:value-type="float">
            <text:p>348.532</text:p>
          </table:table-cell>
          <table:table-cell table:formula="of:=[$'email-prio'.I15]" office:value-type="float" office:value="1473.95" calcext:value-type="float">
            <text:p>1473.9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$'proxy-noprio'.B26]/[.D4]" office:value-type="float" office:value="0.428255469507578" calcext:value-type="float">
            <text:p>0.428255469507578</text:p>
          </table:table-cell>
          <table:table-cell table:formula="of:=[$'proxy-noprio'.I26]/[.E4]" office:value-type="float" office:value="1.57293703558858" calcext:value-type="float">
            <text:p>1.57293703558858</text:p>
          </table:table-cell>
          <table:table-cell table:formula="of:=[$'proxy-prio'.B26]" office:value-type="float" office:value="301.124" calcext:value-type="float">
            <text:p>301.124</text:p>
          </table:table-cell>
          <table:table-cell table:formula="of:=[$'proxy-prio'.I26]" office:value-type="float" office:value="664.82" calcext:value-type="float">
            <text:p>664.8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$'email-noprio'.B27]/[.J4]" office:value-type="float" office:value="32.295943441129" calcext:value-type="float">
            <text:p>32.295943441129</text:p>
          </table:table-cell>
          <table:table-cell table:formula="of:=[$'email-noprio'.I27]/[.K4]" office:value-type="float" office:value="4.03300886212995" calcext:value-type="float">
            <text:p>4.03300886212995</text:p>
          </table:table-cell>
          <table:table-cell table:formula="of:=[$'email-prio'.B27]" office:value-type="float" office:value="516.842" calcext:value-type="float">
            <text:p>516.842</text:p>
          </table:table-cell>
          <table:table-cell table:formula="of:=[$'email-prio'.I27]" office:value-type="float" office:value="2041.27" calcext:value-type="float">
            <text:p>2041.2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$'proxy-noprio'.B37]/[.D5]" office:value-type="float" office:value="0.410570357821243" calcext:value-type="float">
            <text:p>0.410570357821243</text:p>
          </table:table-cell>
          <table:table-cell table:formula="of:=[$'proxy-noprio'.I37]/[.E5]" office:value-type="float" office:value="1.44087708339249" calcext:value-type="float">
            <text:p>1.44087708339249</text:p>
          </table:table-cell>
          <table:table-cell table:formula="of:=[$'proxy-prio'.B37]" office:value-type="float" office:value="350.622" calcext:value-type="float">
            <text:p>350.622</text:p>
          </table:table-cell>
          <table:table-cell table:formula="of:=[$'proxy-prio'.I37]" office:value-type="float" office:value="845.256" calcext:value-type="float">
            <text:p>845.25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$'email-noprio'.B39]/[.J5]" office:value-type="float" office:value="32.2471335744638" calcext:value-type="float">
            <text:p>32.2471335744638</text:p>
          </table:table-cell>
          <table:table-cell table:formula="of:=[$'email-noprio'.I39]/[.K5]" office:value-type="float" office:value="2.95292176892329" calcext:value-type="float">
            <text:p>2.95292176892329</text:p>
          </table:table-cell>
          <table:table-cell table:formula="of:=[$'email-prio'.B39]" office:value-type="float" office:value="569.263" calcext:value-type="float">
            <text:p>569.263</text:p>
          </table:table-cell>
          <table:table-cell table:formula="of:=[$'email-prio'.I39]" office:value-type="float" office:value="2521.76" calcext:value-type="float">
            <text:p>2521.76</text:p>
          </table:table-cell>
        </table:table-row>
      </table:table>
      <table:table table:name="Figure9" table:style-name="ta1">
        <table:shapes>
          <draw:frame draw:z-index="0" draw:style-name="gr1" draw:text-style-name="P1" svg:width="6.9075in" svg:height="3.989in" svg:x="1.2626in" svg:y="1.7909in">
            <draw:object draw:notify-on-update-of-ranges="Figure9.A2:Figure9.A5 Figure9.B1:Figure9.B1 Figure9.B2:Figure9.B5 Figure9.C1:Figure9.C1 Figure9.C2:Figure9.C5 Figure9.D1:Figure9.D1 Figure9.D2:Figure9.D5 Figure9.E1:Figure9.E1 Figure9.E2:Figure9.E5 Figure9.F1:Figure9.F1 Figure9.F2:Figure9.F5 Figure9.G1:Figure9.G1 Figure9.G2:Figure9.G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.1201in" svg:height="3.8031in" svg:x="16.7217in" svg:y="1.9594in">
            <draw:object draw:notify-on-update-of-ranges="Figure9.S2:Figure9.S5 Figure9.T1:Figure9.T1 Figure9.T2:Figure9.T5 Figure9.U1:Figure9.U1 Figure9.U2:Figure9.U5 Figure9.V1:Figure9.V1 Figure9.V2:Figure9.V5 Figure9.W1:Figure9.W1 Figure9.W2:Figure9.W5 Figure9.X1:Figure9.X1 Figure9.X2:Figure9.X5 Figure9.Y1:Figure9.Y1 Figure9.Y2:Figure9.Y5 Figure9.Z1:Figure9.Z1 Figure9.Z2:Figure9.Z5 Figure9.AA1:Figure9.AA1 Figure9.AA2:Figure9.AA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9075in" svg:height="3.989in" svg:x="8.8642in" svg:y="1.8043in">
            <draw:object draw:notify-on-update-of-ranges="Figure9.I2:Figure9.I5 Figure9.J1:Figure9.J1 Figure9.J2:Figure9.J5 Figure9.K1:Figure9.K1 Figure9.K2:Figure9.K5 Figure9.L1:Figure9.L1 Figure9.L2:Figure9.L5 Figure9.M1:Figure9.M1 Figure9.M2:Figure9.M5 Figure9.N1:Figure9.N1 Figure9.N2:Figure9.N5 Figure9.O1:Figure9.O1 Figure9.O2:Figure9.O5 Figure9.P1:Figure9.P1 Figure9.P2:Figure9.P5 Figure9.Q1:Figure9.Q1 Figure9.Q2:Figure9.Q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Default"/>
        <table:table-column table:style-name="co1" table:default-cell-style-name="ce5"/>
        <table:table-column table:style-name="co1" table:number-columns-repeated="8" table:default-cell-style-name="ce1"/>
        <table:table-row table:style-name="ro3">
          <table:table-cell office:value-type="string" calcext:value-type="string">
            <text:p>Prox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95<text:span text:style-name="T1">th</text:span> Percentile</text:p>
          </table:table-cell>
          <table:table-cell office:value-type="string" calcext:value-type="string">
            <text:p>Miss Average</text:p>
          </table:table-cell>
          <table:table-cell office:value-type="string" calcext:value-type="string">
            <text:p>Miss 95th Percentile</text:p>
          </table:table-cell>
          <table:table-cell office:value-type="string" calcext:value-type="string">
            <text:p>Stats Average</text:p>
          </table:table-cell>
          <table:table-cell office:value-type="string" calcext:value-type="string">
            <text:p>Stats 95th Percentile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95<text:span text:style-name="T1">th</text:span> Percentile</text:p>
          </table:table-cell>
          <table:table-cell office:value-type="string" calcext:value-type="string">
            <text:p>Sort Average</text:p>
          </table:table-cell>
          <table:table-cell office:value-type="string" calcext:value-type="string">
            <text:p>Sort 95th Percentile</text:p>
          </table:table-cell>
          <table:table-cell office:value-type="string" calcext:value-type="string">
            <text:p>Print Average</text:p>
          </table:table-cell>
          <table:table-cell office:value-type="string" calcext:value-type="string">
            <text:p>Print 95th Percentile</text:p>
          </table:table-cell>
          <table:table-cell office:value-type="string" calcext:value-type="string">
            <text:p>Comp Average</text:p>
          </table:table-cell>
          <table:table-cell office:value-type="string" calcext:value-type="string">
            <text:p>Comp 95th Percentile</text:p>
          </table:table-cell>
          <table:table-cell/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95<text:span text:style-name="T1">th</text:span> Percentile</text:p>
          </table:table-cell>
          <table:table-cell table:style-name="Default" office:value-type="string" calcext:value-type="string">
            <text:p>Fib Avg</text:p>
          </table:table-cell>
          <table:table-cell table:style-name="Default" office:value-type="string" calcext:value-type="string">
            <text:p>Fib 95<text:span text:style-name="T1">th</text:span> Percentile</text:p>
          </table:table-cell>
          <table:table-cell table:style-name="Default" office:value-type="string" calcext:value-type="string">
            <text:p>Sort Avg</text:p>
          </table:table-cell>
          <table:table-cell table:style-name="Default" office:value-type="string" calcext:value-type="string">
            <text:p>Sort 95<text:span text:style-name="T1">th</text:span> Percentile</text:p>
          </table:table-cell>
          <table:table-cell table:style-name="Default" office:value-type="string" calcext:value-type="string">
            <text:p>Sw Avg</text:p>
          </table:table-cell>
          <table:table-cell table:style-name="Default" office:value-type="string" calcext:value-type="string">
            <text:p>SW 95<text:span text:style-name="T1">th</text:span> Percentil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'proxy-noprio'.B7]/[$'proxy-prio'.B7]" office:value-type="float" office:value="0.591776630146243" calcext:value-type="float">
            <text:p>0.591776630146243</text:p>
          </table:table-cell>
          <table:table-cell table:formula="of:=[$'proxy-noprio'.I7]/[$'proxy-prio'.I7]" office:value-type="float" office:value="1.2134181156273" calcext:value-type="float">
            <text:p>1.2134181156273</text:p>
          </table:table-cell>
          <table:table-cell table:formula="of:=[$'proxy-noprio'.B8]/[$'proxy-prio'.B8]" office:value-type="float" office:value="1.03860608420375" calcext:value-type="float">
            <text:p>1.03860608420375</text:p>
          </table:table-cell>
          <table:table-cell table:formula="of:=[$'proxy-noprio'.I8]/[$'proxy-prio'.I8]" office:value-type="float" office:value="1.08366999579376" calcext:value-type="float">
            <text:p>1.08366999579376</text:p>
          </table:table-cell>
          <table:table-cell table:formula="of:=[$'proxy-noprio'.B10]/[$'proxy-prio'.B10]" office:value-type="float" office:value="1.1736796672683" calcext:value-type="float">
            <text:p>1.1736796672683</text:p>
          </table:table-cell>
          <table:table-cell table:formula="of:=[$'proxy-noprio'.I10]/[$'proxy-prio'.I10]" office:value-type="float" office:value="1.07706970963496" calcext:value-type="float">
            <text:p>1.0770697096349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email-noprio'.B5]/[$'email-prio'.B5]" office:value-type="float" office:value="14.394416571457" calcext:value-type="float">
            <text:p>14.394416571457</text:p>
          </table:table-cell>
          <table:table-cell table:formula="of:=[$'email-noprio'.I5]/[$'email-prio'.I5]" office:value-type="float" office:value="2.85946740105979" calcext:value-type="float">
            <text:p>2.85946740105979</text:p>
          </table:table-cell>
          <table:table-cell table:formula="of:=[$'email-noprio'.B7]/[$'email-prio'.B7]" office:value-type="float" office:value="1.77818461186394" calcext:value-type="float">
            <text:p>1.77818461186394</text:p>
          </table:table-cell>
          <table:table-cell table:formula="of:=[$'email-noprio'.I7]/[$'email-prio'.I7]" office:value-type="float" office:value="0.37453268430495" calcext:value-type="float">
            <text:p>0.37453268430495</text:p>
          </table:table-cell>
          <table:table-cell table:formula="of:=[$'email-noprio'.B9]/[$'email-prio'.B9]" office:value-type="float" office:value="2.89665161260891" calcext:value-type="float">
            <text:p>2.89665161260891</text:p>
          </table:table-cell>
          <table:table-cell table:formula="of:=[$'email-noprio'.I9]/[$'email-prio'.I9]" office:value-type="float" office:value="0.967274680098517" calcext:value-type="float">
            <text:p>0.967274680098517</text:p>
          </table:table-cell>
          <table:table-cell table:formula="of:=[$'email-noprio'.B11]/[$'email-prio'.B11]" office:value-type="float" office:value="0.204297119863669" calcext:value-type="float">
            <text:p>0.204297119863669</text:p>
          </table:table-cell>
          <table:table-cell table:formula="of:=[$'email-noprio'.I11]/[$'email-prio'.I11]" office:value-type="float" office:value="0.0849681833776759" calcext:value-type="float">
            <text:p>0.084968183377676</text:p>
          </table:table-cell>
          <table:table-cell/>
          <table:table-cell office:value-type="string" calcext:value-type="string">
            <text:p>64%</text:p>
          </table:table-cell>
          <table:table-cell table:formula="of:=[$'job-noprio'.B3]/[$'job-prio'.B3]" office:value-type="float" office:value="1.31383409113451" calcext:value-type="float">
            <text:p>1.31383409113451</text:p>
          </table:table-cell>
          <table:table-cell table:formula="of:=[$'job-noprio'.I3]/[$'job-prio'.I3]" office:value-type="float" office:value="2.01682835240174" calcext:value-type="float">
            <text:p>2.01682835240174</text:p>
          </table:table-cell>
          <table:table-cell table:formula="of:=[$'job-noprio'.B4]/[$'job-prio'.B4]" office:value-type="float" office:value="0.864528445591599" calcext:value-type="float">
            <text:p>0.864528445591599</text:p>
          </table:table-cell>
          <table:table-cell table:formula="of:=[$'job-noprio'.I4]/[$'job-prio'.I4]" office:value-type="float" office:value="0.812084656245027" calcext:value-type="float">
            <text:p>0.812084656245027</text:p>
          </table:table-cell>
          <table:table-cell table:formula="of:=[$'job-noprio'.B5]/[$'job-prio'.B5]" office:value-type="float" office:value="1.01038890173598" calcext:value-type="float">
            <text:p>1.01038890173598</text:p>
          </table:table-cell>
          <table:table-cell table:formula="of:=[$'job-noprio'.I5]/[$'job-prio'.I5]" office:value-type="float" office:value="1.32743608010765" calcext:value-type="float">
            <text:p>1.32743608010765</text:p>
          </table:table-cell>
          <table:table-cell table:formula="of:=[$'job-noprio'.B6]/[$'job-prio'.B6]" office:value-type="float" office:value="0.70761039654975" calcext:value-type="float">
            <text:p>0.70761039654975</text:p>
          </table:table-cell>
          <table:table-cell table:formula="of:=[$'job-noprio'.I6]/[$'job-prio'.I6]" office:value-type="float" office:value="0.624570341888132" calcext:value-type="float">
            <text:p>0.62457034188813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$'proxy-noprio'.B18]/[$'proxy-prio'.B18]" office:value-type="float" office:value="0.594025456473008" calcext:value-type="float">
            <text:p>0.594025456473008</text:p>
          </table:table-cell>
          <table:table-cell table:formula="of:=[$'proxy-noprio'.I18]/[$'proxy-prio'.I18]" office:value-type="float" office:value="1.19430118699033" calcext:value-type="float">
            <text:p>1.19430118699033</text:p>
          </table:table-cell>
          <table:table-cell table:formula="of:=[$'proxy-noprio'.B19]/[$'proxy-prio'.B19]" office:value-type="float" office:value="1.03217657926152" calcext:value-type="float">
            <text:p>1.03217657926152</text:p>
          </table:table-cell>
          <table:table-cell table:formula="of:=[$'proxy-noprio'.I19]/[$'proxy-prio'.I19]" office:value-type="float" office:value="1.01295225065802" calcext:value-type="float">
            <text:p>1.01295225065802</text:p>
          </table:table-cell>
          <table:table-cell table:formula="of:=[$'proxy-noprio'.B21]/[$'proxy-prio'.B21]" office:value-type="float" office:value="1.21390530213503" calcext:value-type="float">
            <text:p>1.21390530213503</text:p>
          </table:table-cell>
          <table:table-cell table:formula="of:=[$'proxy-noprio'.I21]/[$'proxy-prio'.I21]" office:value-type="float" office:value="1.0676766802003" calcext:value-type="float">
            <text:p>1.067676680200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$'email-noprio'.B17]/[$'email-prio'.B17]" office:value-type="float" office:value="16.2315039300104" calcext:value-type="float">
            <text:p>16.2315039300104</text:p>
          </table:table-cell>
          <table:table-cell table:formula="of:=[$'email-noprio'.I17]/[$'email-prio'.I17]" office:value-type="float" office:value="2.84034729825169" calcext:value-type="float">
            <text:p>2.84034729825169</text:p>
          </table:table-cell>
          <table:table-cell table:formula="of:=[$'email-noprio'.B19]/[$'email-prio'.B19]" office:value-type="float" office:value="2.30579281034594" calcext:value-type="float">
            <text:p>2.30579281034594</text:p>
          </table:table-cell>
          <table:table-cell table:formula="of:=[$'email-noprio'.I19]/[$'email-prio'.I19]" office:value-type="float" office:value="0.428165423241295" calcext:value-type="float">
            <text:p>0.428165423241295</text:p>
          </table:table-cell>
          <table:table-cell table:formula="of:=[$'email-noprio'.B21]/[$'email-prio'.B21]" office:value-type="float" office:value="2.75529101698963" calcext:value-type="float">
            <text:p>2.75529101698963</text:p>
          </table:table-cell>
          <table:table-cell table:formula="of:=[$'email-noprio'.I21]/[$'email-prio'.I21]" office:value-type="float" office:value="0.949390437607386" calcext:value-type="float">
            <text:p>0.949390437607386</text:p>
          </table:table-cell>
          <table:table-cell table:formula="of:=[$'email-noprio'.B23]/[$'email-prio'.B23]" office:value-type="float" office:value="0.251989533456805" calcext:value-type="float">
            <text:p>0.251989533456805</text:p>
          </table:table-cell>
          <table:table-cell table:formula="of:=[$'email-noprio'.I23]/[$'email-prio'.I23]" office:value-type="float" office:value="0.0837912452856343" calcext:value-type="float">
            <text:p>0.083791245285634</text:p>
          </table:table-cell>
          <table:table-cell/>
          <table:table-cell office:value-type="string" calcext:value-type="string">
            <text:p>81%</text:p>
          </table:table-cell>
          <table:table-cell table:formula="of:=[$'job-noprio'.B10]/[$'job-prio'.B10]" office:value-type="float" office:value="1.54928146849165" calcext:value-type="float">
            <text:p>1.54928146849165</text:p>
          </table:table-cell>
          <table:table-cell table:formula="of:=[$'job-noprio'.I10]/[$'job-prio'.I10]" office:value-type="float" office:value="1.935713359885" calcext:value-type="float">
            <text:p>1.935713359885</text:p>
          </table:table-cell>
          <table:table-cell table:formula="of:=[$'job-noprio'.B11]/[$'job-prio'.B11]" office:value-type="float" office:value="0.781480413217031" calcext:value-type="float">
            <text:p>0.781480413217031</text:p>
          </table:table-cell>
          <table:table-cell table:formula="of:=[$'job-noprio'.I11]/[$'job-prio'.I11]" office:value-type="float" office:value="0.609024087506303" calcext:value-type="float">
            <text:p>0.609024087506303</text:p>
          </table:table-cell>
          <table:table-cell table:formula="of:=[$'job-noprio'.B12]/[$'job-prio'.B12]" office:value-type="float" office:value="1.0455320294276" calcext:value-type="float">
            <text:p>1.0455320294276</text:p>
          </table:table-cell>
          <table:table-cell table:formula="of:=[$'job-noprio'.I12]/[$'job-prio'.I12]" office:value-type="float" office:value="1.03891125578208" calcext:value-type="float">
            <text:p>1.03891125578208</text:p>
          </table:table-cell>
          <table:table-cell table:formula="of:=[$'job-noprio'.B13]/[$'job-prio'.B13]" office:value-type="float" office:value="0.744377842026645" calcext:value-type="float">
            <text:p>0.744377842026645</text:p>
          </table:table-cell>
          <table:table-cell table:formula="of:=[$'job-noprio'.I13]/[$'job-prio'.I13]" office:value-type="float" office:value="0.759904878228771" calcext:value-type="float">
            <text:p>0.75990487822877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$'proxy-noprio'.B29]/[$'proxy-prio'.B29]" office:value-type="float" office:value="0.548400225562066" calcext:value-type="float">
            <text:p>0.548400225562066</text:p>
          </table:table-cell>
          <table:table-cell table:formula="of:=[$'proxy-noprio'.I29]/[$'proxy-prio'.I29]" office:value-type="float" office:value="1.30372221217651" calcext:value-type="float">
            <text:p>1.30372221217651</text:p>
          </table:table-cell>
          <table:table-cell table:formula="of:=[$'proxy-noprio'.B30]/[$'proxy-prio'.B30]" office:value-type="float" office:value="0.981818568128769" calcext:value-type="float">
            <text:p>0.981818568128769</text:p>
          </table:table-cell>
          <table:table-cell table:formula="of:=[$'proxy-noprio'.I30]/[$'proxy-prio'.I30]" office:value-type="float" office:value="0.758096682101927" calcext:value-type="float">
            <text:p>0.758096682101927</text:p>
          </table:table-cell>
          <table:table-cell table:formula="of:=[$'proxy-noprio'.B32]/[$'proxy-prio'.B32]" office:value-type="float" office:value="1.20432562931525" calcext:value-type="float">
            <text:p>1.20432562931525</text:p>
          </table:table-cell>
          <table:table-cell table:formula="of:=[$'proxy-noprio'.I32]/[$'proxy-prio'.I32]" office:value-type="float" office:value="1.08222238868813" calcext:value-type="float">
            <text:p>1.08222238868813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$'email-noprio'.B29]/[$'email-prio'.B29]" office:value-type="float" office:value="13.6786282021213" calcext:value-type="float">
            <text:p>13.6786282021213</text:p>
          </table:table-cell>
          <table:table-cell table:formula="of:=[$'email-noprio'.I29]/[$'email-prio'.I29]" office:value-type="float" office:value="2.16870770385852" calcext:value-type="float">
            <text:p>2.16870770385852</text:p>
          </table:table-cell>
          <table:table-cell table:formula="of:=[$'email-noprio'.B31]/[$'email-prio'.B31]" office:value-type="float" office:value="1.82863220926568" calcext:value-type="float">
            <text:p>1.82863220926568</text:p>
          </table:table-cell>
          <table:table-cell table:formula="of:=[$'email-noprio'.I31]/[$'email-prio'.I31]" office:value-type="float" office:value="0.385080404169878" calcext:value-type="float">
            <text:p>0.385080404169878</text:p>
          </table:table-cell>
          <table:table-cell table:formula="of:=[$'email-noprio'.B31]/[$'email-prio'.B31]" office:value-type="float" office:value="1.82863220926568" calcext:value-type="float">
            <text:p>1.82863220926568</text:p>
          </table:table-cell>
          <table:table-cell table:formula="of:=[$'email-noprio'.I33]/[$'email-prio'.I33]" office:value-type="float" office:value="0.826619434777859" calcext:value-type="float">
            <text:p>0.826619434777859</text:p>
          </table:table-cell>
          <table:table-cell table:formula="of:=[$'email-noprio'.B35]/[$'email-prio'.B35]" office:value-type="float" office:value="0.248164768548655" calcext:value-type="float">
            <text:p>0.248164768548655</text:p>
          </table:table-cell>
          <table:table-cell table:formula="of:=[$'email-noprio'.I35]/[$'email-prio'.I35]" office:value-type="float" office:value="0.091385803113695" calcext:value-type="float">
            <text:p>0.091385803113695</text:p>
          </table:table-cell>
          <table:table-cell/>
          <table:table-cell office:value-type="string" calcext:value-type="string">
            <text:p>95%</text:p>
          </table:table-cell>
          <table:table-cell table:formula="of:=[$'job-noprio'.B17]/[$'job-prio'.B17]" office:value-type="float" office:value="1.94114054299199" calcext:value-type="float">
            <text:p>1.94114054299199</text:p>
          </table:table-cell>
          <table:table-cell table:formula="of:=[$'job-noprio'.I17]/[$'job-prio'.I17]" office:value-type="float" office:value="2.69402513947843" calcext:value-type="float">
            <text:p>2.69402513947843</text:p>
          </table:table-cell>
          <table:table-cell table:formula="of:=[$'job-noprio'.B18]/[$'job-prio'.B18]" office:value-type="float" office:value="0.931099384027953" calcext:value-type="float">
            <text:p>0.931099384027953</text:p>
          </table:table-cell>
          <table:table-cell table:formula="of:=[$'job-noprio'.I18]/[$'job-prio'.I18]" office:value-type="float" office:value="0.661042147505874" calcext:value-type="float">
            <text:p>0.661042147505874</text:p>
          </table:table-cell>
          <table:table-cell table:formula="of:=[$'job-noprio'.B19]/[$'job-prio'.B19]" office:value-type="float" office:value="0.980116474241796" calcext:value-type="float">
            <text:p>0.980116474241796</text:p>
          </table:table-cell>
          <table:table-cell table:formula="of:=[$'job-noprio'.I19]/[$'job-prio'.I19]" office:value-type="float" office:value="0.829348637945856" calcext:value-type="float">
            <text:p>0.829348637945856</text:p>
          </table:table-cell>
          <table:table-cell table:formula="of:=[$'job-noprio'.B20]/[$'job-prio'.B20]" office:value-type="float" office:value="0.285821392610952" calcext:value-type="float">
            <text:p>0.285821392610952</text:p>
          </table:table-cell>
          <table:table-cell table:formula="of:=[$'job-noprio'.I20]/[$'job-prio'.I20]" office:value-type="float" office:value="0.398086894586895" calcext:value-type="float">
            <text:p>0.39808689458689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$'proxy-noprio'.B40]/[$'proxy-prio'.B40]" office:value-type="float" office:value="0.511920707206" calcext:value-type="float">
            <text:p>0.511920707206</text:p>
          </table:table-cell>
          <table:table-cell table:formula="of:=[$'proxy-noprio'.I40]/[$'proxy-prio'.I40]" office:value-type="float" office:value="1.30671325957985" calcext:value-type="float">
            <text:p>1.30671325957985</text:p>
          </table:table-cell>
          <table:table-cell table:formula="of:=[$'proxy-noprio'.B41]/[$'proxy-prio'.B41]" office:value-type="float" office:value="1.07416818362037" calcext:value-type="float">
            <text:p>1.07416818362037</text:p>
          </table:table-cell>
          <table:table-cell table:formula="of:=[$'proxy-noprio'.I41]/[$'proxy-prio'.I41]" office:value-type="float" office:value="1.2175994372377" calcext:value-type="float">
            <text:p>1.2175994372377</text:p>
          </table:table-cell>
          <table:table-cell table:formula="of:=[$'proxy-noprio'.B43]/[$'proxy-prio'.B43]" office:value-type="float" office:value="1.1828166196927" calcext:value-type="float">
            <text:p>1.1828166196927</text:p>
          </table:table-cell>
          <table:table-cell table:formula="of:=[$'proxy-noprio'.I43]/[$'proxy-prio'.I43]" office:value-type="float" office:value="1.07736554120705" calcext:value-type="float">
            <text:p>1.07736554120705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$'email-noprio'.B41]/[$'email-prio'.B41]" office:value-type="float" office:value="12.5888737245727" calcext:value-type="float">
            <text:p>12.5888737245727</text:p>
          </table:table-cell>
          <table:table-cell table:formula="of:=[$'email-noprio'.I41]/[$'email-prio'.I41]" office:value-type="float" office:value="1.41837290179194" calcext:value-type="float">
            <text:p>1.41837290179194</text:p>
          </table:table-cell>
          <table:table-cell table:formula="of:=[$'email-noprio'.B43]/[$'email-prio'.B43]" office:value-type="float" office:value="1.8224529821735" calcext:value-type="float">
            <text:p>1.8224529821735</text:p>
          </table:table-cell>
          <table:table-cell table:formula="of:=[$'email-noprio'.I43]/[$'email-prio'.I43]" office:value-type="float" office:value="0.29981149038601" calcext:value-type="float">
            <text:p>0.29981149038601</text:p>
          </table:table-cell>
          <table:table-cell table:formula="of:=[$'email-noprio'.B43]/[$'email-prio'.B43]" office:value-type="float" office:value="1.8224529821735" calcext:value-type="float">
            <text:p>1.8224529821735</text:p>
          </table:table-cell>
          <table:table-cell table:formula="of:=[$'email-noprio'.I45]/[$'email-prio'.I45]" office:value-type="float" office:value="0.67106083295185" calcext:value-type="float">
            <text:p>0.67106083295185</text:p>
          </table:table-cell>
          <table:table-cell table:formula="of:=[$'email-noprio'.B47]/[$'email-prio'.B47]" office:value-type="float" office:value="0.22820473262366" calcext:value-type="float">
            <text:p>0.22820473262366</text:p>
          </table:table-cell>
          <table:table-cell table:formula="of:=[$'email-noprio'.I47]/[$'email-prio'.I47]" office:value-type="float" office:value="0.0806307024428529" calcext:value-type="float">
            <text:p>0.080630702442853</text:p>
          </table:table-cell>
          <table:table-cell/>
          <table:table-cell office:value-type="string" calcext:value-type="string">
            <text:p>Over 95%</text:p>
          </table:table-cell>
          <table:table-cell table:formula="of:=[$'job-noprio'.B24]/[$'job-prio'.B24]" office:value-type="float" office:value="4.65245448050205" calcext:value-type="float">
            <text:p>4.65245448050205</text:p>
          </table:table-cell>
          <table:table-cell table:formula="of:=[$'job-noprio'.I24]/[$'job-prio'.I24]" office:value-type="float" office:value="6.86847035271109" calcext:value-type="float">
            <text:p>6.86847035271109</text:p>
          </table:table-cell>
          <table:table-cell table:formula="of:=[$'job-noprio'.B25]/[$'job-prio'.B25]" office:value-type="float" office:value="1.10977379658569" calcext:value-type="float">
            <text:p>1.10977379658569</text:p>
          </table:table-cell>
          <table:table-cell table:formula="of:=[$'job-noprio'.I25]/[$'job-prio'.I25]" office:value-type="float" office:value="1.32013497849809" calcext:value-type="float">
            <text:p>1.32013497849809</text:p>
          </table:table-cell>
          <table:table-cell table:formula="of:=[$'job-noprio'.B26]/[$'job-prio'.B26]" office:value-type="float" office:value="0.724674981180444" calcext:value-type="float">
            <text:p>0.724674981180444</text:p>
          </table:table-cell>
          <table:table-cell table:formula="of:=[$'job-noprio'.I26]/[$'job-prio'.I26]" office:value-type="float" office:value="0.376243558949724" calcext:value-type="float">
            <text:p>0.376243558949724</text:p>
          </table:table-cell>
          <table:table-cell table:formula="of:=[$'job-noprio'.B27]/[$'job-prio'.B27]" office:value-type="float" office:value="0.0930048583344082" calcext:value-type="float">
            <text:p>0.093004858334408</text:p>
          </table:table-cell>
          <table:table-cell table:formula="of:=[$'job-noprio'.I27]/[$'job-prio'.I27]" office:value-type="float" office:value="0.116893888495817" calcext:value-type="float">
            <text:p>0.116893888495817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string" calcext:value-type="string">
            <text:p>(Hits)</text:p>
          </table:table-cell>
          <table:table-cell table:style-name="Default" table:number-columns-repeated="4"/>
          <table:table-cell/>
          <table:table-cell table:style-name="ce2"/>
          <table:table-cell table:number-columns-repeated="2" table:style-name="ce2" office:value-type="string" calcext:value-type="string">
            <text:p>(Send)</text:p>
          </table:table-cell>
          <table:table-cell table:style-name="ce2" table:number-columns-repeated="6"/>
          <table:table-cell/>
          <table:table-cell table:style-name="Default"/>
          <table:table-cell table:number-columns-repeated="2" table:style-name="Default" office:value-type="string" calcext:value-type="string">
            <text:p>(Matrix Mul)</text:p>
          </table:table-cell>
          <table:table-cell table:style-name="Default" table:number-columns-repeated="6"/>
        </table:table-row>
      </table:table>
      <table:table table:name="proxy-prio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./drivercode/con --trace drivercode/run_sites/disk_source.txt --sites 4096 --requests 1500 --port 6005 -t 90 --seed 90 --prefetch --nworkers 40 --nexts 40 --ondisk --rnum 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prio --seed 90 --test --port 6005 --cons 90 --bgsec 10000000 --rnum 0 --quantlen 500 --cilkrho 2 --cilkutil .9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134910)</text:p>
          </table:table-cell>
          <table:table-cell office:value-type="float" office:value="153.885" calcext:value-type="float">
            <text:p>153.885</text:p>
          </table:table-cell>
          <table:table-cell office:value-type="float" office:value="267675" calcext:value-type="float">
            <text:p>267675</text:p>
          </table:table-cell>
          <table:table-cell office:value-type="float" office:value="5.42" calcext:value-type="float">
            <text:p>5.42</text:p>
          </table:table-cell>
          <table:table-cell office:value-type="float" office:value="4421.7" calcext:value-type="float">
            <text:p>4421.7</text:p>
          </table:table-cell>
          <table:table-cell office:value-type="float" office:value="2873.39" calcext:value-type="float">
            <text:p>2873.39</text:p>
          </table:table-cell>
          <table:table-cell office:value-type="float" office:value="15.221" calcext:value-type="float">
            <text:p>15.221</text:p>
          </table:table-cell>
          <table:table-cell office:value-type="float" office:value="283.978" calcext:value-type="float">
            <text:p>283.978</text:p>
          </table:table-cell>
          <table:table-cell office:value-type="float" office:value="316.057" calcext:value-type="float">
            <text:p>316.057</text:p>
          </table:table-cell>
          <table:table-cell office:value-type="float" office:value="352.726" calcext:value-type="float">
            <text:p>352.726</text:p>
          </table:table-cell>
        </table:table-row>
        <table:table-row table:style-name="ro2">
          <table:table-cell office:value-type="string" calcext:value-type="string">
            <text:p>Hit Timing (avg of 130904)</text:p>
          </table:table-cell>
          <table:table-cell office:value-type="float" office:value="248.628" calcext:value-type="float">
            <text:p>248.628</text:p>
          </table:table-cell>
          <table:table-cell office:value-type="float" office:value="267694" calcext:value-type="float">
            <text:p>267694</text:p>
          </table:table-cell>
          <table:table-cell office:value-type="float" office:value="19.416" calcext:value-type="float">
            <text:p>19.416</text:p>
          </table:table-cell>
          <table:table-cell office:value-type="float" office:value="4491.21" calcext:value-type="float">
            <text:p>4491.21</text:p>
          </table:table-cell>
          <table:table-cell office:value-type="float" office:value="1806.4" calcext:value-type="float">
            <text:p>1806.4</text:p>
          </table:table-cell>
          <table:table-cell office:value-type="float" office:value="43.57" calcext:value-type="float">
            <text:p>43.57</text:p>
          </table:table-cell>
          <table:table-cell office:value-type="float" office:value="355.219" calcext:value-type="float">
            <text:p>355.219</text:p>
          </table:table-cell>
          <table:table-cell office:value-type="float" office:value="491.801" calcext:value-type="float">
            <text:p>491.801</text:p>
          </table:table-cell>
          <table:table-cell office:value-type="float" office:value="655.264" calcext:value-type="float">
            <text:p>655.264</text:p>
          </table:table-cell>
        </table:table-row>
        <table:table-row table:style-name="ro2">
          <table:table-cell office:value-type="string" calcext:value-type="string">
            <text:p>Miss Timing (avg of 4006)</text:p>
          </table:table-cell>
          <table:table-cell office:value-type="float" office:value="36877.8" calcext:value-type="float">
            <text:p>36877.8</text:p>
          </table:table-cell>
          <table:table-cell office:value-type="float" office:value="68415.6" calcext:value-type="float">
            <text:p>68415.6</text:p>
          </table:table-cell>
          <table:table-cell office:value-type="float" office:value="66.422" calcext:value-type="float">
            <text:p>66.422</text:p>
          </table:table-cell>
          <table:table-cell office:value-type="float" office:value="20886.4" calcext:value-type="float">
            <text:p>20886.4</text:p>
          </table:table-cell>
          <table:table-cell office:value-type="float" office:value="56.6367" calcext:value-type="float">
            <text:p>56.6367</text:p>
          </table:table-cell>
          <table:table-cell office:value-type="float" office:value="39090.3" calcext:value-type="float">
            <text:p>39090.3</text:p>
          </table:table-cell>
          <table:table-cell office:value-type="float" office:value="59588.5" calcext:value-type="float">
            <text:p>59588.5</text:p>
          </table:table-cell>
          <table:table-cell office:value-type="float" office:value="68362.1" calcext:value-type="float">
            <text:p>68362.1</text:p>
          </table:table-cell>
          <table:table-cell office:value-type="float" office:value="68375" calcext:value-type="float">
            <text:p>68375</text:p>
          </table:table-cell>
        </table:table-row>
        <table:table-row table:style-name="ro2">
          <table:table-cell office:value-type="string" calcext:value-type="string">
            <text:p>Hit Timing (avg of 130904) [NORMALIZED]</text:p>
          </table:table-cell>
          <table:table-cell office:value-type="float" office:value="10.3595" calcext:value-type="float">
            <text:p>10.3595</text:p>
          </table:table-cell>
          <table:table-cell office:value-type="float" office:value="11153.9" calcext:value-type="float">
            <text:p>11153.9</text:p>
          </table:table-cell>
          <table:table-cell office:value-type="float" office:value="0.809" calcext:value-type="float">
            <text:p>0.809</text:p>
          </table:table-cell>
          <table:table-cell office:value-type="float" office:value="187.134" calcext:value-type="float">
            <text:p>187.134</text:p>
          </table:table-cell>
          <table:table-cell office:value-type="float" office:value="1806.4" calcext:value-type="float">
            <text:p>1806.4</text:p>
          </table:table-cell>
          <table:table-cell office:value-type="float" office:value="1.81542" calcext:value-type="float">
            <text:p>1.81542</text:p>
          </table:table-cell>
          <table:table-cell office:value-type="float" office:value="14.8008" calcext:value-type="float">
            <text:p>14.8008</text:p>
          </table:table-cell>
          <table:table-cell office:value-type="float" office:value="20.4917" calcext:value-type="float">
            <text:p>20.4917</text:p>
          </table:table-cell>
          <table:table-cell office:value-type="float" office:value="27.3027" calcext:value-type="float">
            <text:p>27.3027</text:p>
          </table:table-cell>
        </table:table-row>
        <table:table-row table:style-name="ro2">
          <table:table-cell office:value-type="string" calcext:value-type="string">
            <text:p>Miss Timing (avg of 4006) [NORMALIZED]</text:p>
          </table:table-cell>
          <table:table-cell office:value-type="float" office:value="3.54426" calcext:value-type="float">
            <text:p>3.54426</text:p>
          </table:table-cell>
          <table:table-cell office:value-type="float" office:value="209.328" calcext:value-type="float">
            <text:p>209.328</text:p>
          </table:table-cell>
          <table:table-cell office:value-type="float" office:value="0.000100878" calcext:value-type="float">
            <text:p>0.000100878</text:p>
          </table:table-cell>
          <table:table-cell office:value-type="float" office:value="16.1783" calcext:value-type="float">
            <text:p>16.1783</text:p>
          </table:table-cell>
          <table:table-cell office:value-type="float" office:value="456.465" calcext:value-type="float">
            <text:p>456.465</text:p>
          </table:table-cell>
          <table:table-cell office:value-type="float" office:value="0.0782203" calcext:value-type="float">
            <text:p>0.0782203</text:p>
          </table:table-cell>
          <table:table-cell office:value-type="float" office:value="1.13142" calcext:value-type="float">
            <text:p>1.13142</text:p>
          </table:table-cell>
          <table:table-cell office:value-type="float" office:value="20.4458" calcext:value-type="float">
            <text:p>20.4458</text:p>
          </table:table-cell>
          <table:table-cell office:value-type="float" office:value="89.1201" calcext:value-type="float">
            <text:p>89.1201</text:p>
          </table:table-cell>
        </table:table-row>
        <table:table-row table:style-name="ro2">
          <table:table-cell office:value-type="string" calcext:value-type="string">
            <text:p>Stat Timing (avg of 914)</text:p>
          </table:table-cell>
          <table:table-cell office:value-type="float" office:value="375.341" calcext:value-type="float">
            <text:p>375.341</text:p>
          </table:table-cell>
          <table:table-cell office:value-type="float" office:value="2272.59" calcext:value-type="float">
            <text:p>2272.59</text:p>
          </table:table-cell>
          <table:table-cell office:value-type="float" office:value="19.344" calcext:value-type="float">
            <text:p>19.344</text:p>
          </table:table-cell>
          <table:table-cell office:value-type="float" office:value="422.009" calcext:value-type="float">
            <text:p>422.009</text:p>
          </table:table-cell>
          <table:table-cell office:value-type="float" office:value="112.433" calcext:value-type="float">
            <text:p>112.433</text:p>
          </table:table-cell>
          <table:table-cell office:value-type="float" office:value="33.875" calcext:value-type="float">
            <text:p>33.875</text:p>
          </table:table-cell>
          <table:table-cell office:value-type="float" office:value="923.099" calcext:value-type="float">
            <text:p>923.099</text:p>
          </table:table-cell>
          <table:table-cell office:value-type="float" office:value="953.428" calcext:value-type="float">
            <text:p>953.428</text:p>
          </table:table-cell>
          <table:table-cell office:value-type="float" office:value="994.012" calcext:value-type="float">
            <text:p>994.012</text:p>
          </table:table-cell>
        </table:table-row>
        <table:table-row table:style-name="ro2">
          <table:table-cell office:value-type="string" calcext:value-type="string">
            <text:p>Stat Timing (avg of 914) [NORMALIZED]</text:p>
          </table:table-cell>
          <table:table-cell office:value-type="float" office:value="0.12743" calcext:value-type="float">
            <text:p>0.12743</text:p>
          </table:table-cell>
          <table:table-cell office:value-type="float" office:value="3.45244" calcext:value-type="float">
            <text:p>3.45244</text:p>
          </table:table-cell>
          <table:table-cell office:value-type="float" office:value="0" calcext:value-type="float">
            <text:p>0</text:p>
          </table:table-cell>
          <table:table-cell office:value-type="float" office:value="0.183205" calcext:value-type="float">
            <text:p>0.183205</text:p>
          </table:table-cell>
          <table:table-cell office:value-type="float" office:value="143.77" calcext:value-type="float">
            <text:p>143.77</text:p>
          </table:table-cell>
          <table:table-cell office:value-type="float" office:value="0" calcext:value-type="float">
            <text:p>0</text:p>
          </table:table-cell>
          <table:table-cell office:value-type="float" office:value="0.327908" calcext:value-type="float">
            <text:p>0.327908</text:p>
          </table:table-cell>
          <table:table-cell office:value-type="float" office:value="0.381382" calcext:value-type="float">
            <text:p>0.381382</text:p>
          </table:table-cell>
          <table:table-cell office:value-type="float" office:value="0.48649" calcext:value-type="float">
            <text:p>0.4864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drivercode/con --trace drivercode/run_sites/disk_source.txt --sites 4096 --requests 1500 --port 6005 -t 120 --seed 90 --prefetch --nworkers 40 --nexts 40 --ondisk --rnum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prio --seed 90 --test --port 6005 --cons 120 --bgsec 10000000 --rnum 1 --quantlen 500 --cilkrho 2 --cilkutil .9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179880)</text:p>
          </table:table-cell>
          <table:table-cell office:value-type="float" office:value="232.478" calcext:value-type="float">
            <text:p>232.478</text:p>
          </table:table-cell>
          <table:table-cell office:value-type="float" office:value="424204" calcext:value-type="float">
            <text:p>424204</text:p>
          </table:table-cell>
          <table:table-cell office:value-type="float" office:value="5.238" calcext:value-type="float">
            <text:p>5.238</text:p>
          </table:table-cell>
          <table:table-cell office:value-type="float" office:value="7087.68" calcext:value-type="float">
            <text:p>7087.68</text:p>
          </table:table-cell>
          <table:table-cell office:value-type="float" office:value="3048.76" calcext:value-type="float">
            <text:p>3048.76</text:p>
          </table:table-cell>
          <table:table-cell office:value-type="float" office:value="14.396" calcext:value-type="float">
            <text:p>14.396</text:p>
          </table:table-cell>
          <table:table-cell office:value-type="float" office:value="433.315" calcext:value-type="float">
            <text:p>433.315</text:p>
          </table:table-cell>
          <table:table-cell office:value-type="float" office:value="469.645" calcext:value-type="float">
            <text:p>469.645</text:p>
          </table:table-cell>
          <table:table-cell office:value-type="float" office:value="505.48" calcext:value-type="float">
            <text:p>505.48</text:p>
          </table:table-cell>
        </table:table-row>
        <table:table-row table:style-name="ro2">
          <table:table-cell office:value-type="string" calcext:value-type="string">
            <text:p>Hit Timing (avg of 175904)</text:p>
          </table:table-cell>
          <table:table-cell office:value-type="float" office:value="375.794" calcext:value-type="float">
            <text:p>375.794</text:p>
          </table:table-cell>
          <table:table-cell office:value-type="float" office:value="424557" calcext:value-type="float">
            <text:p>424557</text:p>
          </table:table-cell>
          <table:table-cell office:value-type="float" office:value="20.012" calcext:value-type="float">
            <text:p>20.012</text:p>
          </table:table-cell>
          <table:table-cell office:value-type="float" office:value="7169.85" calcext:value-type="float">
            <text:p>7169.85</text:p>
          </table:table-cell>
          <table:table-cell office:value-type="float" office:value="1907.92" calcext:value-type="float">
            <text:p>1907.92</text:p>
          </table:table-cell>
          <table:table-cell office:value-type="float" office:value="47.01" calcext:value-type="float">
            <text:p>47.01</text:p>
          </table:table-cell>
          <table:table-cell office:value-type="float" office:value="518.554" calcext:value-type="float">
            <text:p>518.554</text:p>
          </table:table-cell>
          <table:table-cell office:value-type="float" office:value="762.263" calcext:value-type="float">
            <text:p>762.263</text:p>
          </table:table-cell>
          <table:table-cell office:value-type="float" office:value="958.968" calcext:value-type="float">
            <text:p>958.968</text:p>
          </table:table-cell>
        </table:table-row>
        <table:table-row table:style-name="ro2">
          <table:table-cell office:value-type="string" calcext:value-type="string">
            <text:p>Miss Timing (avg of 3976)</text:p>
          </table:table-cell>
          <table:table-cell office:value-type="float" office:value="37097.8" calcext:value-type="float">
            <text:p>37097.8</text:p>
          </table:table-cell>
          <table:table-cell office:value-type="float" office:value="68600.6" calcext:value-type="float">
            <text:p>68600.6</text:p>
          </table:table-cell>
          <table:table-cell office:value-type="float" office:value="72.229" calcext:value-type="float">
            <text:p>72.229</text:p>
          </table:table-cell>
          <table:table-cell office:value-type="float" office:value="20849.4" calcext:value-type="float">
            <text:p>20849.4</text:p>
          </table:table-cell>
          <table:table-cell office:value-type="float" office:value="56.2012" calcext:value-type="float">
            <text:p>56.2012</text:p>
          </table:table-cell>
          <table:table-cell office:value-type="float" office:value="39239.1" calcext:value-type="float">
            <text:p>39239.1</text:p>
          </table:table-cell>
          <table:table-cell office:value-type="float" office:value="59589.9" calcext:value-type="float">
            <text:p>59589.9</text:p>
          </table:table-cell>
          <table:table-cell office:value-type="float" office:value="68364.3" calcext:value-type="float">
            <text:p>68364.3</text:p>
          </table:table-cell>
          <table:table-cell office:value-type="float" office:value="68379.8" calcext:value-type="float">
            <text:p>68379.8</text:p>
          </table:table-cell>
        </table:table-row>
        <table:table-row table:style-name="ro2">
          <table:table-cell office:value-type="string" calcext:value-type="string">
            <text:p>Hit Timing (avg of 175904) [NORMALIZED]</text:p>
          </table:table-cell>
          <table:table-cell office:value-type="float" office:value="15.6581" calcext:value-type="float">
            <text:p>15.6581</text:p>
          </table:table-cell>
          <table:table-cell office:value-type="float" office:value="17689.9" calcext:value-type="float">
            <text:p>17689.9</text:p>
          </table:table-cell>
          <table:table-cell office:value-type="float" office:value="0.833833" calcext:value-type="float">
            <text:p>0.833833</text:p>
          </table:table-cell>
          <table:table-cell office:value-type="float" office:value="298.744" calcext:value-type="float">
            <text:p>298.744</text:p>
          </table:table-cell>
          <table:table-cell office:value-type="float" office:value="1907.92" calcext:value-type="float">
            <text:p>1907.92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21.6064" calcext:value-type="float">
            <text:p>21.6064</text:p>
          </table:table-cell>
          <table:table-cell office:value-type="float" office:value="31.761" calcext:value-type="float">
            <text:p>31.761</text:p>
          </table:table-cell>
          <table:table-cell office:value-type="float" office:value="39.957" calcext:value-type="float">
            <text:p>39.957</text:p>
          </table:table-cell>
        </table:table-row>
        <table:table-row table:style-name="ro2">
          <table:table-cell office:value-type="string" calcext:value-type="string">
            <text:p>Miss Timing (avg of 3976) [NORMALIZED]</text:p>
          </table:table-cell>
          <table:table-cell office:value-type="float" office:value="3.61039" calcext:value-type="float">
            <text:p>3.61039</text:p>
          </table:table-cell>
          <table:table-cell office:value-type="float" office:value="242.207" calcext:value-type="float">
            <text:p>242.207</text:p>
          </table:table-cell>
          <table:table-cell table:style-name="ce7" office:value-type="float" office:value="0.0000941294" calcext:value-type="float">
            <text:p>9.41E-05</text:p>
          </table:table-cell>
          <table:table-cell office:value-type="float" office:value="17.2311" calcext:value-type="float">
            <text:p>17.2311</text:p>
          </table:table-cell>
          <table:table-cell office:value-type="float" office:value="477.264" calcext:value-type="float">
            <text:p>477.264</text:p>
          </table:table-cell>
          <table:table-cell office:value-type="float" office:value="0.0782253" calcext:value-type="float">
            <text:p>0.0782253</text:p>
          </table:table-cell>
          <table:table-cell office:value-type="float" office:value="0.987095" calcext:value-type="float">
            <text:p>0.987095</text:p>
          </table:table-cell>
          <table:table-cell office:value-type="float" office:value="20.1741" calcext:value-type="float">
            <text:p>20.1741</text:p>
          </table:table-cell>
          <table:table-cell office:value-type="float" office:value="89.4063" calcext:value-type="float">
            <text:p>89.4063</text:p>
          </table:table-cell>
        </table:table-row>
        <table:table-row table:style-name="ro2">
          <table:table-cell office:value-type="string" calcext:value-type="string">
            <text:p>Stat Timing (avg of 895)</text:p>
          </table:table-cell>
          <table:table-cell office:value-type="float" office:value="372.431" calcext:value-type="float">
            <text:p>372.431</text:p>
          </table:table-cell>
          <table:table-cell office:value-type="float" office:value="2806.95" calcext:value-type="float">
            <text:p>2806.95</text:p>
          </table:table-cell>
          <table:table-cell office:value-type="float" office:value="21.879" calcext:value-type="float">
            <text:p>21.879</text:p>
          </table:table-cell>
          <table:table-cell office:value-type="float" office:value="432.628" calcext:value-type="float">
            <text:p>432.628</text:p>
          </table:table-cell>
          <table:table-cell office:value-type="float" office:value="116.163" calcext:value-type="float">
            <text:p>116.163</text:p>
          </table:table-cell>
          <table:table-cell office:value-type="float" office:value="33.633" calcext:value-type="float">
            <text:p>33.633</text:p>
          </table:table-cell>
          <table:table-cell office:value-type="float" office:value="930.832" calcext:value-type="float">
            <text:p>930.832</text:p>
          </table:table-cell>
          <table:table-cell office:value-type="float" office:value="950.21" calcext:value-type="float">
            <text:p>950.21</text:p>
          </table:table-cell>
          <table:table-cell office:value-type="float" office:value="1092.53" calcext:value-type="float">
            <text:p>1092.53</text:p>
          </table:table-cell>
        </table:table-row>
        <table:table-row table:style-name="ro2">
          <table:table-cell office:value-type="string" calcext:value-type="string">
            <text:p>Stat Timing (avg of 895) [NORMALIZED]</text:p>
          </table:table-cell>
          <table:table-cell office:value-type="float" office:value="0.12693" calcext:value-type="float">
            <text:p>0.12693</text:p>
          </table:table-cell>
          <table:table-cell office:value-type="float" office:value="3.1505" calcext:value-type="float">
            <text:p>3.1505</text:p>
          </table:table-cell>
          <table:table-cell office:value-type="float" office:value="0" calcext:value-type="float">
            <text:p>0</text:p>
          </table:table-cell>
          <table:table-cell office:value-type="float" office:value="0.181359" calcext:value-type="float">
            <text:p>0.181359</text:p>
          </table:table-cell>
          <table:table-cell office:value-type="float" office:value="142.881" calcext:value-type="float">
            <text:p>142.881</text:p>
          </table:table-cell>
          <table:table-cell office:value-type="float" office:value="0" calcext:value-type="float">
            <text:p>0</text:p>
          </table:table-cell>
          <table:table-cell office:value-type="float" office:value="0.332122" calcext:value-type="float">
            <text:p>0.332122</text:p>
          </table:table-cell>
          <table:table-cell office:value-type="float" office:value="0.392602" calcext:value-type="float">
            <text:p>0.392602</text:p>
          </table:table-cell>
          <table:table-cell office:value-type="float" office:value="0.48694" calcext:value-type="float">
            <text:p>0.4869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drivercode/con --trace drivercode/run_sites/disk_source.txt --sites 4096 --requests 1500 --port 6005 -t 150 --seed 90 --prefetch --nworkers 40 --nexts 40 --ondisk --rnum 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prio --seed 90 --test --port 6005 --cons 150 --bgsec 10000000 --rnum 2 --quantlen 500 --cilkrho 2 --cilkutil .9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224850)</text:p>
          </table:table-cell>
          <table:table-cell office:value-type="float" office:value="301.124" calcext:value-type="float">
            <text:p>301.124</text:p>
          </table:table-cell>
          <table:table-cell office:value-type="float" office:value="611050" calcext:value-type="float">
            <text:p>611050</text:p>
          </table:table-cell>
          <table:table-cell office:value-type="float" office:value="5.22" calcext:value-type="float">
            <text:p>5.22</text:p>
          </table:table-cell>
          <table:table-cell office:value-type="float" office:value="9588.96" calcext:value-type="float">
            <text:p>9588.96</text:p>
          </table:table-cell>
          <table:table-cell office:value-type="float" office:value="3184.39" calcext:value-type="float">
            <text:p>3184.39</text:p>
          </table:table-cell>
          <table:table-cell office:value-type="float" office:value="14.33" calcext:value-type="float">
            <text:p>14.33</text:p>
          </table:table-cell>
          <table:table-cell office:value-type="float" office:value="626.574" calcext:value-type="float">
            <text:p>626.574</text:p>
          </table:table-cell>
          <table:table-cell office:value-type="float" office:value="664.82" calcext:value-type="float">
            <text:p>664.82</text:p>
          </table:table-cell>
          <table:table-cell office:value-type="float" office:value="706.82" calcext:value-type="float">
            <text:p>706.82</text:p>
          </table:table-cell>
        </table:table-row>
        <table:table-row table:style-name="ro2">
          <table:table-cell office:value-type="string" calcext:value-type="string">
            <text:p>Hit Timing (avg of 220904)</text:p>
          </table:table-cell>
          <table:table-cell office:value-type="float" office:value="489.443" calcext:value-type="float">
            <text:p>489.443</text:p>
          </table:table-cell>
          <table:table-cell office:value-type="float" office:value="611391" calcext:value-type="float">
            <text:p>611391</text:p>
          </table:table-cell>
          <table:table-cell office:value-type="float" office:value="18.451" calcext:value-type="float">
            <text:p>18.451</text:p>
          </table:table-cell>
          <table:table-cell office:value-type="float" office:value="9684.61" calcext:value-type="float">
            <text:p>9684.61</text:p>
          </table:table-cell>
          <table:table-cell office:value-type="float" office:value="1978.7" calcext:value-type="float">
            <text:p>1978.7</text:p>
          </table:table-cell>
          <table:table-cell office:value-type="float" office:value="46.39" calcext:value-type="float">
            <text:p>46.39</text:p>
          </table:table-cell>
          <table:table-cell office:value-type="float" office:value="716.638" calcext:value-type="float">
            <text:p>716.638</text:p>
          </table:table-cell>
          <table:table-cell office:value-type="float" office:value="875.996" calcext:value-type="float">
            <text:p>875.996</text:p>
          </table:table-cell>
          <table:table-cell office:value-type="float" office:value="1353.51" calcext:value-type="float">
            <text:p>1353.51</text:p>
          </table:table-cell>
        </table:table-row>
        <table:table-row table:style-name="ro2">
          <table:table-cell office:value-type="string" calcext:value-type="string">
            <text:p>Miss Timing (avg of 3946)</text:p>
          </table:table-cell>
          <table:table-cell office:value-type="float" office:value="37277.3" calcext:value-type="float">
            <text:p>37277.3</text:p>
          </table:table-cell>
          <table:table-cell office:value-type="float" office:value="68810.9" calcext:value-type="float">
            <text:p>68810.9</text:p>
          </table:table-cell>
          <table:table-cell office:value-type="float" office:value="69.937" calcext:value-type="float">
            <text:p>69.937</text:p>
          </table:table-cell>
          <table:table-cell office:value-type="float" office:value="20840.1" calcext:value-type="float">
            <text:p>20840.1</text:p>
          </table:table-cell>
          <table:table-cell office:value-type="float" office:value="55.9056" calcext:value-type="float">
            <text:p>55.9056</text:p>
          </table:table-cell>
          <table:table-cell office:value-type="float" office:value="39993.7" calcext:value-type="float">
            <text:p>39993.7</text:p>
          </table:table-cell>
          <table:table-cell office:value-type="float" office:value="59591.7" calcext:value-type="float">
            <text:p>59591.7</text:p>
          </table:table-cell>
          <table:table-cell office:value-type="float" office:value="68366.2" calcext:value-type="float">
            <text:p>68366.2</text:p>
          </table:table-cell>
          <table:table-cell office:value-type="float" office:value="68440.9" calcext:value-type="float">
            <text:p>68440.9</text:p>
          </table:table-cell>
        </table:table-row>
        <table:table-row table:style-name="ro2">
          <table:table-cell office:value-type="string" calcext:value-type="string">
            <text:p>Hit Timing (avg of 220904) [NORMALIZED]</text:p>
          </table:table-cell>
          <table:table-cell office:value-type="float" office:value="20.3935" calcext:value-type="float">
            <text:p>20.3935</text:p>
          </table:table-cell>
          <table:table-cell office:value-type="float" office:value="25474.6" calcext:value-type="float">
            <text:p>25474.6</text:p>
          </table:table-cell>
          <table:table-cell office:value-type="float" office:value="0.768792" calcext:value-type="float">
            <text:p>0.768792</text:p>
          </table:table-cell>
          <table:table-cell office:value-type="float" office:value="403.525" calcext:value-type="float">
            <text:p>403.525</text:p>
          </table:table-cell>
          <table:table-cell office:value-type="float" office:value="1978.7" calcext:value-type="float">
            <text:p>1978.7</text:p>
          </table:table-cell>
          <table:table-cell office:value-type="float" office:value="1.93292" calcext:value-type="float">
            <text:p>1.93292</text:p>
          </table:table-cell>
          <table:table-cell office:value-type="float" office:value="29.8599" calcext:value-type="float">
            <text:p>29.8599</text:p>
          </table:table-cell>
          <table:table-cell office:value-type="float" office:value="36.4998" calcext:value-type="float">
            <text:p>36.4998</text:p>
          </table:table-cell>
          <table:table-cell office:value-type="float" office:value="56.3964" calcext:value-type="float">
            <text:p>56.3964</text:p>
          </table:table-cell>
        </table:table-row>
        <table:table-row table:style-name="ro2">
          <table:table-cell office:value-type="string" calcext:value-type="string">
            <text:p>Miss Timing (avg of 3946) [NORMALIZED]</text:p>
          </table:table-cell>
          <table:table-cell office:value-type="float" office:value="3.29457" calcext:value-type="float">
            <text:p>3.29457</text:p>
          </table:table-cell>
          <table:table-cell office:value-type="float" office:value="212.054" calcext:value-type="float">
            <text:p>212.054</text:p>
          </table:table-cell>
          <table:table-cell table:style-name="ce7" office:value-type="float" office:value="0.0000968464" calcext:value-type="float">
            <text:p>9.68E-05</text:p>
          </table:table-cell>
          <table:table-cell office:value-type="float" office:value="15.7125" calcext:value-type="float">
            <text:p>15.7125</text:p>
          </table:table-cell>
          <table:table-cell office:value-type="float" office:value="476.921" calcext:value-type="float">
            <text:p>476.921</text:p>
          </table:table-cell>
          <table:table-cell office:value-type="float" office:value="0.0782282" calcext:value-type="float">
            <text:p>0.0782282</text:p>
          </table:table-cell>
          <table:table-cell office:value-type="float" office:value="0.987022" calcext:value-type="float">
            <text:p>0.987022</text:p>
          </table:table-cell>
          <table:table-cell office:value-type="float" office:value="14.6418" calcext:value-type="float">
            <text:p>14.6418</text:p>
          </table:table-cell>
          <table:table-cell office:value-type="float" office:value="82.2694" calcext:value-type="float">
            <text:p>82.2694</text:p>
          </table:table-cell>
        </table:table-row>
        <table:table-row table:style-name="ro2">
          <table:table-cell office:value-type="string" calcext:value-type="string">
            <text:p>Stat Timing (avg of 896)</text:p>
          </table:table-cell>
          <table:table-cell office:value-type="float" office:value="371.005" calcext:value-type="float">
            <text:p>371.005</text:p>
          </table:table-cell>
          <table:table-cell office:value-type="float" office:value="1565.23" calcext:value-type="float">
            <text:p>1565.23</text:p>
          </table:table-cell>
          <table:table-cell office:value-type="float" office:value="19.667" calcext:value-type="float">
            <text:p>19.667</text:p>
          </table:table-cell>
          <table:table-cell office:value-type="float" office:value="424.952" calcext:value-type="float">
            <text:p>424.952</text:p>
          </table:table-cell>
          <table:table-cell office:value-type="float" office:value="114.541" calcext:value-type="float">
            <text:p>114.541</text:p>
          </table:table-cell>
          <table:table-cell office:value-type="float" office:value="33.493" calcext:value-type="float">
            <text:p>33.493</text:p>
          </table:table-cell>
          <table:table-cell office:value-type="float" office:value="937.394" calcext:value-type="float">
            <text:p>937.394</text:p>
          </table:table-cell>
          <table:table-cell office:value-type="float" office:value="962.115" calcext:value-type="float">
            <text:p>962.115</text:p>
          </table:table-cell>
          <table:table-cell office:value-type="float" office:value="1068.83" calcext:value-type="float">
            <text:p>1068.83</text:p>
          </table:table-cell>
        </table:table-row>
        <table:table-row table:style-name="ro2">
          <table:table-cell office:value-type="string" calcext:value-type="string">
            <text:p>Stat Timing (avg of 896) [NORMALIZED]</text:p>
          </table:table-cell>
          <table:table-cell office:value-type="float" office:value="0.130062" calcext:value-type="float">
            <text:p>0.130062</text:p>
          </table:table-cell>
          <table:table-cell office:value-type="float" office:value="4.53158" calcext:value-type="float">
            <text:p>4.53158</text:p>
          </table:table-cell>
          <table:table-cell office:value-type="float" office:value="0" calcext:value-type="float">
            <text:p>0</text:p>
          </table:table-cell>
          <table:table-cell office:value-type="float" office:value="0.212089" calcext:value-type="float">
            <text:p>0.212089</text:p>
          </table:table-cell>
          <table:table-cell office:value-type="float" office:value="163.067" calcext:value-type="float">
            <text:p>163.067</text:p>
          </table:table-cell>
          <table:table-cell office:value-type="float" office:value="0" calcext:value-type="float">
            <text:p>0</text:p>
          </table:table-cell>
          <table:table-cell office:value-type="float" office:value="0.333653" calcext:value-type="float">
            <text:p>0.333653</text:p>
          </table:table-cell>
          <table:table-cell office:value-type="float" office:value="0.387133" calcext:value-type="float">
            <text:p>0.387133</text:p>
          </table:table-cell>
          <table:table-cell office:value-type="float" office:value="0.489524" calcext:value-type="float">
            <text:p>0.48952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drivercode/con --trace drivercode/run_sites/disk_source.txt --sites 4096 --requests 1500 --port 6005 -t 180 --seed 90 --prefetch --nworkers 40 --nexts 40 --ondisk --rnum 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prio --seed 90 --test --port 6005 --cons 180 --bgsec 10000000 --rnum 3 --quantlen 500 --cilkrho 2 --cilkutil .9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269820)</text:p>
          </table:table-cell>
          <table:table-cell office:value-type="float" office:value="350.622" calcext:value-type="float">
            <text:p>350.622</text:p>
          </table:table-cell>
          <table:table-cell office:value-type="float" office:value="728721" calcext:value-type="float">
            <text:p>728721</text:p>
          </table:table-cell>
          <table:table-cell office:value-type="float" office:value="5.127" calcext:value-type="float">
            <text:p>5.127</text:p>
          </table:table-cell>
          <table:table-cell office:value-type="float" office:value="11149.7" calcext:value-type="float">
            <text:p>11149.7</text:p>
          </table:table-cell>
          <table:table-cell office:value-type="float" office:value="3179.99" calcext:value-type="float">
            <text:p>3179.99</text:p>
          </table:table-cell>
          <table:table-cell office:value-type="float" office:value="14.461" calcext:value-type="float">
            <text:p>14.461</text:p>
          </table:table-cell>
          <table:table-cell office:value-type="float" office:value="805.346" calcext:value-type="float">
            <text:p>805.346</text:p>
          </table:table-cell>
          <table:table-cell office:value-type="float" office:value="845.256" calcext:value-type="float">
            <text:p>845.256</text:p>
          </table:table-cell>
          <table:table-cell office:value-type="float" office:value="891.356" calcext:value-type="float">
            <text:p>891.356</text:p>
          </table:table-cell>
        </table:table-row>
        <table:table-row table:style-name="ro2">
          <table:table-cell office:value-type="string" calcext:value-type="string">
            <text:p>Hit Timing (avg of 265904)</text:p>
          </table:table-cell>
          <table:table-cell office:value-type="float" office:value="573.389" calcext:value-type="float">
            <text:p>573.389</text:p>
          </table:table-cell>
          <table:table-cell office:value-type="float" office:value="729171" calcext:value-type="float">
            <text:p>729171</text:p>
          </table:table-cell>
          <table:table-cell office:value-type="float" office:value="18.562" calcext:value-type="float">
            <text:p>18.562</text:p>
          </table:table-cell>
          <table:table-cell office:value-type="float" office:value="11236.2" calcext:value-type="float">
            <text:p>11236.2</text:p>
          </table:table-cell>
          <table:table-cell office:value-type="float" office:value="1959.61" calcext:value-type="float">
            <text:p>1959.61</text:p>
          </table:table-cell>
          <table:table-cell office:value-type="float" office:value="47.433" calcext:value-type="float">
            <text:p>47.433</text:p>
          </table:table-cell>
          <table:table-cell office:value-type="float" office:value="898.429" calcext:value-type="float">
            <text:p>898.429</text:p>
          </table:table-cell>
          <table:table-cell office:value-type="float" office:value="1002.04" calcext:value-type="float">
            <text:p>1002.04</text:p>
          </table:table-cell>
          <table:table-cell office:value-type="float" office:value="1710.94" calcext:value-type="float">
            <text:p>1710.94</text:p>
          </table:table-cell>
        </table:table-row>
        <table:table-row table:style-name="ro2">
          <table:table-cell office:value-type="string" calcext:value-type="string">
            <text:p>Miss Timing (avg of 3916)</text:p>
          </table:table-cell>
          <table:table-cell office:value-type="float" office:value="37415.1" calcext:value-type="float">
            <text:p>37415.1</text:p>
          </table:table-cell>
          <table:table-cell office:value-type="float" office:value="68785.8" calcext:value-type="float">
            <text:p>68785.8</text:p>
          </table:table-cell>
          <table:table-cell office:value-type="float" office:value="76.171" calcext:value-type="float">
            <text:p>76.171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55.6989" calcext:value-type="float">
            <text:p>55.6989</text:p>
          </table:table-cell>
          <table:table-cell office:value-type="float" office:value="39951.1" calcext:value-type="float">
            <text:p>39951.1</text:p>
          </table:table-cell>
          <table:table-cell office:value-type="float" office:value="59589.9" calcext:value-type="float">
            <text:p>59589.9</text:p>
          </table:table-cell>
          <table:table-cell office:value-type="float" office:value="68368.6" calcext:value-type="float">
            <text:p>68368.6</text:p>
          </table:table-cell>
          <table:table-cell office:value-type="float" office:value="68429.4" calcext:value-type="float">
            <text:p>68429.4</text:p>
          </table:table-cell>
        </table:table-row>
        <table:table-row table:style-name="ro2">
          <table:table-cell office:value-type="string" calcext:value-type="string">
            <text:p>Hit Timing (avg of 265904) [NORMALIZED]</text:p>
          </table:table-cell>
          <table:table-cell office:value-type="float" office:value="23.8912" calcext:value-type="float">
            <text:p>23.8912</text:p>
          </table:table-cell>
          <table:table-cell office:value-type="float" office:value="30382.1" calcext:value-type="float">
            <text:p>30382.1</text:p>
          </table:table-cell>
          <table:table-cell office:value-type="float" office:value="0.773417" calcext:value-type="float">
            <text:p>0.773417</text:p>
          </table:table-cell>
          <table:table-cell office:value-type="float" office:value="468.175" calcext:value-type="float">
            <text:p>468.175</text:p>
          </table:table-cell>
          <table:table-cell office:value-type="float" office:value="1959.61" calcext:value-type="float">
            <text:p>1959.61</text:p>
          </table:table-cell>
          <table:table-cell office:value-type="float" office:value="1.97637" calcext:value-type="float">
            <text:p>1.97637</text:p>
          </table:table-cell>
          <table:table-cell office:value-type="float" office:value="37.4345" calcext:value-type="float">
            <text:p>37.4345</text:p>
          </table:table-cell>
          <table:table-cell office:value-type="float" office:value="41.7517" calcext:value-type="float">
            <text:p>41.7517</text:p>
          </table:table-cell>
          <table:table-cell office:value-type="float" office:value="71.2893" calcext:value-type="float">
            <text:p>71.2893</text:p>
          </table:table-cell>
        </table:table-row>
        <table:table-row table:style-name="ro2">
          <table:table-cell office:value-type="string" calcext:value-type="string">
            <text:p>Miss Timing (avg of 3916) [NORMALIZED]</text:p>
          </table:table-cell>
          <table:table-cell office:value-type="float" office:value="3.45539" calcext:value-type="float">
            <text:p>3.45539</text:p>
          </table:table-cell>
          <table:table-cell office:value-type="float" office:value="275.663" calcext:value-type="float">
            <text:p>275.663</text:p>
          </table:table-cell>
          <table:table-cell table:style-name="ce7" office:value-type="float" office:value="0.0000881763" calcext:value-type="float">
            <text:p>8.82E-05</text:p>
          </table:table-cell>
          <table:table-cell office:value-type="float" office:value="16.8203" calcext:value-type="float">
            <text:p>16.8203</text:p>
          </table:table-cell>
          <table:table-cell office:value-type="float" office:value="486.783" calcext:value-type="float">
            <text:p>486.783</text:p>
          </table:table-cell>
          <table:table-cell office:value-type="float" office:value="0.0782282" calcext:value-type="float">
            <text:p>0.0782282</text:p>
          </table:table-cell>
          <table:table-cell office:value-type="float" office:value="0.987092" calcext:value-type="float">
            <text:p>0.987092</text:p>
          </table:table-cell>
          <table:table-cell office:value-type="float" office:value="16.7744" calcext:value-type="float">
            <text:p>16.7744</text:p>
          </table:table-cell>
          <table:table-cell office:value-type="float" office:value="80.0826" calcext:value-type="float">
            <text:p>80.0826</text:p>
          </table:table-cell>
        </table:table-row>
        <table:table-row table:style-name="ro2">
          <table:table-cell office:value-type="string" calcext:value-type="string">
            <text:p>Stat Timing (avg of 995)</text:p>
          </table:table-cell>
          <table:table-cell office:value-type="float" office:value="334.462" calcext:value-type="float">
            <text:p>334.462</text:p>
          </table:table-cell>
          <table:table-cell office:value-type="float" office:value="1750.59" calcext:value-type="float">
            <text:p>1750.59</text:p>
          </table:table-cell>
          <table:table-cell office:value-type="float" office:value="19.631" calcext:value-type="float">
            <text:p>19.631</text:p>
          </table:table-cell>
          <table:table-cell office:value-type="float" office:value="413.408" calcext:value-type="float">
            <text:p>413.408</text:p>
          </table:table-cell>
          <table:table-cell office:value-type="float" office:value="123.604" calcext:value-type="float">
            <text:p>123.604</text:p>
          </table:table-cell>
          <table:table-cell office:value-type="float" office:value="33.063" calcext:value-type="float">
            <text:p>33.063</text:p>
          </table:table-cell>
          <table:table-cell office:value-type="float" office:value="932.459" calcext:value-type="float">
            <text:p>932.459</text:p>
          </table:table-cell>
          <table:table-cell office:value-type="float" office:value="952.896" calcext:value-type="float">
            <text:p>952.896</text:p>
          </table:table-cell>
          <table:table-cell office:value-type="float" office:value="1027.77" calcext:value-type="float">
            <text:p>1027.77</text:p>
          </table:table-cell>
        </table:table-row>
        <table:table-row table:style-name="ro2">
          <table:table-cell office:value-type="string" calcext:value-type="string">
            <text:p>Stat Timing (avg of 995) [NORMALIZED]</text:p>
          </table:table-cell>
          <table:table-cell office:value-type="float" office:value="0.10999" calcext:value-type="float">
            <text:p>0.10999</text:p>
          </table:table-cell>
          <table:table-cell office:value-type="float" office:value="1.34915" calcext:value-type="float">
            <text:p>1.34915</text:p>
          </table:table-cell>
          <table:table-cell office:value-type="float" office:value="0" calcext:value-type="float">
            <text:p>0</text:p>
          </table:table-cell>
          <table:table-cell office:value-type="float" office:value="0.146751" calcext:value-type="float">
            <text:p>0.146751</text:p>
          </table:table-cell>
          <table:table-cell office:value-type="float" office:value="133.423" calcext:value-type="float">
            <text:p>133.423</text:p>
          </table:table-cell>
          <table:table-cell office:value-type="float" office:value="0" calcext:value-type="float">
            <text:p>0</text:p>
          </table:table-cell>
          <table:table-cell office:value-type="float" office:value="0.312789" calcext:value-type="float">
            <text:p>0.312789</text:p>
          </table:table-cell>
          <table:table-cell office:value-type="float" office:value="0.378127" calcext:value-type="float">
            <text:p>0.378127</text:p>
          </table:table-cell>
          <table:table-cell office:value-type="float" office:value="0.475059" calcext:value-type="float">
            <text:p>0.475059</text:p>
          </table:table-cell>
        </table:table-row>
      </table:table>
      <table:table table:name="proxy-noprio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./drivercode/con --trace drivercode/run_sites/disk_source.txt --sites 4096 --requests 1500 --port 6005 -t 90 --seed 90 --prefetch --nworkers 40 --nexts 40 --ondisk --rnum 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noprio --seed 90 --test --port 6005 --cons 90 --bgsec 10000000 --rnum 0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134910)</text:p>
          </table:table-cell>
          <table:table-cell office:value-type="float" office:value="68.2432" calcext:value-type="float">
            <text:p>68.2432</text:p>
          </table:table-cell>
          <table:table-cell office:value-type="float" office:value="1456.54" calcext:value-type="float">
            <text:p>1456.54</text:p>
          </table:table-cell>
          <table:table-cell office:value-type="float" office:value="6.713" calcext:value-type="float">
            <text:p>6.713</text:p>
          </table:table-cell>
          <table:table-cell office:value-type="float" office:value="145.565" calcext:value-type="float">
            <text:p>145.565</text:p>
          </table:table-cell>
          <table:table-cell office:value-type="float" office:value="213.303" calcext:value-type="float">
            <text:p>213.303</text:p>
          </table:table-cell>
          <table:table-cell office:value-type="float" office:value="16.29" calcext:value-type="float">
            <text:p>16.29</text:p>
          </table:table-cell>
          <table:table-cell office:value-type="float" office:value="232.307" calcext:value-type="float">
            <text:p>232.307</text:p>
          </table:table-cell>
          <table:table-cell office:value-type="float" office:value="508.632" calcext:value-type="float">
            <text:p>508.632</text:p>
          </table:table-cell>
          <table:table-cell office:value-type="float" office:value="594.76" calcext:value-type="float">
            <text:p>594.76</text:p>
          </table:table-cell>
        </table:table-row>
        <table:table-row table:style-name="ro2">
          <table:table-cell office:value-type="string" calcext:value-type="string">
            <text:p>Hit Timing (avg of 130904)</text:p>
          </table:table-cell>
          <table:table-cell office:value-type="float" office:value="147.132" calcext:value-type="float">
            <text:p>147.132</text:p>
          </table:table-cell>
          <table:table-cell office:value-type="float" office:value="1839.99" calcext:value-type="float">
            <text:p>1839.99</text:p>
          </table:table-cell>
          <table:table-cell office:value-type="float" office:value="23.901" calcext:value-type="float">
            <text:p>23.901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144.35" calcext:value-type="float">
            <text:p>144.35</text:p>
          </table:table-cell>
          <table:table-cell office:value-type="float" office:value="41.127" calcext:value-type="float">
            <text:p>41.127</text:p>
          </table:table-cell>
          <table:table-cell office:value-type="float" office:value="542.519" calcext:value-type="float">
            <text:p>542.519</text:p>
          </table:table-cell>
          <table:table-cell office:value-type="float" office:value="596.761" calcext:value-type="float">
            <text:p>596.761</text:p>
          </table:table-cell>
          <table:table-cell office:value-type="float" office:value="882.916" calcext:value-type="float">
            <text:p>882.916</text:p>
          </table:table-cell>
        </table:table-row>
        <table:table-row table:style-name="ro2">
          <table:table-cell office:value-type="string" calcext:value-type="string">
            <text:p>Miss Timing (avg of 4006)</text:p>
          </table:table-cell>
          <table:table-cell office:value-type="float" office:value="37077.1" calcext:value-type="float">
            <text:p>37077.1</text:p>
          </table:table-cell>
          <table:table-cell office:value-type="float" office:value="242232" calcext:value-type="float">
            <text:p>242232</text:p>
          </table:table-cell>
          <table:table-cell office:value-type="float" office:value="69.25" calcext:value-type="float">
            <text:p>69.25</text:p>
          </table:table-cell>
          <table:table-cell office:value-type="float" office:value="21805.3" calcext:value-type="float">
            <text:p>21805.3</text:p>
          </table:table-cell>
          <table:table-cell office:value-type="float" office:value="58.8107" calcext:value-type="float">
            <text:p>58.8107</text:p>
          </table:table-cell>
          <table:table-cell office:value-type="float" office:value="39075.5" calcext:value-type="float">
            <text:p>39075.5</text:p>
          </table:table-cell>
          <table:table-cell office:value-type="float" office:value="59588.7" calcext:value-type="float">
            <text:p>59588.7</text:p>
          </table:table-cell>
          <table:table-cell office:value-type="float" office:value="68360.9" calcext:value-type="float">
            <text:p>68360.9</text:p>
          </table:table-cell>
          <table:table-cell office:value-type="float" office:value="68373.3" calcext:value-type="float">
            <text:p>68373.3</text:p>
          </table:table-cell>
        </table:table-row>
        <table:table-row table:style-name="ro2">
          <table:table-cell office:value-type="string" calcext:value-type="string">
            <text:p>Hit Timing (avg of 130904) [NORMALIZED]</text:p>
          </table:table-cell>
          <table:table-cell office:value-type="float" office:value="6.13051" calcext:value-type="float">
            <text:p>6.13051</text:p>
          </table:table-cell>
          <table:table-cell office:value-type="float" office:value="76.6663" calcext:value-type="float">
            <text:p>76.6663</text:p>
          </table:table-cell>
          <table:table-cell office:value-type="float" office:value="0.995875" calcext:value-type="float">
            <text:p>0.995875</text:p>
          </table:table-cell>
          <table:table-cell office:value-type="float" office:value="8.84938" calcext:value-type="float">
            <text:p>8.84938</text:p>
          </table:table-cell>
          <table:table-cell office:value-type="float" office:value="144.35" calcext:value-type="float">
            <text:p>144.35</text:p>
          </table:table-cell>
          <table:table-cell office:value-type="float" office:value="1.71362" calcext:value-type="float">
            <text:p>1.71362</text:p>
          </table:table-cell>
          <table:table-cell office:value-type="float" office:value="22.605" calcext:value-type="float">
            <text:p>22.605</text:p>
          </table:table-cell>
          <table:table-cell office:value-type="float" office:value="24.865" calcext:value-type="float">
            <text:p>24.865</text:p>
          </table:table-cell>
          <table:table-cell office:value-type="float" office:value="36.7882" calcext:value-type="float">
            <text:p>36.7882</text:p>
          </table:table-cell>
        </table:table-row>
        <table:table-row table:style-name="ro2">
          <table:table-cell office:value-type="string" calcext:value-type="string">
            <text:p>Miss Timing (avg of 4006) [NORMALIZED]</text:p>
          </table:table-cell>
          <table:table-cell office:value-type="float" office:value="3.68109" calcext:value-type="float">
            <text:p>3.68109</text:p>
          </table:table-cell>
          <table:table-cell office:value-type="float" office:value="242.235" calcext:value-type="float">
            <text:p>242.235</text:p>
          </table:table-cell>
          <table:table-cell office:value-type="float" office:value="0.000105173" calcext:value-type="float">
            <text:p>0.000105173</text:p>
          </table:table-cell>
          <table:table-cell office:value-type="float" office:value="16.916" calcext:value-type="float">
            <text:p>16.916</text:p>
          </table:table-cell>
          <table:table-cell office:value-type="float" office:value="459.538" calcext:value-type="float">
            <text:p>459.538</text:p>
          </table:table-cell>
          <table:table-cell office:value-type="float" office:value="0.0782204" calcext:value-type="float">
            <text:p>0.0782204</text:p>
          </table:table-cell>
          <table:table-cell office:value-type="float" office:value="1.13145" calcext:value-type="float">
            <text:p>1.13145</text:p>
          </table:table-cell>
          <table:table-cell office:value-type="float" office:value="22.1565" calcext:value-type="float">
            <text:p>22.1565</text:p>
          </table:table-cell>
          <table:table-cell office:value-type="float" office:value="98.622" calcext:value-type="float">
            <text:p>98.622</text:p>
          </table:table-cell>
        </table:table-row>
        <table:table-row table:style-name="ro2">
          <table:table-cell office:value-type="string" calcext:value-type="string">
            <text:p>Stat Timing (avg of %d)</text:p>
          </table:table-cell>
          <table:table-cell office:value-type="float" office:value="373.969" calcext:value-type="float">
            <text:p>373.969</text:p>
          </table:table-cell>
          <table:table-cell office:value-type="float" office:value="3958.69" calcext:value-type="float">
            <text:p>3958.69</text:p>
          </table:table-cell>
          <table:table-cell office:value-type="float" office:value="19.145" calcext:value-type="float">
            <text:p>19.145</text:p>
          </table:table-cell>
          <table:table-cell office:value-type="float" office:value="400.043" calcext:value-type="float">
            <text:p>400.043</text:p>
          </table:table-cell>
          <table:table-cell office:value-type="float" office:value="106.972" calcext:value-type="float">
            <text:p>106.972</text:p>
          </table:table-cell>
          <table:table-cell office:value-type="float" office:value="70.963" calcext:value-type="float">
            <text:p>70.963</text:p>
          </table:table-cell>
          <table:table-cell office:value-type="float" office:value="827.571" calcext:value-type="float">
            <text:p>827.571</text:p>
          </table:table-cell>
          <table:table-cell office:value-type="float" office:value="855.934" calcext:value-type="float">
            <text:p>855.934</text:p>
          </table:table-cell>
          <table:table-cell office:value-type="float" office:value="926.441" calcext:value-type="float">
            <text:p>926.441</text:p>
          </table:table-cell>
        </table:table-row>
        <table:table-row table:style-name="ro2">
          <table:table-cell office:value-type="string" calcext:value-type="string">
            <text:p>Stat Timing (avg of %d) [NORMALIZED]</text:p>
          </table:table-cell>
          <table:table-cell office:value-type="float" office:value="0.149562" calcext:value-type="float">
            <text:p>0.149562</text:p>
          </table:table-cell>
          <table:table-cell office:value-type="float" office:value="4.596" calcext:value-type="float">
            <text:p>4.596</text:p>
          </table:table-cell>
          <table:table-cell office:value-type="float" office:value="0" calcext:value-type="float">
            <text:p>0</text:p>
          </table:table-cell>
          <table:table-cell office:value-type="float" office:value="0.209236" calcext:value-type="float">
            <text:p>0.209236</text:p>
          </table:table-cell>
          <table:table-cell office:value-type="float" office:value="139.899" calcext:value-type="float">
            <text:p>139.899</text:p>
          </table:table-cell>
          <table:table-cell office:value-type="float" office:value="0.136673" calcext:value-type="float">
            <text:p>0.136673</text:p>
          </table:table-cell>
          <table:table-cell office:value-type="float" office:value="0.358704" calcext:value-type="float">
            <text:p>0.358704</text:p>
          </table:table-cell>
          <table:table-cell office:value-type="float" office:value="0.410775" calcext:value-type="float">
            <text:p>0.410775</text:p>
          </table:table-cell>
          <table:table-cell office:value-type="float" office:value="0.512451" calcext:value-type="float">
            <text:p>0.51245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drivercode/con --trace drivercode/run_sites/disk_source.txt --sites 4096 --requests 1500 --port 6005 -t 120 --seed 90 --prefetch --nworkers 40 --nexts 40 --ondisk --rnum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noprio --seed 90 --test --port 6005 --cons 120 --bgsec 10000000 --rnum 1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179880)</text:p>
          </table:table-cell>
          <table:table-cell office:value-type="float" office:value="105.58" calcext:value-type="float">
            <text:p>105.58</text:p>
          </table:table-cell>
          <table:table-cell office:value-type="float" office:value="29365.6" calcext:value-type="float">
            <text:p>29365.6</text:p>
          </table:table-cell>
          <table:table-cell office:value-type="float" office:value="7.012" calcext:value-type="float">
            <text:p>7.012</text:p>
          </table:table-cell>
          <table:table-cell office:value-type="float" office:value="277.257" calcext:value-type="float">
            <text:p>277.257</text:p>
          </table:table-cell>
          <table:table-cell office:value-type="float" office:value="262.605" calcext:value-type="float">
            <text:p>262.605</text:p>
          </table:table-cell>
          <table:table-cell office:value-type="float" office:value="16.876" calcext:value-type="float">
            <text:p>16.876</text:p>
          </table:table-cell>
          <table:table-cell office:value-type="float" office:value="545.449" calcext:value-type="float">
            <text:p>545.449</text:p>
          </table:table-cell>
          <table:table-cell office:value-type="float" office:value="821.638" calcext:value-type="float">
            <text:p>821.638</text:p>
          </table:table-cell>
          <table:table-cell office:value-type="float" office:value="910.733" calcext:value-type="float">
            <text:p>910.733</text:p>
          </table:table-cell>
        </table:table-row>
        <table:table-row table:style-name="ro2">
          <table:table-cell office:value-type="string" calcext:value-type="string">
            <text:p>Hit Timing (avg of 175904)</text:p>
          </table:table-cell>
          <table:table-cell office:value-type="float" office:value="223.231" calcext:value-type="float">
            <text:p>223.231</text:p>
          </table:table-cell>
          <table:table-cell office:value-type="float" office:value="29389.8" calcext:value-type="float">
            <text:p>29389.8</text:p>
          </table:table-cell>
          <table:table-cell office:value-type="float" office:value="22.914" calcext:value-type="float">
            <text:p>22.914</text:p>
          </table:table-cell>
          <table:table-cell office:value-type="float" office:value="375.752" calcext:value-type="float">
            <text:p>375.752</text:p>
          </table:table-cell>
          <table:table-cell office:value-type="float" office:value="168.324" calcext:value-type="float">
            <text:p>168.324</text:p>
          </table:table-cell>
          <table:table-cell office:value-type="float" office:value="42.651" calcext:value-type="float">
            <text:p>42.651</text:p>
          </table:table-cell>
          <table:table-cell office:value-type="float" office:value="855.446" calcext:value-type="float">
            <text:p>855.446</text:p>
          </table:table-cell>
          <table:table-cell office:value-type="float" office:value="910.372" calcext:value-type="float">
            <text:p>910.372</text:p>
          </table:table-cell>
          <table:table-cell office:value-type="float" office:value="1538.76" calcext:value-type="float">
            <text:p>1538.76</text:p>
          </table:table-cell>
        </table:table-row>
        <table:table-row table:style-name="ro2">
          <table:table-cell office:value-type="string" calcext:value-type="string">
            <text:p>Miss Timing (avg of 3976)</text:p>
          </table:table-cell>
          <table:table-cell office:value-type="float" office:value="37078.2" calcext:value-type="float">
            <text:p>37078.2</text:p>
          </table:table-cell>
          <table:table-cell office:value-type="float" office:value="68432.1" calcext:value-type="float">
            <text:p>68432.1</text:p>
          </table:table-cell>
          <table:table-cell office:value-type="float" office:value="64.699" calcext:value-type="float">
            <text:p>64.699</text:p>
          </table:table-cell>
          <table:table-cell office:value-type="float" office:value="20852.3" calcext:value-type="float">
            <text:p>20852.3</text:p>
          </table:table-cell>
          <table:table-cell office:value-type="float" office:value="56.2387" calcext:value-type="float">
            <text:p>56.2387</text:p>
          </table:table-cell>
          <table:table-cell office:value-type="float" office:value="39100.7" calcext:value-type="float">
            <text:p>39100.7</text:p>
          </table:table-cell>
          <table:table-cell office:value-type="float" office:value="59587.6" calcext:value-type="float">
            <text:p>59587.6</text:p>
          </table:table-cell>
          <table:table-cell office:value-type="float" office:value="68361.6" calcext:value-type="float">
            <text:p>68361.6</text:p>
          </table:table-cell>
          <table:table-cell office:value-type="float" office:value="68374.1" calcext:value-type="float">
            <text:p>68374.1</text:p>
          </table:table-cell>
        </table:table-row>
        <table:table-row table:style-name="ro2">
          <table:table-cell office:value-type="string" calcext:value-type="string">
            <text:p>Hit Timing (avg of 175904) [NORMALIZED]</text:p>
          </table:table-cell>
          <table:table-cell office:value-type="float" office:value="9.30131" calcext:value-type="float">
            <text:p>9.3013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0.95475" calcext:value-type="float">
            <text:p>0.95475</text:p>
          </table:table-cell>
          <table:table-cell office:value-type="float" office:value="15.6563" calcext:value-type="float">
            <text:p>15.6563</text:p>
          </table:table-cell>
          <table:table-cell office:value-type="float" office:value="168.324" calcext:value-type="float">
            <text:p>168.324</text:p>
          </table:table-cell>
          <table:table-cell office:value-type="float" office:value="1.77713" calcext:value-type="float">
            <text:p>1.77713</text:p>
          </table:table-cell>
          <table:table-cell office:value-type="float" office:value="35.6436" calcext:value-type="float">
            <text:p>35.6436</text:p>
          </table:table-cell>
          <table:table-cell office:value-type="float" office:value="37.9322" calcext:value-type="float">
            <text:p>37.9322</text:p>
          </table:table-cell>
          <table:table-cell office:value-type="float" office:value="64.115" calcext:value-type="float">
            <text:p>64.115</text:p>
          </table:table-cell>
        </table:table-row>
        <table:table-row table:style-name="ro2">
          <table:table-cell office:value-type="string" calcext:value-type="string">
            <text:p>Miss Timing (avg of 3976) [NORMALIZED]</text:p>
          </table:table-cell>
          <table:table-cell office:value-type="float" office:value="3.72656" calcext:value-type="float">
            <text:p>3.72656</text:p>
          </table:table-cell>
          <table:table-cell office:value-type="float" office:value="243.298" calcext:value-type="float">
            <text:p>243.298</text:p>
          </table:table-cell>
          <table:table-cell table:style-name="ce7" office:value-type="float" office:value="0.0000739976" calcext:value-type="float">
            <text:p>7.40E-05</text:p>
          </table:table-cell>
          <table:table-cell office:value-type="float" office:value="17.5055" calcext:value-type="float">
            <text:p>17.5055</text:p>
          </table:table-cell>
          <table:table-cell office:value-type="float" office:value="469.749" calcext:value-type="float">
            <text:p>469.749</text:p>
          </table:table-cell>
          <table:table-cell office:value-type="float" office:value="0.0782177" calcext:value-type="float">
            <text:p>0.0782177</text:p>
          </table:table-cell>
          <table:table-cell office:value-type="float" office:value="0.987255" calcext:value-type="float">
            <text:p>0.987255</text:p>
          </table:table-cell>
          <table:table-cell office:value-type="float" office:value="20.4354" calcext:value-type="float">
            <text:p>20.4354</text:p>
          </table:table-cell>
          <table:table-cell office:value-type="float" office:value="89.4003" calcext:value-type="float">
            <text:p>89.4003</text:p>
          </table:table-cell>
        </table:table-row>
        <table:table-row table:style-name="ro2">
          <table:table-cell office:value-type="string" calcext:value-type="string">
            <text:p>Stat Timing (avg of %d)</text:p>
          </table:table-cell>
          <table:table-cell office:value-type="float" office:value="357.004" calcext:value-type="float">
            <text:p>357.004</text:p>
          </table:table-cell>
          <table:table-cell office:value-type="float" office:value="2211.62" calcext:value-type="float">
            <text:p>2211.62</text:p>
          </table:table-cell>
          <table:table-cell office:value-type="float" office:value="19.162" calcext:value-type="float">
            <text:p>19.162</text:p>
          </table:table-cell>
          <table:table-cell office:value-type="float" office:value="380.166" calcext:value-type="float">
            <text:p>380.166</text:p>
          </table:table-cell>
          <table:table-cell office:value-type="float" office:value="106.488" calcext:value-type="float">
            <text:p>106.488</text:p>
          </table:table-cell>
          <table:table-cell office:value-type="float" office:value="63.655" calcext:value-type="float">
            <text:p>63.655</text:p>
          </table:table-cell>
          <table:table-cell office:value-type="float" office:value="835.522" calcext:value-type="float">
            <text:p>835.522</text:p>
          </table:table-cell>
          <table:table-cell office:value-type="float" office:value="857.595" calcext:value-type="float">
            <text:p>857.595</text:p>
          </table:table-cell>
          <table:table-cell office:value-type="float" office:value="931.693" calcext:value-type="float">
            <text:p>931.693</text:p>
          </table:table-cell>
        </table:table-row>
        <table:table-row table:style-name="ro2">
          <table:table-cell office:value-type="string" calcext:value-type="string">
            <text:p>Stat Timing (avg of %d) [NORMALIZED]</text:p>
          </table:table-cell>
          <table:table-cell office:value-type="float" office:value="0.154081" calcext:value-type="float">
            <text:p>0.154081</text:p>
          </table:table-cell>
          <table:table-cell office:value-type="float" office:value="9.96513" calcext:value-type="float">
            <text:p>9.96513</text:p>
          </table:table-cell>
          <table:table-cell office:value-type="float" office:value="0" calcext:value-type="float">
            <text:p>0</text:p>
          </table:table-cell>
          <table:table-cell office:value-type="float" office:value="0.345516" calcext:value-type="float">
            <text:p>0.345516</text:p>
          </table:table-cell>
          <table:table-cell office:value-type="float" office:value="224.243" calcext:value-type="float">
            <text:p>224.243</text:p>
          </table:table-cell>
          <table:table-cell office:value-type="float" office:value="0.118681" calcext:value-type="float">
            <text:p>0.118681</text:p>
          </table:table-cell>
          <table:table-cell office:value-type="float" office:value="0.358633" calcext:value-type="float">
            <text:p>0.358633</text:p>
          </table:table-cell>
          <table:table-cell office:value-type="float" office:value="0.419172" calcext:value-type="float">
            <text:p>0.419172</text:p>
          </table:table-cell>
          <table:table-cell office:value-type="float" office:value="0.522026" calcext:value-type="float">
            <text:p>0.52202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drivercode/con --trace drivercode/run_sites/disk_source.txt --sites 4096 --requests 1500 --port 6005 -t 150 --seed 90 --prefetch --nworkers 40 --nexts 40 --ondisk --rnum 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noprio --seed 90 --test --port 6005 --cons 150 --bgsec 10000000 --rnum 2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224850)</text:p>
          </table:table-cell>
          <table:table-cell office:value-type="float" office:value="128.958" calcext:value-type="float">
            <text:p>128.958</text:p>
          </table:table-cell>
          <table:table-cell office:value-type="float" office:value="404058" calcext:value-type="float">
            <text:p>404058</text:p>
          </table:table-cell>
          <table:table-cell office:value-type="float" office:value="6.829" calcext:value-type="float">
            <text:p>6.829</text:p>
          </table:table-cell>
          <table:table-cell office:value-type="float" office:value="906.541" calcext:value-type="float">
            <text:p>906.541</text:p>
          </table:table-cell>
          <table:table-cell office:value-type="float" office:value="702.975" calcext:value-type="float">
            <text:p>702.975</text:p>
          </table:table-cell>
          <table:table-cell office:value-type="float" office:value="16.386" calcext:value-type="float">
            <text:p>16.386</text:p>
          </table:table-cell>
          <table:table-cell office:value-type="float" office:value="659.384" calcext:value-type="float">
            <text:p>659.384</text:p>
          </table:table-cell>
          <table:table-cell office:value-type="float" office:value="1045.72" calcext:value-type="float">
            <text:p>1045.72</text:p>
          </table:table-cell>
          <table:table-cell office:value-type="float" office:value="1145.85" calcext:value-type="float">
            <text:p>1145.85</text:p>
          </table:table-cell>
        </table:table-row>
        <table:table-row table:style-name="ro2">
          <table:table-cell office:value-type="string" calcext:value-type="string">
            <text:p>Hit Timing (avg of 220904)</text:p>
          </table:table-cell>
          <table:table-cell office:value-type="float" office:value="268.411" calcext:value-type="float">
            <text:p>268.411</text:p>
          </table:table-cell>
          <table:table-cell office:value-type="float" office:value="404085" calcext:value-type="float">
            <text:p>404085</text:p>
          </table:table-cell>
          <table:table-cell office:value-type="float" office:value="24.223" calcext:value-type="float">
            <text:p>24.223</text:p>
          </table:table-cell>
          <table:table-cell office:value-type="float" office:value="967.919" calcext:value-type="float">
            <text:p>967.919</text:p>
          </table:table-cell>
          <table:table-cell office:value-type="float" office:value="360.611" calcext:value-type="float">
            <text:p>360.611</text:p>
          </table:table-cell>
          <table:table-cell office:value-type="float" office:value="41.776" calcext:value-type="float">
            <text:p>41.776</text:p>
          </table:table-cell>
          <table:table-cell office:value-type="float" office:value="1078.81" calcext:value-type="float">
            <text:p>1078.81</text:p>
          </table:table-cell>
          <table:table-cell office:value-type="float" office:value="1142.06" calcext:value-type="float">
            <text:p>1142.06</text:p>
          </table:table-cell>
          <table:table-cell office:value-type="float" office:value="1963.28" calcext:value-type="float">
            <text:p>1963.28</text:p>
          </table:table-cell>
        </table:table-row>
        <table:table-row table:style-name="ro2">
          <table:table-cell office:value-type="string" calcext:value-type="string">
            <text:p>Miss Timing (avg of 3946)</text:p>
          </table:table-cell>
          <table:table-cell office:value-type="float" office:value="37351.3" calcext:value-type="float">
            <text:p>37351.3</text:p>
          </table:table-cell>
          <table:table-cell office:value-type="float" office:value="443791" calcext:value-type="float">
            <text:p>443791</text:p>
          </table:table-cell>
          <table:table-cell office:value-type="float" office:value="71.176" calcext:value-type="float">
            <text:p>71.176</text:p>
          </table:table-cell>
          <table:table-cell office:value-type="float" office:value="21822.3" calcext:value-type="float">
            <text:p>21822.3</text:p>
          </table:table-cell>
          <table:table-cell office:value-type="float" office:value="58.4243" calcext:value-type="float">
            <text:p>58.4243</text:p>
          </table:table-cell>
          <table:table-cell office:value-type="float" office:value="39230.2" calcext:value-type="float">
            <text:p>39230.2</text:p>
          </table:table-cell>
          <table:table-cell office:value-type="float" office:value="59586.4" calcext:value-type="float">
            <text:p>59586.4</text:p>
          </table:table-cell>
          <table:table-cell office:value-type="float" office:value="68361.4" calcext:value-type="float">
            <text:p>68361.4</text:p>
          </table:table-cell>
          <table:table-cell office:value-type="float" office:value="68374.4" calcext:value-type="float">
            <text:p>68374.4</text:p>
          </table:table-cell>
        </table:table-row>
        <table:table-row table:style-name="ro2">
          <table:table-cell office:value-type="string" calcext:value-type="string">
            <text:p>Hit Timing (avg of 220904) [NORMALIZED]</text:p>
          </table:table-cell>
          <table:table-cell office:value-type="float" office:value="11.1838" calcext:value-type="float">
            <text:p>11.1838</text:p>
          </table:table-cell>
          <table:table-cell office:value-type="float" office:value="16836.9" calcext:value-type="float">
            <text:p>16836.9</text:p>
          </table:table-cell>
          <table:table-cell office:value-type="float" office:value="1.00929" calcext:value-type="float">
            <text:p>1.00929</text:p>
          </table:table-cell>
          <table:table-cell office:value-type="float" office:value="40.33" calcext:value-type="float">
            <text:p>40.33</text:p>
          </table:table-cell>
          <table:table-cell office:value-type="float" office:value="360.611" calcext:value-type="float">
            <text:p>360.611</text:p>
          </table:table-cell>
          <table:table-cell office:value-type="float" office:value="1.74067" calcext:value-type="float">
            <text:p>1.74067</text:p>
          </table:table-cell>
          <table:table-cell office:value-type="float" office:value="44.9502" calcext:value-type="float">
            <text:p>44.9502</text:p>
          </table:table-cell>
          <table:table-cell office:value-type="float" office:value="47.5856" calcext:value-type="float">
            <text:p>47.5856</text:p>
          </table:table-cell>
          <table:table-cell office:value-type="float" office:value="81.8035" calcext:value-type="float">
            <text:p>81.8035</text:p>
          </table:table-cell>
        </table:table-row>
        <table:table-row table:style-name="ro2">
          <table:table-cell office:value-type="string" calcext:value-type="string">
            <text:p>Miss Timing (avg of 3946) [NORMALIZED]</text:p>
          </table:table-cell>
          <table:table-cell office:value-type="float" office:value="3.23467" calcext:value-type="float">
            <text:p>3.23467</text:p>
          </table:table-cell>
          <table:table-cell office:value-type="float" office:value="243.317" calcext:value-type="float">
            <text:p>243.317</text:p>
          </table:table-cell>
          <table:table-cell table:style-name="ce7" office:value-type="float" office:value="0.0000890055" calcext:value-type="float">
            <text:p>8.90E-05</text:p>
          </table:table-cell>
          <table:table-cell office:value-type="float" office:value="16.0893" calcext:value-type="float">
            <text:p>16.0893</text:p>
          </table:table-cell>
          <table:table-cell office:value-type="float" office:value="497.4" calcext:value-type="float">
            <text:p>497.4</text:p>
          </table:table-cell>
          <table:table-cell office:value-type="float" office:value="0.0782192" calcext:value-type="float">
            <text:p>0.0782192</text:p>
          </table:table-cell>
          <table:table-cell office:value-type="float" office:value="0.987094" calcext:value-type="float">
            <text:p>0.987094</text:p>
          </table:table-cell>
          <table:table-cell office:value-type="float" office:value="11.0999" calcext:value-type="float">
            <text:p>11.0999</text:p>
          </table:table-cell>
          <table:table-cell office:value-type="float" office:value="81.9579" calcext:value-type="float">
            <text:p>81.9579</text:p>
          </table:table-cell>
        </table:table-row>
        <table:table-row table:style-name="ro2">
          <table:table-cell office:value-type="string" calcext:value-type="string">
            <text:p>Stat Timing (avg of %d)</text:p>
          </table:table-cell>
          <table:table-cell office:value-type="float" office:value="352.886" calcext:value-type="float">
            <text:p>352.886</text:p>
          </table:table-cell>
          <table:table-cell office:value-type="float" office:value="3679.58" calcext:value-type="float">
            <text:p>3679.58</text:p>
          </table:table-cell>
          <table:table-cell office:value-type="float" office:value="19.103" calcext:value-type="float">
            <text:p>19.103</text:p>
          </table:table-cell>
          <table:table-cell office:value-type="float" office:value="392.161" calcext:value-type="float">
            <text:p>392.161</text:p>
          </table:table-cell>
          <table:table-cell office:value-type="float" office:value="111.13" calcext:value-type="float">
            <text:p>111.13</text:p>
          </table:table-cell>
          <table:table-cell office:value-type="float" office:value="60.187" calcext:value-type="float">
            <text:p>60.187</text:p>
          </table:table-cell>
          <table:table-cell office:value-type="float" office:value="834.179" calcext:value-type="float">
            <text:p>834.179</text:p>
          </table:table-cell>
          <table:table-cell office:value-type="float" office:value="870.04" calcext:value-type="float">
            <text:p>870.04</text:p>
          </table:table-cell>
          <table:table-cell office:value-type="float" office:value="953.258" calcext:value-type="float">
            <text:p>953.258</text:p>
          </table:table-cell>
        </table:table-row>
        <table:table-row table:style-name="ro2">
          <table:table-cell office:value-type="string" calcext:value-type="string">
            <text:p>Stat Timing (avg of %d) [NORMALIZED]</text:p>
          </table:table-cell>
          <table:table-cell office:value-type="float" office:value="0.156637" calcext:value-type="float">
            <text:p>0.156637</text:p>
          </table:table-cell>
          <table:table-cell office:value-type="float" office:value="10.4076" calcext:value-type="float">
            <text:p>10.4076</text:p>
          </table:table-cell>
          <table:table-cell office:value-type="float" office:value="0" calcext:value-type="float">
            <text:p>0</text:p>
          </table:table-cell>
          <table:table-cell office:value-type="float" office:value="0.36957" calcext:value-type="float">
            <text:p>0.36957</text:p>
          </table:table-cell>
          <table:table-cell office:value-type="float" office:value="235.941" calcext:value-type="float">
            <text:p>235.941</text:p>
          </table:table-cell>
          <table:table-cell office:value-type="float" office:value="0.109366" calcext:value-type="float">
            <text:p>0.109366</text:p>
          </table:table-cell>
          <table:table-cell office:value-type="float" office:value="0.361526" calcext:value-type="float">
            <text:p>0.361526</text:p>
          </table:table-cell>
          <table:table-cell office:value-type="float" office:value="0.418964" calcext:value-type="float">
            <text:p>0.418964</text:p>
          </table:table-cell>
          <table:table-cell office:value-type="float" office:value="0.523815" calcext:value-type="float">
            <text:p>0.52381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drivercode/con --trace drivercode/run_sites/disk_source.txt --sites 4096 --requests 1500 --port 6005 -t 180 --seed 90 --prefetch --nworkers 40 --nexts 40 --ondisk --rnum 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./proxy-noprio --seed 90 --test --port 6005 --cons 180 --bgsec 10000000 --rnum 3 items</text:p>
          </table:table-cell>
          <table:table-cell office:value-type="string" calcext:value-type="string">
            <text:p>time(u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onse Time (avg of 269820)</text:p>
          </table:table-cell>
          <table:table-cell office:value-type="float" office:value="143.955" calcext:value-type="float">
            <text:p>143.955</text:p>
          </table:table-cell>
          <table:table-cell office:value-type="float" office:value="466914" calcext:value-type="float">
            <text:p>466914</text:p>
          </table:table-cell>
          <table:table-cell office:value-type="float" office:value="6.867" calcext:value-type="float">
            <text:p>6.867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1244.3" calcext:value-type="float">
            <text:p>1244.3</text:p>
          </table:table-cell>
          <table:table-cell office:value-type="float" office:value="16.558" calcext:value-type="float">
            <text:p>16.558</text:p>
          </table:table-cell>
          <table:table-cell office:value-type="float" office:value="540.327" calcext:value-type="float">
            <text:p>540.327</text:p>
          </table:table-cell>
          <table:table-cell office:value-type="float" office:value="1217.91" calcext:value-type="float">
            <text:p>1217.91</text:p>
          </table:table-cell>
          <table:table-cell office:value-type="float" office:value="1314.67" calcext:value-type="float">
            <text:p>1314.67</text:p>
          </table:table-cell>
        </table:table-row>
        <table:table-row table:style-name="ro2">
          <table:table-cell office:value-type="string" calcext:value-type="string">
            <text:p>Hit Timing (avg of 265904)</text:p>
          </table:table-cell>
          <table:table-cell office:value-type="float" office:value="293.53" calcext:value-type="float">
            <text:p>293.53</text:p>
          </table:table-cell>
          <table:table-cell office:value-type="float" office:value="467015" calcext:value-type="float">
            <text:p>467015</text:p>
          </table:table-cell>
          <table:table-cell office:value-type="float" office:value="22.04" calcext:value-type="float">
            <text:p>22.04</text:p>
          </table:table-cell>
          <table:table-cell office:value-type="float" office:value="1840.29" calcext:value-type="float">
            <text:p>1840.29</text:p>
          </table:table-cell>
          <table:table-cell office:value-type="float" office:value="626.95" calcext:value-type="float">
            <text:p>626.95</text:p>
          </table:table-cell>
          <table:table-cell office:value-type="float" office:value="41.728" calcext:value-type="float">
            <text:p>41.728</text:p>
          </table:table-cell>
          <table:table-cell office:value-type="float" office:value="1248.52" calcext:value-type="float">
            <text:p>1248.52</text:p>
          </table:table-cell>
          <table:table-cell office:value-type="float" office:value="1309.38" calcext:value-type="float">
            <text:p>1309.38</text:p>
          </table:table-cell>
          <table:table-cell office:value-type="float" office:value="2303.58" calcext:value-type="float">
            <text:p>2303.58</text:p>
          </table:table-cell>
        </table:table-row>
        <table:table-row table:style-name="ro2">
          <table:table-cell office:value-type="string" calcext:value-type="string">
            <text:p>Miss Timing (avg of 3916)</text:p>
          </table:table-cell>
          <table:table-cell office:value-type="float" office:value="38450.2" calcext:value-type="float">
            <text:p>38450.2</text:p>
          </table:table-cell>
          <table:table-cell office:value-type="float" office:value="530699" calcext:value-type="float">
            <text:p>530699</text:p>
          </table:table-cell>
          <table:table-cell office:value-type="float" office:value="70.779" calcext:value-type="float">
            <text:p>70.779</text:p>
          </table:table-cell>
          <table:table-cell office:value-type="float" office:value="30498.8" calcext:value-type="float">
            <text:p>30498.8</text:p>
          </table:table-cell>
          <table:table-cell office:value-type="float" office:value="79.3203" calcext:value-type="float">
            <text:p>79.3203</text:p>
          </table:table-cell>
          <table:table-cell office:value-type="float" office:value="39168.4" calcext:value-type="float">
            <text:p>39168.4</text:p>
          </table:table-cell>
          <table:table-cell office:value-type="float" office:value="59585.1" calcext:value-type="float">
            <text:p>59585.1</text:p>
          </table:table-cell>
          <table:table-cell office:value-type="float" office:value="68361.1" calcext:value-type="float">
            <text:p>68361.1</text:p>
          </table:table-cell>
          <table:table-cell office:value-type="float" office:value="68375.8" calcext:value-type="float">
            <text:p>68375.8</text:p>
          </table:table-cell>
        </table:table-row>
        <table:table-row table:style-name="ro2">
          <table:table-cell office:value-type="string" calcext:value-type="string">
            <text:p>Hit Timing (avg of 265904) [NORMALIZED]</text:p>
          </table:table-cell>
          <table:table-cell office:value-type="float" office:value="12.2304" calcext:value-type="float">
            <text:p>12.2304</text:p>
          </table:table-cell>
          <table:table-cell office:value-type="float" office:value="19458.9" calcext:value-type="float">
            <text:p>19458.9</text:p>
          </table:table-cell>
          <table:table-cell office:value-type="float" office:value="0.918333" calcext:value-type="float">
            <text:p>0.918333</text:p>
          </table:table-cell>
          <table:table-cell office:value-type="float" office:value="76.6786" calcext:value-type="float">
            <text:p>76.6786</text:p>
          </table:table-cell>
          <table:table-cell office:value-type="float" office:value="626.95" calcext:value-type="float">
            <text:p>626.95</text:p>
          </table:table-cell>
          <table:table-cell office:value-type="float" office:value="1.73867" calcext:value-type="float">
            <text:p>1.73867</text:p>
          </table:table-cell>
          <table:table-cell office:value-type="float" office:value="52.0215" calcext:value-type="float">
            <text:p>52.0215</text:p>
          </table:table-cell>
          <table:table-cell office:value-type="float" office:value="54.5575" calcext:value-type="float">
            <text:p>54.5575</text:p>
          </table:table-cell>
          <table:table-cell office:value-type="float" office:value="95.9824" calcext:value-type="float">
            <text:p>95.9824</text:p>
          </table:table-cell>
        </table:table-row>
        <table:table-row table:style-name="ro2">
          <table:table-cell office:value-type="string" calcext:value-type="string">
            <text:p>Miss Timing (avg of 3916) [NORMALIZED]</text:p>
          </table:table-cell>
          <table:table-cell office:value-type="float" office:value="3.71167" calcext:value-type="float">
            <text:p>3.71167</text:p>
          </table:table-cell>
          <table:table-cell office:value-type="float" office:value="580.633" calcext:value-type="float">
            <text:p>580.633</text:p>
          </table:table-cell>
          <table:table-cell table:style-name="ce7" office:value-type="float" office:value="0.0000845279" calcext:value-type="float">
            <text:p>8.45E-05</text:p>
          </table:table-cell>
          <table:table-cell office:value-type="float" office:value="18.9102" calcext:value-type="float">
            <text:p>18.9102</text:p>
          </table:table-cell>
          <table:table-cell office:value-type="float" office:value="509.48" calcext:value-type="float">
            <text:p>509.48</text:p>
          </table:table-cell>
          <table:table-cell office:value-type="float" office:value="0.0782225" calcext:value-type="float">
            <text:p>0.0782225</text:p>
          </table:table-cell>
          <table:table-cell office:value-type="float" office:value="1.1312" calcext:value-type="float">
            <text:p>1.1312</text:p>
          </table:table-cell>
          <table:table-cell office:value-type="float" office:value="20.4245" calcext:value-type="float">
            <text:p>20.4245</text:p>
          </table:table-cell>
          <table:table-cell office:value-type="float" office:value="87.1421" calcext:value-type="float">
            <text:p>87.1421</text:p>
          </table:table-cell>
        </table:table-row>
        <table:table-row table:style-name="ro2">
          <table:table-cell office:value-type="string" calcext:value-type="string">
            <text:p>Stat Timing (avg of %d)</text:p>
          </table:table-cell>
          <table:table-cell office:value-type="float" office:value="310.486" calcext:value-type="float">
            <text:p>310.486</text:p>
          </table:table-cell>
          <table:table-cell office:value-type="float" office:value="1376" calcext:value-type="float">
            <text:p>1376</text:p>
          </table:table-cell>
          <table:table-cell office:value-type="float" office:value="19.037" calcext:value-type="float">
            <text:p>19.037</text:p>
          </table:table-cell>
          <table:table-cell office:value-type="float" office:value="367.298" calcext:value-type="float">
            <text:p>367.298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32.739" calcext:value-type="float">
            <text:p>32.739</text:p>
          </table:table-cell>
          <table:table-cell office:value-type="float" office:value="826.03" calcext:value-type="float">
            <text:p>826.03</text:p>
          </table:table-cell>
          <table:table-cell office:value-type="float" office:value="859.971" calcext:value-type="float">
            <text:p>859.971</text:p>
          </table:table-cell>
          <table:table-cell office:value-type="float" office:value="940.529" calcext:value-type="float">
            <text:p>940.529</text:p>
          </table:table-cell>
        </table:table-row>
        <table:table-row table:style-name="ro2">
          <table:table-cell office:value-type="string" calcext:value-type="string">
            <text:p>Stat Timing (avg of %d) [NORMALIZED]</text:p>
          </table:table-cell>
          <table:table-cell office:value-type="float" office:value="0.130098" calcext:value-type="float">
            <text:p>0.130098</text:p>
          </table:table-cell>
          <table:table-cell office:value-type="float" office:value="2.12941" calcext:value-type="float">
            <text:p>2.12941</text:p>
          </table:table-cell>
          <table:table-cell office:value-type="float" office:value="0" calcext:value-type="float">
            <text:p>0</text:p>
          </table:table-cell>
          <table:table-cell office:value-type="float" office:value="0.168966" calcext:value-type="float">
            <text:p>0.168966</text:p>
          </table:table-cell>
          <table:table-cell office:value-type="float" office:value="129.876" calcext:value-type="float">
            <text:p>129.876</text:p>
          </table:table-cell>
          <table:table-cell office:value-type="float" office:value="0" calcext:value-type="float">
            <text:p>0</text:p>
          </table:table-cell>
          <table:table-cell office:value-type="float" office:value="0.356279" calcext:value-type="float">
            <text:p>0.356279</text:p>
          </table:table-cell>
          <table:table-cell office:value-type="float" office:value="0.407381" calcext:value-type="float">
            <text:p>0.407381</text:p>
          </table:table-cell>
          <table:table-cell office:value-type="float" office:value="0.50812" calcext:value-type="float">
            <text:p>0.50812</text:p>
          </table:table-cell>
        </table:table-row>
      </table:table>
      <table:table table:name="email-prio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L 500</text:p>
          </table:table-cell>
          <table:table-cell office:value-type="string" calcext:value-type="string">
            <text:p><text:s/>rho 2</text:p>
          </table:table-cell>
          <table:table-cell office:value-type="string" calcext:value-type="string">
            <text:p><text:s/>util 0.9</text:p>
          </table:table-cell>
          <table:table-cell office:value-type="string" calcext:value-type="string">
            <text:p><text:s/>Clients 9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243.179" calcext:value-type="float">
            <text:p>243.179</text:p>
          </table:table-cell>
          <table:table-cell office:value-type="float" office:value="202738" calcext:value-type="float">
            <text:p>202738</text:p>
          </table:table-cell>
          <table:table-cell office:value-type="float" office:value="9.724" calcext:value-type="float">
            <text:p>9.724</text:p>
          </table:table-cell>
          <table:table-cell office:value-type="float" office:value="2804.97" calcext:value-type="float">
            <text:p>2804.97</text:p>
          </table:table-cell>
          <table:table-cell office:value-type="float" office:value="1153.46" calcext:value-type="float">
            <text:p>1153.46</text:p>
          </table:table-cell>
          <table:table-cell office:value-type="float" office:value="28.702" calcext:value-type="float">
            <text:p>28.702</text:p>
          </table:table-cell>
          <table:table-cell office:value-type="float" office:value="464.305" calcext:value-type="float">
            <text:p>464.305</text:p>
          </table:table-cell>
          <table:table-cell office:value-type="float" office:value="1011.82" calcext:value-type="float">
            <text:p>1011.82</text:p>
          </table:table-cell>
          <table:table-cell office:value-type="float" office:value="2718.84" calcext:value-type="float">
            <text:p>2718.84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828.797" calcext:value-type="float">
            <text:p>828.797</text:p>
          </table:table-cell>
          <table:table-cell office:value-type="float" office:value="203306" calcext:value-type="float">
            <text:p>203306</text:p>
          </table:table-cell>
          <table:table-cell office:value-type="float" office:value="37.864" calcext:value-type="float">
            <text:p>37.864</text:p>
          </table:table-cell>
          <table:table-cell office:value-type="float" office:value="3285.63" calcext:value-type="float">
            <text:p>3285.63</text:p>
          </table:table-cell>
          <table:table-cell office:value-type="float" office:value="396.433" calcext:value-type="float">
            <text:p>396.433</text:p>
          </table:table-cell>
          <table:table-cell office:value-type="float" office:value="328.768" calcext:value-type="float">
            <text:p>328.768</text:p>
          </table:table-cell>
          <table:table-cell office:value-type="float" office:value="2007.89" calcext:value-type="float">
            <text:p>2007.89</text:p>
          </table:table-cell>
          <table:table-cell office:value-type="float" office:value="2678.91" calcext:value-type="float">
            <text:p>2678.91</text:p>
          </table:table-cell>
          <table:table-cell office:value-type="float" office:value="4703.52" calcext:value-type="float">
            <text:p>4703.52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0.100655" calcext:value-type="float">
            <text:p>0.100655</text:p>
          </table:table-cell>
          <table:table-cell office:value-type="float" office:value="24.691" calcext:value-type="float">
            <text:p>24.691</text:p>
          </table:table-cell>
          <table:table-cell office:value-type="float" office:value="0.00459849" calcext:value-type="float">
            <text:p>0.00459849</text:p>
          </table:table-cell>
          <table:table-cell office:value-type="float" office:value="0.399032" calcext:value-type="float">
            <text:p>0.399032</text:p>
          </table:table-cell>
          <table:table-cell office:value-type="float" office:value="396.433" calcext:value-type="float">
            <text:p>396.433</text:p>
          </table:table-cell>
          <table:table-cell office:value-type="float" office:value="0.0399281" calcext:value-type="float">
            <text:p>0.0399281</text:p>
          </table:table-cell>
          <table:table-cell office:value-type="float" office:value="0.243854" calcext:value-type="float">
            <text:p>0.243854</text:p>
          </table:table-cell>
          <table:table-cell office:value-type="float" office:value="0.325348" calcext:value-type="float">
            <text:p>0.325348</text:p>
          </table:table-cell>
          <table:table-cell office:value-type="float" office:value="0.571231" calcext:value-type="float">
            <text:p>0.571231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5074.33" calcext:value-type="float">
            <text:p>5074.33</text:p>
          </table:table-cell>
          <table:table-cell table:style-name="ce7" office:value-type="float" office:value="2698990" calcext:value-type="float">
            <text:p>2.70E+06</text:p>
          </table:table-cell>
          <table:table-cell office:value-type="float" office:value="39.793" calcext:value-type="float">
            <text:p>39.793</text:p>
          </table:table-cell>
          <table:table-cell office:value-type="float" office:value="14498.5" calcext:value-type="float">
            <text:p>14498.5</text:p>
          </table:table-cell>
          <table:table-cell office:value-type="float" office:value="285.723" calcext:value-type="float">
            <text:p>285.723</text:p>
          </table:table-cell>
          <table:table-cell office:value-type="float" office:value="2331.91" calcext:value-type="float">
            <text:p>2331.91</text:p>
          </table:table-cell>
          <table:table-cell office:value-type="float" office:value="12086" calcext:value-type="float">
            <text:p>12086</text:p>
          </table:table-cell>
          <table:table-cell office:value-type="float" office:value="18840.1" calcext:value-type="float">
            <text:p>18840.1</text:p>
          </table:table-cell>
          <table:table-cell office:value-type="float" office:value="38017.1" calcext:value-type="float">
            <text:p>38017.1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12.2354" calcext:value-type="float">
            <text:p>12.2354</text:p>
          </table:table-cell>
          <table:table-cell office:value-type="float" office:value="5485.74" calcext:value-type="float">
            <text:p>5485.74</text:p>
          </table:table-cell>
          <table:table-cell office:value-type="float" office:value="0.382227" calcext:value-type="float">
            <text:p>0.382227</text:p>
          </table:table-cell>
          <table:table-cell office:value-type="float" office:value="44.8257" calcext:value-type="float">
            <text:p>44.8257</text:p>
          </table:table-cell>
          <table:table-cell office:value-type="float" office:value="366.361" calcext:value-type="float">
            <text:p>366.361</text:p>
          </table:table-cell>
          <table:table-cell office:value-type="float" office:value="4.15062" calcext:value-type="float">
            <text:p>4.15062</text:p>
          </table:table-cell>
          <table:table-cell office:value-type="float" office:value="26.7587" calcext:value-type="float">
            <text:p>26.7587</text:p>
          </table:table-cell>
          <table:table-cell office:value-type="float" office:value="45.8737" calcext:value-type="float">
            <text:p>45.8737</text:p>
          </table:table-cell>
          <table:table-cell office:value-type="float" office:value="115.993" calcext:value-type="float">
            <text:p>115.993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7941.89" calcext:value-type="float">
            <text:p>7941.89</text:p>
          </table:table-cell>
          <table:table-cell table:style-name="ce7" office:value-type="float" office:value="3005130" calcext:value-type="float">
            <text:p>3.01E+06</text:p>
          </table:table-cell>
          <table:table-cell office:value-type="float" office:value="42.777" calcext:value-type="float">
            <text:p>42.777</text:p>
          </table:table-cell>
          <table:table-cell office:value-type="float" office:value="43761.5" calcext:value-type="float">
            <text:p>43761.5</text:p>
          </table:table-cell>
          <table:table-cell office:value-type="float" office:value="551.021" calcext:value-type="float">
            <text:p>551.021</text:p>
          </table:table-cell>
          <table:table-cell office:value-type="float" office:value="993.43" calcext:value-type="float">
            <text:p>993.43</text:p>
          </table:table-cell>
          <table:table-cell office:value-type="float" office:value="17885" calcext:value-type="float">
            <text:p>17885</text:p>
          </table:table-cell>
          <table:table-cell office:value-type="float" office:value="22232.2" calcext:value-type="float">
            <text:p>22232.2</text:p>
          </table:table-cell>
          <table:table-cell office:value-type="float" office:value="96574.2" calcext:value-type="float">
            <text:p>96574.2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0.964524" calcext:value-type="float">
            <text:p>0.964524</text:p>
          </table:table-cell>
          <table:table-cell office:value-type="float" office:value="364.966" calcext:value-type="float">
            <text:p>364.966</text:p>
          </table:table-cell>
          <table:table-cell office:value-type="float" office:value="0.00519517" calcext:value-type="float">
            <text:p>0.00519517</text:p>
          </table:table-cell>
          <table:table-cell office:value-type="float" office:value="5.31473" calcext:value-type="float">
            <text:p>5.31473</text:p>
          </table:table-cell>
          <table:table-cell office:value-type="float" office:value="551.021" calcext:value-type="float">
            <text:p>551.021</text:p>
          </table:table-cell>
          <table:table-cell office:value-type="float" office:value="0.12065" calcext:value-type="float">
            <text:p>0.12065</text:p>
          </table:table-cell>
          <table:table-cell office:value-type="float" office:value="2.1721" calcext:value-type="float">
            <text:p>2.1721</text:p>
          </table:table-cell>
          <table:table-cell office:value-type="float" office:value="2.70005" calcext:value-type="float">
            <text:p>2.70005</text:p>
          </table:table-cell>
          <table:table-cell office:value-type="float" office:value="11.7287" calcext:value-type="float">
            <text:p>11.7287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43648.8" calcext:value-type="float">
            <text:p>43648.8</text:p>
          </table:table-cell>
          <table:table-cell table:style-name="ce7" office:value-type="float" office:value="2111460" calcext:value-type="float">
            <text:p>2.11E+06</text:p>
          </table:table-cell>
          <table:table-cell office:value-type="float" office:value="4970.11" calcext:value-type="float">
            <text:p>4970.11</text:p>
          </table:table-cell>
          <table:table-cell office:value-type="float" office:value="74579.2" calcext:value-type="float">
            <text:p>74579.2</text:p>
          </table:table-cell>
          <table:table-cell office:value-type="float" office:value="170.862" calcext:value-type="float">
            <text:p>170.862</text:p>
          </table:table-cell>
          <table:table-cell office:value-type="float" office:value="24133.2" calcext:value-type="float">
            <text:p>24133.2</text:p>
          </table:table-cell>
          <table:table-cell office:value-type="float" office:value="95870.8" calcext:value-type="float">
            <text:p>95870.8</text:p>
          </table:table-cell>
          <table:table-cell office:value-type="float" office:value="126549" calcext:value-type="float">
            <text:p>126549</text:p>
          </table:table-cell>
          <table:table-cell office:value-type="float" office:value="213902" calcext:value-type="float">
            <text:p>213902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532822" calcext:value-type="float">
            <text:p>0.532822</text:p>
          </table:table-cell>
          <table:table-cell office:value-type="float" office:value="25.7747" calcext:value-type="float">
            <text:p>25.7747</text:p>
          </table:table-cell>
          <table:table-cell office:value-type="float" office:value="0.0606702" calcext:value-type="float">
            <text:p>0.0606702</text:p>
          </table:table-cell>
          <table:table-cell office:value-type="float" office:value="0.910391" calcext:value-type="float">
            <text:p>0.910391</text:p>
          </table:table-cell>
          <table:table-cell office:value-type="float" office:value="170.862" calcext:value-type="float">
            <text:p>170.862</text:p>
          </table:table-cell>
          <table:table-cell office:value-type="float" office:value="0.294595" calcext:value-type="float">
            <text:p>0.294595</text:p>
          </table:table-cell>
          <table:table-cell office:value-type="float" office:value="1.1703" calcext:value-type="float">
            <text:p>1.1703</text:p>
          </table:table-cell>
          <table:table-cell office:value-type="float" office:value="1.54479" calcext:value-type="float">
            <text:p>1.54479</text:p>
          </table:table-cell>
          <table:table-cell office:value-type="float" office:value="2.61111" calcext:value-type="float">
            <text:p>2.6111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L 500</text:p>
          </table:table-cell>
          <table:table-cell office:value-type="string" calcext:value-type="string">
            <text:p><text:s/>rho 2</text:p>
          </table:table-cell>
          <table:table-cell office:value-type="string" calcext:value-type="string">
            <text:p><text:s/>util 0.9</text:p>
          </table:table-cell>
          <table:table-cell office:value-type="string" calcext:value-type="string">
            <text:p><text:s/>Clients 12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348.532" calcext:value-type="float">
            <text:p>348.532</text:p>
          </table:table-cell>
          <table:table-cell office:value-type="float" office:value="185783" calcext:value-type="float">
            <text:p>185783</text:p>
          </table:table-cell>
          <table:table-cell office:value-type="float" office:value="9.394" calcext:value-type="float">
            <text:p>9.394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882.323" calcext:value-type="float">
            <text:p>882.323</text:p>
          </table:table-cell>
          <table:table-cell office:value-type="float" office:value="32.86" calcext:value-type="float">
            <text:p>32.86</text:p>
          </table:table-cell>
          <table:table-cell office:value-type="float" office:value="715.775" calcext:value-type="float">
            <text:p>715.775</text:p>
          </table:table-cell>
          <table:table-cell office:value-type="float" office:value="1473.95" calcext:value-type="float">
            <text:p>1473.95</text:p>
          </table:table-cell>
          <table:table-cell office:value-type="float" office:value="4088.71" calcext:value-type="float">
            <text:p>4088.71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954.343" calcext:value-type="float">
            <text:p>954.343</text:p>
          </table:table-cell>
          <table:table-cell office:value-type="float" office:value="185676" calcext:value-type="float">
            <text:p>185676</text:p>
          </table:table-cell>
          <table:table-cell office:value-type="float" office:value="36.947" calcext:value-type="float">
            <text:p>36.947</text:p>
          </table:table-cell>
          <table:table-cell office:value-type="float" office:value="3326.88" calcext:value-type="float">
            <text:p>3326.88</text:p>
          </table:table-cell>
          <table:table-cell office:value-type="float" office:value="348.605" calcext:value-type="float">
            <text:p>348.605</text:p>
          </table:table-cell>
          <table:table-cell office:value-type="float" office:value="361.536" calcext:value-type="float">
            <text:p>361.536</text:p>
          </table:table-cell>
          <table:table-cell office:value-type="float" office:value="2244.51" calcext:value-type="float">
            <text:p>2244.51</text:p>
          </table:table-cell>
          <table:table-cell office:value-type="float" office:value="3136.19" calcext:value-type="float">
            <text:p>3136.19</text:p>
          </table:table-cell>
          <table:table-cell office:value-type="float" office:value="6797.79" calcext:value-type="float">
            <text:p>6797.79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0.115903" calcext:value-type="float">
            <text:p>0.115903</text:p>
          </table:table-cell>
          <table:table-cell office:value-type="float" office:value="22.5499" calcext:value-type="float">
            <text:p>22.5499</text:p>
          </table:table-cell>
          <table:table-cell office:value-type="float" office:value="0.00448713" calcext:value-type="float">
            <text:p>0.00448713</text:p>
          </table:table-cell>
          <table:table-cell office:value-type="float" office:value="0.404042" calcext:value-type="float">
            <text:p>0.404042</text:p>
          </table:table-cell>
          <table:table-cell office:value-type="float" office:value="348.604" calcext:value-type="float">
            <text:p>348.604</text:p>
          </table:table-cell>
          <table:table-cell office:value-type="float" office:value="0.0439077" calcext:value-type="float">
            <text:p>0.0439077</text:p>
          </table:table-cell>
          <table:table-cell office:value-type="float" office:value="0.272591" calcext:value-type="float">
            <text:p>0.272591</text:p>
          </table:table-cell>
          <table:table-cell office:value-type="float" office:value="0.380883" calcext:value-type="float">
            <text:p>0.380883</text:p>
          </table:table-cell>
          <table:table-cell office:value-type="float" office:value="0.825575" calcext:value-type="float">
            <text:p>0.825575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5598.59" calcext:value-type="float">
            <text:p>5598.59</text:p>
          </table:table-cell>
          <table:table-cell table:style-name="ce7" office:value-type="float" office:value="2806440" calcext:value-type="float">
            <text:p>2.81E+06</text:p>
          </table:table-cell>
          <table:table-cell office:value-type="float" office:value="38.207" calcext:value-type="float">
            <text:p>38.207</text:p>
          </table:table-cell>
          <table:table-cell office:value-type="float" office:value="20714.4" calcext:value-type="float">
            <text:p>20714.4</text:p>
          </table:table-cell>
          <table:table-cell office:value-type="float" office:value="369.993" calcext:value-type="float">
            <text:p>369.993</text:p>
          </table:table-cell>
          <table:table-cell office:value-type="float" office:value="2306.37" calcext:value-type="float">
            <text:p>2306.37</text:p>
          </table:table-cell>
          <table:table-cell office:value-type="float" office:value="13682.8" calcext:value-type="float">
            <text:p>13682.8</text:p>
          </table:table-cell>
          <table:table-cell office:value-type="float" office:value="21153.5" calcext:value-type="float">
            <text:p>21153.5</text:p>
          </table:table-cell>
          <table:table-cell office:value-type="float" office:value="43161.6" calcext:value-type="float">
            <text:p>43161.6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16.9883" calcext:value-type="float">
            <text:p>16.9883</text:p>
          </table:table-cell>
          <table:table-cell office:value-type="float" office:value="6440.29" calcext:value-type="float">
            <text:p>6440.29</text:p>
          </table:table-cell>
          <table:table-cell office:value-type="float" office:value="0.401206" calcext:value-type="float">
            <text:p>0.401206</text:p>
          </table:table-cell>
          <table:table-cell office:value-type="float" office:value="73.7285" calcext:value-type="float">
            <text:p>73.7285</text:p>
          </table:table-cell>
          <table:table-cell office:value-type="float" office:value="433.996" calcext:value-type="float">
            <text:p>433.996</text:p>
          </table:table-cell>
          <table:table-cell office:value-type="float" office:value="5.7501" calcext:value-type="float">
            <text:p>5.7501</text:p>
          </table:table-cell>
          <table:table-cell office:value-type="float" office:value="37.3015" calcext:value-type="float">
            <text:p>37.3015</text:p>
          </table:table-cell>
          <table:table-cell office:value-type="float" office:value="61.1885" calcext:value-type="float">
            <text:p>61.1885</text:p>
          </table:table-cell>
          <table:table-cell office:value-type="float" office:value="146.07" calcext:value-type="float">
            <text:p>146.07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9310.06" calcext:value-type="float">
            <text:p>9310.06</text:p>
          </table:table-cell>
          <table:table-cell table:style-name="ce7" office:value-type="float" office:value="1670020" calcext:value-type="float">
            <text:p>1.67E+06</text:p>
          </table:table-cell>
          <table:table-cell office:value-type="float" office:value="38.459" calcext:value-type="float">
            <text:p>38.459</text:p>
          </table:table-cell>
          <table:table-cell office:value-type="float" office:value="47876.9" calcext:value-type="float">
            <text:p>47876.9</text:p>
          </table:table-cell>
          <table:table-cell office:value-type="float" office:value="514.249" calcext:value-type="float">
            <text:p>514.249</text:p>
          </table:table-cell>
          <table:table-cell office:value-type="float" office:value="1016.4" calcext:value-type="float">
            <text:p>1016.4</text:p>
          </table:table-cell>
          <table:table-cell office:value-type="float" office:value="17919.6" calcext:value-type="float">
            <text:p>17919.6</text:p>
          </table:table-cell>
          <table:table-cell office:value-type="float" office:value="24105.1" calcext:value-type="float">
            <text:p>24105.1</text:p>
          </table:table-cell>
          <table:table-cell office:value-type="float" office:value="152720" calcext:value-type="float">
            <text:p>152720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1.13069" calcext:value-type="float">
            <text:p>1.13069</text:p>
          </table:table-cell>
          <table:table-cell office:value-type="float" office:value="202.82" calcext:value-type="float">
            <text:p>202.82</text:p>
          </table:table-cell>
          <table:table-cell office:value-type="float" office:value="0.00467076" calcext:value-type="float">
            <text:p>0.00467076</text:p>
          </table:table-cell>
          <table:table-cell office:value-type="float" office:value="5.81454" calcext:value-type="float">
            <text:p>5.81454</text:p>
          </table:table-cell>
          <table:table-cell office:value-type="float" office:value="514.249" calcext:value-type="float">
            <text:p>514.249</text:p>
          </table:table-cell>
          <table:table-cell office:value-type="float" office:value="0.123439" calcext:value-type="float">
            <text:p>0.123439</text:p>
          </table:table-cell>
          <table:table-cell office:value-type="float" office:value="2.1763" calcext:value-type="float">
            <text:p>2.1763</text:p>
          </table:table-cell>
          <table:table-cell office:value-type="float" office:value="2.92751" calcext:value-type="float">
            <text:p>2.92751</text:p>
          </table:table-cell>
          <table:table-cell office:value-type="float" office:value="18.5475" calcext:value-type="float">
            <text:p>18.5475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46929.8" calcext:value-type="float">
            <text:p>46929.8</text:p>
          </table:table-cell>
          <table:table-cell table:style-name="ce7" office:value-type="float" office:value="1677790" calcext:value-type="float">
            <text:p>1.68E+06</text:p>
          </table:table-cell>
          <table:table-cell office:value-type="float" office:value="4965.41" calcext:value-type="float">
            <text:p>4965.41</text:p>
          </table:table-cell>
          <table:table-cell office:value-type="float" office:value="74787.7" calcext:value-type="float">
            <text:p>74787.7</text:p>
          </table:table-cell>
          <table:table-cell office:value-type="float" office:value="159.361" calcext:value-type="float">
            <text:p>159.361</text:p>
          </table:table-cell>
          <table:table-cell office:value-type="float" office:value="24914.1" calcext:value-type="float">
            <text:p>24914.1</text:p>
          </table:table-cell>
          <table:table-cell office:value-type="float" office:value="105543" calcext:value-type="float">
            <text:p>105543</text:p>
          </table:table-cell>
          <table:table-cell office:value-type="float" office:value="141837" calcext:value-type="float">
            <text:p>141837</text:p>
          </table:table-cell>
          <table:table-cell office:value-type="float" office:value="310104" calcext:value-type="float">
            <text:p>310104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572873" calcext:value-type="float">
            <text:p>0.572873</text:p>
          </table:table-cell>
          <table:table-cell office:value-type="float" office:value="20.4809" calcext:value-type="float">
            <text:p>20.4809</text:p>
          </table:table-cell>
          <table:table-cell office:value-type="float" office:value="0.060613" calcext:value-type="float">
            <text:p>0.060613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159.361" calcext:value-type="float">
            <text:p>159.361</text:p>
          </table:table-cell>
          <table:table-cell office:value-type="float" office:value="0.304128" calcext:value-type="float">
            <text:p>0.304128</text:p>
          </table:table-cell>
          <table:table-cell office:value-type="float" office:value="1.28837" calcext:value-type="float">
            <text:p>1.28837</text:p>
          </table:table-cell>
          <table:table-cell office:value-type="float" office:value="1.73141" calcext:value-type="float">
            <text:p>1.73141</text:p>
          </table:table-cell>
          <table:table-cell office:value-type="float" office:value="3.78545" calcext:value-type="float">
            <text:p>3.7854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L 500</text:p>
          </table:table-cell>
          <table:table-cell office:value-type="string" calcext:value-type="string">
            <text:p><text:s/>rho 2</text:p>
          </table:table-cell>
          <table:table-cell office:value-type="string" calcext:value-type="string">
            <text:p><text:s/>util 0.9</text:p>
          </table:table-cell>
          <table:table-cell office:value-type="string" calcext:value-type="string">
            <text:p><text:s/>Clients 15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516.842" calcext:value-type="float">
            <text:p>516.842</text:p>
          </table:table-cell>
          <table:table-cell office:value-type="float" office:value="165752" calcext:value-type="float">
            <text:p>165752</text:p>
          </table:table-cell>
          <table:table-cell office:value-type="float" office:value="9.673" calcext:value-type="float">
            <text:p>9.673</text:p>
          </table:table-cell>
          <table:table-cell office:value-type="float" office:value="3821.09" calcext:value-type="float">
            <text:p>3821.09</text:p>
          </table:table-cell>
          <table:table-cell office:value-type="float" office:value="739.316" calcext:value-type="float">
            <text:p>739.316</text:p>
          </table:table-cell>
          <table:table-cell office:value-type="float" office:value="36.984" calcext:value-type="float">
            <text:p>36.984</text:p>
          </table:table-cell>
          <table:table-cell office:value-type="float" office:value="1014.2" calcext:value-type="float">
            <text:p>1014.2</text:p>
          </table:table-cell>
          <table:table-cell office:value-type="float" office:value="2041.27" calcext:value-type="float">
            <text:p>2041.27</text:p>
          </table:table-cell>
          <table:table-cell office:value-type="float" office:value="6652.37" calcext:value-type="float">
            <text:p>6652.37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68333" calcext:value-type="float">
            <text:p>168333</text:p>
          </table:table-cell>
          <table:table-cell office:value-type="float" office:value="38.624" calcext:value-type="float">
            <text:p>38.624</text:p>
          </table:table-cell>
          <table:table-cell office:value-type="float" office:value="4511.49" calcext:value-type="float">
            <text:p>4511.49</text:p>
          </table:table-cell>
          <table:table-cell office:value-type="float" office:value="356.963" calcext:value-type="float">
            <text:p>356.963</text:p>
          </table:table-cell>
          <table:table-cell office:value-type="float" office:value="435.316" calcext:value-type="float">
            <text:p>435.316</text:p>
          </table:table-cell>
          <table:table-cell office:value-type="float" office:value="2669.85" calcext:value-type="float">
            <text:p>2669.85</text:p>
          </table:table-cell>
          <table:table-cell office:value-type="float" office:value="4057.76" calcext:value-type="float">
            <text:p>4057.76</text:p>
          </table:table-cell>
          <table:table-cell office:value-type="float" office:value="11477.2" calcext:value-type="float">
            <text:p>11477.2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0.153492" calcext:value-type="float">
            <text:p>0.153492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0.00469079" calcext:value-type="float">
            <text:p>0.00469079</text:p>
          </table:table-cell>
          <table:table-cell office:value-type="float" office:value="0.54791" calcext:value-type="float">
            <text:p>0.54791</text:p>
          </table:table-cell>
          <table:table-cell office:value-type="float" office:value="356.963" calcext:value-type="float">
            <text:p>356.963</text:p>
          </table:table-cell>
          <table:table-cell office:value-type="float" office:value="0.0528681" calcext:value-type="float">
            <text:p>0.0528681</text:p>
          </table:table-cell>
          <table:table-cell office:value-type="float" office:value="0.324246" calcext:value-type="float">
            <text:p>0.324246</text:p>
          </table:table-cell>
          <table:table-cell office:value-type="float" office:value="0.492805" calcext:value-type="float">
            <text:p>0.492805</text:p>
          </table:table-cell>
          <table:table-cell office:value-type="float" office:value="1.39388" calcext:value-type="float">
            <text:p>1.39388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5901.19" calcext:value-type="float">
            <text:p>5901.19</text:p>
          </table:table-cell>
          <table:table-cell table:style-name="ce7" office:value-type="float" office:value="1345140" calcext:value-type="float">
            <text:p>1.35E+06</text:p>
          </table:table-cell>
          <table:table-cell office:value-type="float" office:value="37.904" calcext:value-type="float">
            <text:p>37.904</text:p>
          </table:table-cell>
          <table:table-cell office:value-type="float" office:value="14424.2" calcext:value-type="float">
            <text:p>14424.2</text:p>
          </table:table-cell>
          <table:table-cell office:value-type="float" office:value="244.428" calcext:value-type="float">
            <text:p>244.428</text:p>
          </table:table-cell>
          <table:table-cell office:value-type="float" office:value="2315.8" calcext:value-type="float">
            <text:p>2315.8</text:p>
          </table:table-cell>
          <table:table-cell office:value-type="float" office:value="15150.2" calcext:value-type="float">
            <text:p>15150.2</text:p>
          </table:table-cell>
          <table:table-cell office:value-type="float" office:value="23603.3" calcext:value-type="float">
            <text:p>23603.3</text:p>
          </table:table-cell>
          <table:table-cell office:value-type="float" office:value="47722.5" calcext:value-type="float">
            <text:p>47722.5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21.5764" calcext:value-type="float">
            <text:p>21.5764</text:p>
          </table:table-cell>
          <table:table-cell office:value-type="float" office:value="4415.38" calcext:value-type="float">
            <text:p>4415.38</text:p>
          </table:table-cell>
          <table:table-cell office:value-type="float" office:value="0.372124" calcext:value-type="float">
            <text:p>0.372124</text:p>
          </table:table-cell>
          <table:table-cell office:value-type="float" office:value="86.4319" calcext:value-type="float">
            <text:p>86.4319</text:p>
          </table:table-cell>
          <table:table-cell office:value-type="float" office:value="400.585" calcext:value-type="float">
            <text:p>400.585</text:p>
          </table:table-cell>
          <table:table-cell office:value-type="float" office:value="7.14061" calcext:value-type="float">
            <text:p>7.14061</text:p>
          </table:table-cell>
          <table:table-cell office:value-type="float" office:value="49.2296" calcext:value-type="float">
            <text:p>49.2296</text:p>
          </table:table-cell>
          <table:table-cell office:value-type="float" office:value="78.6402" calcext:value-type="float">
            <text:p>78.6402</text:p>
          </table:table-cell>
          <table:table-cell office:value-type="float" office:value="182.546" calcext:value-type="float">
            <text:p>182.546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10527.3" calcext:value-type="float">
            <text:p>10527.3</text:p>
          </table:table-cell>
          <table:table-cell table:style-name="ce7" office:value-type="float" office:value="2345640" calcext:value-type="float">
            <text:p>2.35E+06</text:p>
          </table:table-cell>
          <table:table-cell office:value-type="float" office:value="37.311" calcext:value-type="float">
            <text:p>37.311</text:p>
          </table:table-cell>
          <table:table-cell office:value-type="float" office:value="61214.1" calcext:value-type="float">
            <text:p>61214.1</text:p>
          </table:table-cell>
          <table:table-cell office:value-type="float" office:value="581.482" calcext:value-type="float">
            <text:p>581.482</text:p>
          </table:table-cell>
          <table:table-cell office:value-type="float" office:value="1137.49" calcext:value-type="float">
            <text:p>1137.49</text:p>
          </table:table-cell>
          <table:table-cell office:value-type="float" office:value="18459.6" calcext:value-type="float">
            <text:p>18459.6</text:p>
          </table:table-cell>
          <table:table-cell office:value-type="float" office:value="26382.2" calcext:value-type="float">
            <text:p>26382.2</text:p>
          </table:table-cell>
          <table:table-cell office:value-type="float" office:value="140310" calcext:value-type="float">
            <text:p>140310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1.27851" calcext:value-type="float">
            <text:p>1.27851</text:p>
          </table:table-cell>
          <table:table-cell office:value-type="float" office:value="284.872" calcext:value-type="float">
            <text:p>284.872</text:p>
          </table:table-cell>
          <table:table-cell office:value-type="float" office:value="0.00453133" calcext:value-type="float">
            <text:p>0.00453133</text:p>
          </table:table-cell>
          <table:table-cell office:value-type="float" office:value="7.43431" calcext:value-type="float">
            <text:p>7.43431</text:p>
          </table:table-cell>
          <table:table-cell office:value-type="float" office:value="581.482" calcext:value-type="float">
            <text:p>581.482</text:p>
          </table:table-cell>
          <table:table-cell office:value-type="float" office:value="0.138145" calcext:value-type="float">
            <text:p>0.138145</text:p>
          </table:table-cell>
          <table:table-cell office:value-type="float" office:value="2.24187" calcext:value-type="float">
            <text:p>2.24187</text:p>
          </table:table-cell>
          <table:table-cell office:value-type="float" office:value="3.20405" calcext:value-type="float">
            <text:p>3.20405</text:p>
          </table:table-cell>
          <table:table-cell office:value-type="float" office:value="17.0403" calcext:value-type="float">
            <text:p>17.0403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42662.2" calcext:value-type="float">
            <text:p>42662.2</text:p>
          </table:table-cell>
          <table:table-cell table:style-name="ce7" office:value-type="float" office:value="2286820" calcext:value-type="float">
            <text:p>2.29E+06</text:p>
          </table:table-cell>
          <table:table-cell office:value-type="float" office:value="5029.39" calcext:value-type="float">
            <text:p>5029.39</text:p>
          </table:table-cell>
          <table:table-cell office:value-type="float" office:value="87399.2" calcext:value-type="float">
            <text:p>87399.2</text:p>
          </table:table-cell>
          <table:table-cell office:value-type="float" office:value="204.863" calcext:value-type="float">
            <text:p>204.863</text:p>
          </table:table-cell>
          <table:table-cell office:value-type="float" office:value="21928.3" calcext:value-type="float">
            <text:p>21928.3</text:p>
          </table:table-cell>
          <table:table-cell office:value-type="float" office:value="87788.4" calcext:value-type="float">
            <text:p>87788.4</text:p>
          </table:table-cell>
          <table:table-cell office:value-type="float" office:value="121603" calcext:value-type="float">
            <text:p>121603</text:p>
          </table:table-cell>
          <table:table-cell office:value-type="float" office:value="325688" calcext:value-type="float">
            <text:p>325688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520779" calcext:value-type="float">
            <text:p>0.520779</text:p>
          </table:table-cell>
          <table:table-cell office:value-type="float" office:value="27.9152" calcext:value-type="float">
            <text:p>27.9152</text:p>
          </table:table-cell>
          <table:table-cell office:value-type="float" office:value="0.0613939" calcext:value-type="float">
            <text:p>0.0613939</text:p>
          </table:table-cell>
          <table:table-cell office:value-type="float" office:value="1.06689" calcext:value-type="float">
            <text:p>1.06689</text:p>
          </table:table-cell>
          <table:table-cell office:value-type="float" office:value="204.863" calcext:value-type="float">
            <text:p>204.863</text:p>
          </table:table-cell>
          <table:table-cell office:value-type="float" office:value="0.26768" calcext:value-type="float">
            <text:p>0.26768</text:p>
          </table:table-cell>
          <table:table-cell office:value-type="float" office:value="1.07164" calcext:value-type="float">
            <text:p>1.07164</text:p>
          </table:table-cell>
          <table:table-cell office:value-type="float" office:value="1.48441" calcext:value-type="float">
            <text:p>1.48441</text:p>
          </table:table-cell>
          <table:table-cell office:value-type="float" office:value="3.97568" calcext:value-type="float">
            <text:p>3.9756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L 500</text:p>
          </table:table-cell>
          <table:table-cell office:value-type="string" calcext:value-type="string">
            <text:p><text:s/>rho 2</text:p>
          </table:table-cell>
          <table:table-cell office:value-type="string" calcext:value-type="string">
            <text:p><text:s/>util 0.9</text:p>
          </table:table-cell>
          <table:table-cell office:value-type="string" calcext:value-type="string">
            <text:p><text:s/>Clients 18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569.263" calcext:value-type="float">
            <text:p>569.263</text:p>
          </table:table-cell>
          <table:table-cell office:value-type="float" office:value="106104" calcext:value-type="float">
            <text:p>106104</text:p>
          </table:table-cell>
          <table:table-cell office:value-type="float" office:value="9.686" calcext:value-type="float">
            <text:p>9.686</text:p>
          </table:table-cell>
          <table:table-cell office:value-type="float" office:value="2636.52" calcext:value-type="float">
            <text:p>2636.52</text:p>
          </table:table-cell>
          <table:table-cell office:value-type="float" office:value="463.146" calcext:value-type="float">
            <text:p>463.146</text:p>
          </table:table-cell>
          <table:table-cell office:value-type="float" office:value="39.58" calcext:value-type="float">
            <text:p>39.58</text:p>
          </table:table-cell>
          <table:table-cell office:value-type="float" office:value="1203.62" calcext:value-type="float">
            <text:p>1203.62</text:p>
          </table:table-cell>
          <table:table-cell office:value-type="float" office:value="2521.76" calcext:value-type="float">
            <text:p>2521.76</text:p>
          </table:table-cell>
          <table:table-cell office:value-type="float" office:value="8232.61" calcext:value-type="float">
            <text:p>8232.61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1520.36" calcext:value-type="float">
            <text:p>1520.36</text:p>
          </table:table-cell>
          <table:table-cell office:value-type="float" office:value="229220" calcext:value-type="float">
            <text:p>229220</text:p>
          </table:table-cell>
          <table:table-cell office:value-type="float" office:value="38.937" calcext:value-type="float">
            <text:p>38.937</text:p>
          </table:table-cell>
          <table:table-cell office:value-type="float" office:value="4307.6" calcext:value-type="float">
            <text:p>4307.6</text:p>
          </table:table-cell>
          <table:table-cell office:value-type="float" office:value="283.327" calcext:value-type="float">
            <text:p>283.327</text:p>
          </table:table-cell>
          <table:table-cell office:value-type="float" office:value="470.573" calcext:value-type="float">
            <text:p>470.573</text:p>
          </table:table-cell>
          <table:table-cell office:value-type="float" office:value="3231.56" calcext:value-type="float">
            <text:p>3231.56</text:p>
          </table:table-cell>
          <table:table-cell office:value-type="float" office:value="5490.58" calcext:value-type="float">
            <text:p>5490.58</text:p>
          </table:table-cell>
          <table:table-cell office:value-type="float" office:value="16886" calcext:value-type="float">
            <text:p>16886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0.184644" calcext:value-type="float">
            <text:p>0.184644</text:p>
          </table:table-cell>
          <table:table-cell office:value-type="float" office:value="27.8382" calcext:value-type="float">
            <text:p>27.8382</text:p>
          </table:table-cell>
          <table:table-cell office:value-type="float" office:value="0.00472881" calcext:value-type="float">
            <text:p>0.00472881</text:p>
          </table:table-cell>
          <table:table-cell office:value-type="float" office:value="0.523148" calcext:value-type="float">
            <text:p>0.523148</text:p>
          </table:table-cell>
          <table:table-cell office:value-type="float" office:value="283.327" calcext:value-type="float">
            <text:p>283.327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392465" calcext:value-type="float">
            <text:p>0.392465</text:p>
          </table:table-cell>
          <table:table-cell office:value-type="float" office:value="0.666819" calcext:value-type="float">
            <text:p>0.666819</text:p>
          </table:table-cell>
          <table:table-cell office:value-type="float" office:value="2.05077" calcext:value-type="float">
            <text:p>2.05077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6118.94" calcext:value-type="float">
            <text:p>6118.94</text:p>
          </table:table-cell>
          <table:table-cell table:style-name="ce7" office:value-type="float" office:value="1823280" calcext:value-type="float">
            <text:p>1.82E+06</text:p>
          </table:table-cell>
          <table:table-cell office:value-type="float" office:value="35.874" calcext:value-type="float">
            <text:p>35.874</text:p>
          </table:table-cell>
          <table:table-cell office:value-type="float" office:value="14561.7" calcext:value-type="float">
            <text:p>14561.7</text:p>
          </table:table-cell>
          <table:table-cell office:value-type="float" office:value="237.977" calcext:value-type="float">
            <text:p>237.977</text:p>
          </table:table-cell>
          <table:table-cell office:value-type="float" office:value="2297.33" calcext:value-type="float">
            <text:p>2297.33</text:p>
          </table:table-cell>
          <table:table-cell office:value-type="float" office:value="15848.9" calcext:value-type="float">
            <text:p>15848.9</text:p>
          </table:table-cell>
          <table:table-cell office:value-type="float" office:value="24468.9" calcext:value-type="float">
            <text:p>24468.9</text:p>
          </table:table-cell>
          <table:table-cell office:value-type="float" office:value="50974" calcext:value-type="float">
            <text:p>50974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28.553" calcext:value-type="float">
            <text:p>28.553</text:p>
          </table:table-cell>
          <table:table-cell office:value-type="float" office:value="4240.19" calcext:value-type="float">
            <text:p>4240.19</text:p>
          </table:table-cell>
          <table:table-cell office:value-type="float" office:value="0.374543" calcext:value-type="float">
            <text:p>0.374543</text:p>
          </table:table-cell>
          <table:table-cell office:value-type="float" office:value="94.666" calcext:value-type="float">
            <text:p>94.666</text:p>
          </table:table-cell>
          <table:table-cell office:value-type="float" office:value="331.545" calcext:value-type="float">
            <text:p>331.545</text:p>
          </table:table-cell>
          <table:table-cell office:value-type="float" office:value="8.73141" calcext:value-type="float">
            <text:p>8.73141</text:p>
          </table:table-cell>
          <table:table-cell office:value-type="float" office:value="62.7919" calcext:value-type="float">
            <text:p>62.7919</text:p>
          </table:table-cell>
          <table:table-cell office:value-type="float" office:value="103.443" calcext:value-type="float">
            <text:p>103.443</text:p>
          </table:table-cell>
          <table:table-cell office:value-type="float" office:value="301.159" calcext:value-type="float">
            <text:p>301.159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11951.3" calcext:value-type="float">
            <text:p>11951.3</text:p>
          </table:table-cell>
          <table:table-cell table:style-name="ce7" office:value-type="float" office:value="1439130" calcext:value-type="float">
            <text:p>1.44E+06</text:p>
          </table:table-cell>
          <table:table-cell office:value-type="float" office:value="39.051" calcext:value-type="float">
            <text:p>39.051</text:p>
          </table:table-cell>
          <table:table-cell office:value-type="float" office:value="55878.1" calcext:value-type="float">
            <text:p>55878.1</text:p>
          </table:table-cell>
          <table:table-cell office:value-type="float" office:value="467.549" calcext:value-type="float">
            <text:p>467.549</text:p>
          </table:table-cell>
          <table:table-cell office:value-type="float" office:value="1196.34" calcext:value-type="float">
            <text:p>1196.34</text:p>
          </table:table-cell>
          <table:table-cell office:value-type="float" office:value="18660.2" calcext:value-type="float">
            <text:p>18660.2</text:p>
          </table:table-cell>
          <table:table-cell office:value-type="float" office:value="31836.7" calcext:value-type="float">
            <text:p>31836.7</text:p>
          </table:table-cell>
          <table:table-cell office:value-type="float" office:value="250029" calcext:value-type="float">
            <text:p>250029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1.45146" calcext:value-type="float">
            <text:p>1.45146</text:p>
          </table:table-cell>
          <table:table-cell office:value-type="float" office:value="174.779" calcext:value-type="float">
            <text:p>174.779</text:p>
          </table:table-cell>
          <table:table-cell office:value-type="float" office:value="0.00474265" calcext:value-type="float">
            <text:p>0.00474265</text:p>
          </table:table-cell>
          <table:table-cell office:value-type="float" office:value="6.78627" calcext:value-type="float">
            <text:p>6.78627</text:p>
          </table:table-cell>
          <table:table-cell office:value-type="float" office:value="467.549" calcext:value-type="float">
            <text:p>467.549</text:p>
          </table:table-cell>
          <table:table-cell office:value-type="float" office:value="0.145292" calcext:value-type="float">
            <text:p>0.145292</text:p>
          </table:table-cell>
          <table:table-cell office:value-type="float" office:value="2.26624" calcext:value-type="float">
            <text:p>2.26624</text:p>
          </table:table-cell>
          <table:table-cell office:value-type="float" office:value="3.86649" calcext:value-type="float">
            <text:p>3.86649</text:p>
          </table:table-cell>
          <table:table-cell office:value-type="float" office:value="30.3654" calcext:value-type="float">
            <text:p>30.3654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44603.4" calcext:value-type="float">
            <text:p>44603.4</text:p>
          </table:table-cell>
          <table:table-cell table:style-name="ce7" office:value-type="float" office:value="2317540" calcext:value-type="float">
            <text:p>2.32E+06</text:p>
          </table:table-cell>
          <table:table-cell office:value-type="float" office:value="4963.76" calcext:value-type="float">
            <text:p>4963.76</text:p>
          </table:table-cell>
          <table:table-cell office:value-type="float" office:value="72709.7" calcext:value-type="float">
            <text:p>72709.7</text:p>
          </table:table-cell>
          <table:table-cell office:value-type="float" office:value="163.014" calcext:value-type="float">
            <text:p>163.014</text:p>
          </table:table-cell>
          <table:table-cell office:value-type="float" office:value="24368.3" calcext:value-type="float">
            <text:p>24368.3</text:p>
          </table:table-cell>
          <table:table-cell office:value-type="float" office:value="99029.3" calcext:value-type="float">
            <text:p>99029.3</text:p>
          </table:table-cell>
          <table:table-cell office:value-type="float" office:value="133601" calcext:value-type="float">
            <text:p>133601</text:p>
          </table:table-cell>
          <table:table-cell office:value-type="float" office:value="347650" calcext:value-type="float">
            <text:p>347650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544476" calcext:value-type="float">
            <text:p>0.544476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0.0605927" calcext:value-type="float">
            <text:p>0.0605927</text:p>
          </table:table-cell>
          <table:table-cell office:value-type="float" office:value="0.887569" calcext:value-type="float">
            <text:p>0.887569</text:p>
          </table:table-cell>
          <table:table-cell office:value-type="float" office:value="163.014" calcext:value-type="float">
            <text:p>163.014</text:p>
          </table:table-cell>
          <table:table-cell office:value-type="float" office:value="0.297464" calcext:value-type="float">
            <text:p>0.297464</text:p>
          </table:table-cell>
          <table:table-cell office:value-type="float" office:value="1.20885" calcext:value-type="float">
            <text:p>1.20885</text:p>
          </table:table-cell>
          <table:table-cell office:value-type="float" office:value="1.63088" calcext:value-type="float">
            <text:p>1.63088</text:p>
          </table:table-cell>
          <table:table-cell office:value-type="float" office:value="4.24378" calcext:value-type="float">
            <text:p>4.24378</text:p>
          </table:table-cell>
        </table:table-row>
      </table:table>
      <table:table table:name="email-noprio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Clients 9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11788.4" calcext:value-type="float">
            <text:p>11788.4</text:p>
          </table:table-cell>
          <table:table-cell table:style-name="ce7" office:value-type="float" office:value="61430200" calcext:value-type="float">
            <text:p>6.14E+07</text:p>
          </table:table-cell>
          <table:table-cell office:value-type="float" office:value="15.047" calcext:value-type="float">
            <text:p>15.047</text:p>
          </table:table-cell>
          <table:table-cell office:value-type="float" office:value="534087" calcext:value-type="float">
            <text:p>534087</text:p>
          </table:table-cell>
          <table:table-cell office:value-type="float" office:value="4530.63" calcext:value-type="float">
            <text:p>4530.63</text:p>
          </table:table-cell>
          <table:table-cell office:value-type="float" office:value="211.832" calcext:value-type="float">
            <text:p>211.832</text:p>
          </table:table-cell>
          <table:table-cell office:value-type="float" office:value="3272.49" calcext:value-type="float">
            <text:p>3272.49</text:p>
          </table:table-cell>
          <table:table-cell office:value-type="float" office:value="7344.61" calcext:value-type="float">
            <text:p>7344.61</text:p>
          </table:table-cell>
          <table:table-cell office:value-type="float" office:value="106028" calcext:value-type="float">
            <text:p>106028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11930" calcext:value-type="float">
            <text:p>11930</text:p>
          </table:table-cell>
          <table:table-cell table:style-name="ce7" office:value-type="float" office:value="60892200" calcext:value-type="float">
            <text:p>6.09E+07</text:p>
          </table:table-cell>
          <table:table-cell office:value-type="float" office:value="42.809" calcext:value-type="float">
            <text:p>42.809</text:p>
          </table:table-cell>
          <table:table-cell office:value-type="float" office:value="527489" calcext:value-type="float">
            <text:p>527489</text:p>
          </table:table-cell>
          <table:table-cell office:value-type="float" office:value="4421.55" calcext:value-type="float">
            <text:p>4421.55</text:p>
          </table:table-cell>
          <table:table-cell office:value-type="float" office:value="262.408" calcext:value-type="float">
            <text:p>262.408</text:p>
          </table:table-cell>
          <table:table-cell office:value-type="float" office:value="3493.13" calcext:value-type="float">
            <text:p>3493.13</text:p>
          </table:table-cell>
          <table:table-cell office:value-type="float" office:value="7660.27" calcext:value-type="float">
            <text:p>7660.27</text:p>
          </table:table-cell>
          <table:table-cell office:value-type="float" office:value="108729" calcext:value-type="float">
            <text:p>108729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1.44887" calcext:value-type="float">
            <text:p>1.44887</text:p>
          </table:table-cell>
          <table:table-cell office:value-type="float" office:value="7395.22" calcext:value-type="float">
            <text:p>7395.22</text:p>
          </table:table-cell>
          <table:table-cell office:value-type="float" office:value="0.00519905" calcext:value-type="float">
            <text:p>0.00519905</text:p>
          </table:table-cell>
          <table:table-cell office:value-type="float" office:value="64.0623" calcext:value-type="float">
            <text:p>64.0623</text:p>
          </table:table-cell>
          <table:table-cell office:value-type="float" office:value="4421.55" calcext:value-type="float">
            <text:p>4421.55</text:p>
          </table:table-cell>
          <table:table-cell office:value-type="float" office:value="0.0318688" calcext:value-type="float">
            <text:p>0.0318688</text:p>
          </table:table-cell>
          <table:table-cell office:value-type="float" office:value="0.424232" calcext:value-type="float">
            <text:p>0.424232</text:p>
          </table:table-cell>
          <table:table-cell office:value-type="float" office:value="0.930322" calcext:value-type="float">
            <text:p>0.930322</text:p>
          </table:table-cell>
          <table:table-cell office:value-type="float" office:value="13.2048" calcext:value-type="float">
            <text:p>13.2048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12869" calcext:value-type="float">
            <text:p>12869</text:p>
          </table:table-cell>
          <table:table-cell table:style-name="ce7" office:value-type="float" office:value="61431000" calcext:value-type="float">
            <text:p>6.14E+07</text:p>
          </table:table-cell>
          <table:table-cell office:value-type="float" office:value="44.006" calcext:value-type="float">
            <text:p>44.006</text:p>
          </table:table-cell>
          <table:table-cell office:value-type="float" office:value="569701" calcext:value-type="float">
            <text:p>569701</text:p>
          </table:table-cell>
          <table:table-cell office:value-type="float" office:value="4426.93" calcext:value-type="float">
            <text:p>4426.93</text:p>
          </table:table-cell>
          <table:table-cell office:value-type="float" office:value="851.311" calcext:value-type="float">
            <text:p>851.311</text:p>
          </table:table-cell>
          <table:table-cell office:value-type="float" office:value="3774.29" calcext:value-type="float">
            <text:p>3774.29</text:p>
          </table:table-cell>
          <table:table-cell office:value-type="float" office:value="7791.06" calcext:value-type="float">
            <text:p>7791.06</text:p>
          </table:table-cell>
          <table:table-cell office:value-type="float" office:value="105864" calcext:value-type="float">
            <text:p>105864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21.7568" calcext:value-type="float">
            <text:p>21.7568</text:p>
          </table:table-cell>
          <table:table-cell office:value-type="float" office:value="61615.8" calcext:value-type="float">
            <text:p>61615.8</text:p>
          </table:table-cell>
          <table:table-cell office:value-type="float" office:value="0.388543" calcext:value-type="float">
            <text:p>0.388543</text:p>
          </table:table-cell>
          <table:table-cell office:value-type="float" office:value="719.611" calcext:value-type="float">
            <text:p>719.611</text:p>
          </table:table-cell>
          <table:table-cell office:value-type="float" office:value="3307.52" calcext:value-type="float">
            <text:p>3307.52</text:p>
          </table:table-cell>
          <table:table-cell office:value-type="float" office:value="1.43215" calcext:value-type="float">
            <text:p>1.43215</text:p>
          </table:table-cell>
          <table:table-cell office:value-type="float" office:value="7.54693" calcext:value-type="float">
            <text:p>7.54693</text:p>
          </table:table-cell>
          <table:table-cell office:value-type="float" office:value="17.1812" calcext:value-type="float">
            <text:p>17.1812</text:p>
          </table:table-cell>
          <table:table-cell office:value-type="float" office:value="195.723" calcext:value-type="float">
            <text:p>195.723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23004.9" calcext:value-type="float">
            <text:p>23004.9</text:p>
          </table:table-cell>
          <table:table-cell table:style-name="ce7" office:value-type="float" office:value="60892200" calcext:value-type="float">
            <text:p>6.09E+07</text:p>
          </table:table-cell>
          <table:table-cell office:value-type="float" office:value="52.68" calcext:value-type="float">
            <text:p>52.68</text:p>
          </table:table-cell>
          <table:table-cell office:value-type="float" office:value="519430" calcext:value-type="float">
            <text:p>519430</text:p>
          </table:table-cell>
          <table:table-cell office:value-type="float" office:value="2257.91" calcext:value-type="float">
            <text:p>2257.91</text:p>
          </table:table-cell>
          <table:table-cell office:value-type="float" office:value="14649.2" calcext:value-type="float">
            <text:p>14649.2</text:p>
          </table:table-cell>
          <table:table-cell office:value-type="float" office:value="17547.7" calcext:value-type="float">
            <text:p>17547.7</text:p>
          </table:table-cell>
          <table:table-cell office:value-type="float" office:value="21504.6" calcext:value-type="float">
            <text:p>21504.6</text:p>
          </table:table-cell>
          <table:table-cell office:value-type="float" office:value="122501" calcext:value-type="float">
            <text:p>122501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2.79389" calcext:value-type="float">
            <text:p>2.79389</text:p>
          </table:table-cell>
          <table:table-cell office:value-type="float" office:value="7395.21" calcext:value-type="float">
            <text:p>7395.21</text:p>
          </table:table-cell>
          <table:table-cell office:value-type="float" office:value="0.00639786" calcext:value-type="float">
            <text:p>0.00639786</text:p>
          </table:table-cell>
          <table:table-cell office:value-type="float" office:value="63.0835" calcext:value-type="float">
            <text:p>63.0835</text:p>
          </table:table-cell>
          <table:table-cell office:value-type="float" office:value="2257.91" calcext:value-type="float">
            <text:p>2257.91</text:p>
          </table:table-cell>
          <table:table-cell office:value-type="float" office:value="1.77911" calcext:value-type="float">
            <text:p>1.77911</text:p>
          </table:table-cell>
          <table:table-cell office:value-type="float" office:value="2.13113" calcext:value-type="float">
            <text:p>2.13113</text:p>
          </table:table-cell>
          <table:table-cell office:value-type="float" office:value="2.61169" calcext:value-type="float">
            <text:p>2.61169</text:p>
          </table:table-cell>
          <table:table-cell office:value-type="float" office:value="14.8775" calcext:value-type="float">
            <text:p>14.8775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8917.34" calcext:value-type="float">
            <text:p>8917.34</text:p>
          </table:table-cell>
          <table:table-cell table:style-name="ce7" office:value-type="float" office:value="18904000" calcext:value-type="float">
            <text:p>1.89E+07</text:p>
          </table:table-cell>
          <table:table-cell office:value-type="float" office:value="4705.98" calcext:value-type="float">
            <text:p>4705.98</text:p>
          </table:table-cell>
          <table:table-cell office:value-type="float" office:value="79423.5" calcext:value-type="float">
            <text:p>79423.5</text:p>
          </table:table-cell>
          <table:table-cell office:value-type="float" office:value="890.663" calcext:value-type="float">
            <text:p>890.663</text:p>
          </table:table-cell>
          <table:table-cell office:value-type="float" office:value="5307.24" calcext:value-type="float">
            <text:p>5307.24</text:p>
          </table:table-cell>
          <table:table-cell office:value-type="float" office:value="6048.92" calcext:value-type="float">
            <text:p>6048.92</text:p>
          </table:table-cell>
          <table:table-cell office:value-type="float" office:value="10752.7" calcext:value-type="float">
            <text:p>10752.7</text:p>
          </table:table-cell>
          <table:table-cell office:value-type="float" office:value="88883.7" calcext:value-type="float">
            <text:p>88883.7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108854" calcext:value-type="float">
            <text:p>0.108854</text:p>
          </table:table-cell>
          <table:table-cell office:value-type="float" office:value="230.762" calcext:value-type="float">
            <text:p>230.762</text:p>
          </table:table-cell>
          <table:table-cell office:value-type="float" office:value="0.0574461" calcext:value-type="float">
            <text:p>0.0574461</text:p>
          </table:table-cell>
          <table:table-cell office:value-type="float" office:value="0.969525" calcext:value-type="float">
            <text:p>0.969525</text:p>
          </table:table-cell>
          <table:table-cell office:value-type="float" office:value="890.663" calcext:value-type="float">
            <text:p>890.663</text:p>
          </table:table-cell>
          <table:table-cell office:value-type="float" office:value="0.0647857" calcext:value-type="float">
            <text:p>0.0647857</text:p>
          </table:table-cell>
          <table:table-cell office:value-type="float" office:value="0.0738393" calcext:value-type="float">
            <text:p>0.0738393</text:p>
          </table:table-cell>
          <table:table-cell office:value-type="float" office:value="0.131258" calcext:value-type="float">
            <text:p>0.131258</text:p>
          </table:table-cell>
          <table:table-cell office:value-type="float" office:value="1.08501" calcext:value-type="float">
            <text:p>1.0850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Clients 12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14961.3" calcext:value-type="float">
            <text:p>14961.3</text:p>
          </table:table-cell>
          <table:table-cell table:style-name="ce7" office:value-type="float" office:value="64145500" calcext:value-type="float">
            <text:p>6.41E+07</text:p>
          </table:table-cell>
          <table:table-cell office:value-type="float" office:value="15.969" calcext:value-type="float">
            <text:p>15.969</text:p>
          </table:table-cell>
          <table:table-cell office:value-type="float" office:value="619880" calcext:value-type="float">
            <text:p>619880</text:p>
          </table:table-cell>
          <table:table-cell office:value-type="float" office:value="4143.22" calcext:value-type="float">
            <text:p>4143.22</text:p>
          </table:table-cell>
          <table:table-cell office:value-type="float" office:value="213.493" calcext:value-type="float">
            <text:p>213.493</text:p>
          </table:table-cell>
          <table:table-cell office:value-type="float" office:value="3236.7" calcext:value-type="float">
            <text:p>3236.7</text:p>
          </table:table-cell>
          <table:table-cell office:value-type="float" office:value="8718.26" calcext:value-type="float">
            <text:p>8718.26</text:p>
          </table:table-cell>
          <table:table-cell office:value-type="float" office:value="116784" calcext:value-type="float">
            <text:p>116784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15490.5" calcext:value-type="float">
            <text:p>15490.5</text:p>
          </table:table-cell>
          <table:table-cell table:style-name="ce7" office:value-type="float" office:value="64145500" calcext:value-type="float">
            <text:p>6.41E+07</text:p>
          </table:table-cell>
          <table:table-cell office:value-type="float" office:value="44.07" calcext:value-type="float">
            <text:p>44.07</text:p>
          </table:table-cell>
          <table:table-cell office:value-type="float" office:value="646946" calcext:value-type="float">
            <text:p>646946</text:p>
          </table:table-cell>
          <table:table-cell office:value-type="float" office:value="4176.41" calcext:value-type="float">
            <text:p>4176.41</text:p>
          </table:table-cell>
          <table:table-cell office:value-type="float" office:value="266.81" calcext:value-type="float">
            <text:p>266.81</text:p>
          </table:table-cell>
          <table:table-cell office:value-type="float" office:value="3415.56" calcext:value-type="float">
            <text:p>3415.56</text:p>
          </table:table-cell>
          <table:table-cell office:value-type="float" office:value="8907.88" calcext:value-type="float">
            <text:p>8907.88</text:p>
          </table:table-cell>
          <table:table-cell office:value-type="float" office:value="117124" calcext:value-type="float">
            <text:p>117124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1.88128" calcext:value-type="float">
            <text:p>1.88128</text:p>
          </table:table-cell>
          <table:table-cell office:value-type="float" office:value="7790.32" calcext:value-type="float">
            <text:p>7790.32</text:p>
          </table:table-cell>
          <table:table-cell office:value-type="float" office:value="0.0053522" calcext:value-type="float">
            <text:p>0.0053522</text:p>
          </table:table-cell>
          <table:table-cell office:value-type="float" office:value="78.5701" calcext:value-type="float">
            <text:p>78.5701</text:p>
          </table:table-cell>
          <table:table-cell office:value-type="float" office:value="4176.41" calcext:value-type="float">
            <text:p>4176.41</text:p>
          </table:table-cell>
          <table:table-cell office:value-type="float" office:value="0.0324034" calcext:value-type="float">
            <text:p>0.0324034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1.08184" calcext:value-type="float">
            <text:p>1.08184</text:p>
          </table:table-cell>
          <table:table-cell office:value-type="float" office:value="14.2245" calcext:value-type="float">
            <text:p>14.2245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17150.3" calcext:value-type="float">
            <text:p>17150.3</text:p>
          </table:table-cell>
          <table:table-cell table:style-name="ce7" office:value-type="float" office:value="60145100" calcext:value-type="float">
            <text:p>6.01E+07</text:p>
          </table:table-cell>
          <table:table-cell office:value-type="float" office:value="49.592" calcext:value-type="float">
            <text:p>49.592</text:p>
          </table:table-cell>
          <table:table-cell office:value-type="float" office:value="666579" calcext:value-type="float">
            <text:p>666579</text:p>
          </table:table-cell>
          <table:table-cell office:value-type="float" office:value="3886.69" calcext:value-type="float">
            <text:p>3886.69</text:p>
          </table:table-cell>
          <table:table-cell office:value-type="float" office:value="689.61" calcext:value-type="float">
            <text:p>689.61</text:p>
          </table:table-cell>
          <table:table-cell office:value-type="float" office:value="3599.55" calcext:value-type="float">
            <text:p>3599.55</text:p>
          </table:table-cell>
          <table:table-cell office:value-type="float" office:value="8982.56" calcext:value-type="float">
            <text:p>8982.56</text:p>
          </table:table-cell>
          <table:table-cell office:value-type="float" office:value="120465" calcext:value-type="float">
            <text:p>120465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39.1715" calcext:value-type="float">
            <text:p>39.1715</text:p>
          </table:table-cell>
          <table:table-cell office:value-type="float" office:value="82165.4" calcext:value-type="float">
            <text:p>82165.4</text:p>
          </table:table-cell>
          <table:table-cell office:value-type="float" office:value="0.391969" calcext:value-type="float">
            <text:p>0.391969</text:p>
          </table:table-cell>
          <table:table-cell office:value-type="float" office:value="1169.66" calcext:value-type="float">
            <text:p>1169.66</text:p>
          </table:table-cell>
          <table:table-cell office:value-type="float" office:value="2985.99" calcext:value-type="float">
            <text:p>2985.99</text:p>
          </table:table-cell>
          <table:table-cell office:value-type="float" office:value="1.60299" calcext:value-type="float">
            <text:p>1.60299</text:p>
          </table:table-cell>
          <table:table-cell office:value-type="float" office:value="9.91579" calcext:value-type="float">
            <text:p>9.91579</text:p>
          </table:table-cell>
          <table:table-cell office:value-type="float" office:value="26.1988" calcext:value-type="float">
            <text:p>26.1988</text:p>
          </table:table-cell>
          <table:table-cell office:value-type="float" office:value="294.704" calcext:value-type="float">
            <text:p>294.704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25652" calcext:value-type="float">
            <text:p>25652</text:p>
          </table:table-cell>
          <table:table-cell table:style-name="ce7" office:value-type="float" office:value="59190600" calcext:value-type="float">
            <text:p>5.92E+07</text:p>
          </table:table-cell>
          <table:table-cell office:value-type="float" office:value="48.448" calcext:value-type="float">
            <text:p>48.448</text:p>
          </table:table-cell>
          <table:table-cell office:value-type="float" office:value="580111" calcext:value-type="float">
            <text:p>580111</text:p>
          </table:table-cell>
          <table:table-cell office:value-type="float" office:value="2261.46" calcext:value-type="float">
            <text:p>2261.46</text:p>
          </table:table-cell>
          <table:table-cell office:value-type="float" office:value="14618.3" calcext:value-type="float">
            <text:p>14618.3</text:p>
          </table:table-cell>
          <table:table-cell office:value-type="float" office:value="17598.7" calcext:value-type="float">
            <text:p>17598.7</text:p>
          </table:table-cell>
          <table:table-cell office:value-type="float" office:value="22885.1" calcext:value-type="float">
            <text:p>22885.1</text:p>
          </table:table-cell>
          <table:table-cell office:value-type="float" office:value="133528" calcext:value-type="float">
            <text:p>133528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3.11538" calcext:value-type="float">
            <text:p>3.11538</text:p>
          </table:table-cell>
          <table:table-cell office:value-type="float" office:value="7188.55" calcext:value-type="float">
            <text:p>7188.55</text:p>
          </table:table-cell>
          <table:table-cell office:value-type="float" office:value="0.0058839" calcext:value-type="float">
            <text:p>0.0058839</text:p>
          </table:table-cell>
          <table:table-cell office:value-type="float" office:value="70.4531" calcext:value-type="float">
            <text:p>70.4531</text:p>
          </table:table-cell>
          <table:table-cell office:value-type="float" office:value="2261.46" calcext:value-type="float">
            <text:p>2261.46</text:p>
          </table:table-cell>
          <table:table-cell office:value-type="float" office:value="1.77536" calcext:value-type="float">
            <text:p>1.77536</text:p>
          </table:table-cell>
          <table:table-cell office:value-type="float" office:value="2.13732" calcext:value-type="float">
            <text:p>2.13732</text:p>
          </table:table-cell>
          <table:table-cell office:value-type="float" office:value="2.77935" calcext:value-type="float">
            <text:p>2.77935</text:p>
          </table:table-cell>
          <table:table-cell office:value-type="float" office:value="16.2167" calcext:value-type="float">
            <text:p>16.2167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11825.8" calcext:value-type="float">
            <text:p>11825.8</text:p>
          </table:table-cell>
          <table:table-cell table:style-name="ce7" office:value-type="float" office:value="42432500" calcext:value-type="float">
            <text:p>4.24E+07</text:p>
          </table:table-cell>
          <table:table-cell office:value-type="float" office:value="4698.86" calcext:value-type="float">
            <text:p>4698.86</text:p>
          </table:table-cell>
          <table:table-cell office:value-type="float" office:value="263194" calcext:value-type="float">
            <text:p>263194</text:p>
          </table:table-cell>
          <table:table-cell office:value-type="float" office:value="2225.58" calcext:value-type="float">
            <text:p>2225.58</text:p>
          </table:table-cell>
          <table:table-cell office:value-type="float" office:value="5316.55" calcext:value-type="float">
            <text:p>5316.55</text:p>
          </table:table-cell>
          <table:table-cell office:value-type="float" office:value="6130.49" calcext:value-type="float">
            <text:p>6130.49</text:p>
          </table:table-cell>
          <table:table-cell office:value-type="float" office:value="11884.7" calcext:value-type="float">
            <text:p>11884.7</text:p>
          </table:table-cell>
          <table:table-cell office:value-type="float" office:value="93307.2" calcext:value-type="float">
            <text:p>93307.2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144358" calcext:value-type="float">
            <text:p>0.144358</text:p>
          </table:table-cell>
          <table:table-cell office:value-type="float" office:value="517.975" calcext:value-type="float">
            <text:p>517.975</text:p>
          </table:table-cell>
          <table:table-cell office:value-type="float" office:value="0.0573592" calcext:value-type="float">
            <text:p>0.0573592</text:p>
          </table:table-cell>
          <table:table-cell office:value-type="float" office:value="3.21281" calcext:value-type="float">
            <text:p>3.21281</text:p>
          </table:table-cell>
          <table:table-cell office:value-type="float" office:value="2225.58" calcext:value-type="float">
            <text:p>2225.58</text:p>
          </table:table-cell>
          <table:table-cell office:value-type="float" office:value="0.0648993" calcext:value-type="float">
            <text:p>0.0648993</text:p>
          </table:table-cell>
          <table:table-cell office:value-type="float" office:value="0.074835" calcext:value-type="float">
            <text:p>0.074835</text:p>
          </table:table-cell>
          <table:table-cell office:value-type="float" office:value="0.145077" calcext:value-type="float">
            <text:p>0.145077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Clients 15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16691.9" calcext:value-type="float">
            <text:p>16691.9</text:p>
          </table:table-cell>
          <table:table-cell table:style-name="ce7" office:value-type="float" office:value="58367800" calcext:value-type="float">
            <text:p>5.84E+07</text:p>
          </table:table-cell>
          <table:table-cell office:value-type="float" office:value="15.109" calcext:value-type="float">
            <text:p>15.109</text:p>
          </table:table-cell>
          <table:table-cell office:value-type="float" office:value="674011" calcext:value-type="float">
            <text:p>674011</text:p>
          </table:table-cell>
          <table:table-cell office:value-type="float" office:value="4037.94" calcext:value-type="float">
            <text:p>4037.94</text:p>
          </table:table-cell>
          <table:table-cell office:value-type="float" office:value="192.509" calcext:value-type="float">
            <text:p>192.509</text:p>
          </table:table-cell>
          <table:table-cell office:value-type="float" office:value="3213.11" calcext:value-type="float">
            <text:p>3213.11</text:p>
          </table:table-cell>
          <table:table-cell office:value-type="float" office:value="8232.46" calcext:value-type="float">
            <text:p>8232.46</text:p>
          </table:table-cell>
          <table:table-cell office:value-type="float" office:value="120427" calcext:value-type="float">
            <text:p>120427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17287.8" calcext:value-type="float">
            <text:p>17287.8</text:p>
          </table:table-cell>
          <table:table-cell table:style-name="ce7" office:value-type="float" office:value="57407500" calcext:value-type="float">
            <text:p>5.74E+07</text:p>
          </table:table-cell>
          <table:table-cell office:value-type="float" office:value="44.006" calcext:value-type="float">
            <text:p>44.006</text:p>
          </table:table-cell>
          <table:table-cell office:value-type="float" office:value="690524" calcext:value-type="float">
            <text:p>690524</text:p>
          </table:table-cell>
          <table:table-cell office:value-type="float" office:value="3994.29" calcext:value-type="float">
            <text:p>3994.29</text:p>
          </table:table-cell>
          <table:table-cell office:value-type="float" office:value="242.522" calcext:value-type="float">
            <text:p>242.522</text:p>
          </table:table-cell>
          <table:table-cell office:value-type="float" office:value="3409.37" calcext:value-type="float">
            <text:p>3409.37</text:p>
          </table:table-cell>
          <table:table-cell office:value-type="float" office:value="8800.12" calcext:value-type="float">
            <text:p>8800.12</text:p>
          </table:table-cell>
          <table:table-cell office:value-type="float" office:value="125669" calcext:value-type="float">
            <text:p>125669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2.09956" calcext:value-type="float">
            <text:p>2.09956</text:p>
          </table:table-cell>
          <table:table-cell office:value-type="float" office:value="6972" calcext:value-type="float">
            <text:p>6972</text:p>
          </table:table-cell>
          <table:table-cell office:value-type="float" office:value="0.00534443" calcext:value-type="float">
            <text:p>0.00534443</text:p>
          </table:table-cell>
          <table:table-cell office:value-type="float" office:value="83.8625" calcext:value-type="float">
            <text:p>83.8625</text:p>
          </table:table-cell>
          <table:table-cell office:value-type="float" office:value="3994.29" calcext:value-type="float">
            <text:p>3994.29</text:p>
          </table:table-cell>
          <table:table-cell office:value-type="float" office:value="0.0294537" calcext:value-type="float">
            <text:p>0.0294537</text:p>
          </table:table-cell>
          <table:table-cell office:value-type="float" office:value="0.414059" calcext:value-type="float">
            <text:p>0.414059</text:p>
          </table:table-cell>
          <table:table-cell office:value-type="float" office:value="1.06875" calcext:value-type="float">
            <text:p>1.06875</text:p>
          </table:table-cell>
          <table:table-cell office:value-type="float" office:value="15.2622" calcext:value-type="float">
            <text:p>15.2622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14384.1" calcext:value-type="float">
            <text:p>14384.1</text:p>
          </table:table-cell>
          <table:table-cell table:style-name="ce7" office:value-type="float" office:value="55875900" calcext:value-type="float">
            <text:p>5.59E+07</text:p>
          </table:table-cell>
          <table:table-cell office:value-type="float" office:value="46.598" calcext:value-type="float">
            <text:p>46.598</text:p>
          </table:table-cell>
          <table:table-cell office:value-type="float" office:value="587677" calcext:value-type="float">
            <text:p>587677</text:p>
          </table:table-cell>
          <table:table-cell office:value-type="float" office:value="4085.6" calcext:value-type="float">
            <text:p>4085.6</text:p>
          </table:table-cell>
          <table:table-cell office:value-type="float" office:value="573.429" calcext:value-type="float">
            <text:p>573.429</text:p>
          </table:table-cell>
          <table:table-cell office:value-type="float" office:value="3619.49" calcext:value-type="float">
            <text:p>3619.49</text:p>
          </table:table-cell>
          <table:table-cell office:value-type="float" office:value="8604.79" calcext:value-type="float">
            <text:p>8604.79</text:p>
          </table:table-cell>
          <table:table-cell office:value-type="float" office:value="120100" calcext:value-type="float">
            <text:p>120100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39.4553" calcext:value-type="float">
            <text:p>39.4553</text:p>
          </table:table-cell>
          <table:table-cell office:value-type="float" office:value="94418.3" calcext:value-type="float">
            <text:p>94418.3</text:p>
          </table:table-cell>
          <table:table-cell office:value-type="float" office:value="0.410312" calcext:value-type="float">
            <text:p>0.410312</text:p>
          </table:table-cell>
          <table:table-cell office:value-type="float" office:value="1214.37" calcext:value-type="float">
            <text:p>1214.37</text:p>
          </table:table-cell>
          <table:table-cell office:value-type="float" office:value="3077.85" calcext:value-type="float">
            <text:p>3077.85</text:p>
          </table:table-cell>
          <table:table-cell office:value-type="float" office:value="1.72251" calcext:value-type="float">
            <text:p>1.72251</text:p>
          </table:table-cell>
          <table:table-cell office:value-type="float" office:value="11.8553" calcext:value-type="float">
            <text:p>11.8553</text:p>
          </table:table-cell>
          <table:table-cell office:value-type="float" office:value="30.2828" calcext:value-type="float">
            <text:p>30.2828</text:p>
          </table:table-cell>
          <table:table-cell office:value-type="float" office:value="298.818" calcext:value-type="float">
            <text:p>298.818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29157" calcext:value-type="float">
            <text:p>29157</text:p>
          </table:table-cell>
          <table:table-cell table:style-name="ce7" office:value-type="float" office:value="58382100" calcext:value-type="float">
            <text:p>5.84E+07</text:p>
          </table:table-cell>
          <table:table-cell office:value-type="float" office:value="39.233" calcext:value-type="float">
            <text:p>39.233</text:p>
          </table:table-cell>
          <table:table-cell office:value-type="float" office:value="720023" calcext:value-type="float">
            <text:p>720023</text:p>
          </table:table-cell>
          <table:table-cell office:value-type="float" office:value="2469.47" calcext:value-type="float">
            <text:p>2469.47</text:p>
          </table:table-cell>
          <table:table-cell office:value-type="float" office:value="14535.3" calcext:value-type="float">
            <text:p>14535.3</text:p>
          </table:table-cell>
          <table:table-cell office:value-type="float" office:value="17250.9" calcext:value-type="float">
            <text:p>17250.9</text:p>
          </table:table-cell>
          <table:table-cell office:value-type="float" office:value="21808" calcext:value-type="float">
            <text:p>21808</text:p>
          </table:table-cell>
          <table:table-cell office:value-type="float" office:value="134794" calcext:value-type="float">
            <text:p>134794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3.54105" calcext:value-type="float">
            <text:p>3.54105</text:p>
          </table:table-cell>
          <table:table-cell office:value-type="float" office:value="7090.37" calcext:value-type="float">
            <text:p>7090.37</text:p>
          </table:table-cell>
          <table:table-cell office:value-type="float" office:value="0.00476476" calcext:value-type="float">
            <text:p>0.00476476</text:p>
          </table:table-cell>
          <table:table-cell office:value-type="float" office:value="87.4451" calcext:value-type="float">
            <text:p>87.4451</text:p>
          </table:table-cell>
          <table:table-cell office:value-type="float" office:value="2469.47" calcext:value-type="float">
            <text:p>2469.47</text:p>
          </table:table-cell>
          <table:table-cell office:value-type="float" office:value="1.76528" calcext:value-type="float">
            <text:p>1.76528</text:p>
          </table:table-cell>
          <table:table-cell office:value-type="float" office:value="2.09508" calcext:value-type="float">
            <text:p>2.09508</text:p>
          </table:table-cell>
          <table:table-cell office:value-type="float" office:value="2.64853" calcext:value-type="float">
            <text:p>2.64853</text:p>
          </table:table-cell>
          <table:table-cell office:value-type="float" office:value="16.3704" calcext:value-type="float">
            <text:p>16.3704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10587.3" calcext:value-type="float">
            <text:p>10587.3</text:p>
          </table:table-cell>
          <table:table-cell table:style-name="ce7" office:value-type="float" office:value="46152900" calcext:value-type="float">
            <text:p>4.62E+07</text:p>
          </table:table-cell>
          <table:table-cell office:value-type="float" office:value="4692.18" calcext:value-type="float">
            <text:p>4692.18</text:p>
          </table:table-cell>
          <table:table-cell office:value-type="float" office:value="212292" calcext:value-type="float">
            <text:p>212292</text:p>
          </table:table-cell>
          <table:table-cell office:value-type="float" office:value="2005.16" calcext:value-type="float">
            <text:p>2005.16</text:p>
          </table:table-cell>
          <table:table-cell office:value-type="float" office:value="5302.26" calcext:value-type="float">
            <text:p>5302.26</text:p>
          </table:table-cell>
          <table:table-cell office:value-type="float" office:value="6069.12" calcext:value-type="float">
            <text:p>6069.12</text:p>
          </table:table-cell>
          <table:table-cell office:value-type="float" office:value="11112.8" calcext:value-type="float">
            <text:p>11112.8</text:p>
          </table:table-cell>
          <table:table-cell office:value-type="float" office:value="96129.7" calcext:value-type="float">
            <text:p>96129.7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129239" calcext:value-type="float">
            <text:p>0.129239</text:p>
          </table:table-cell>
          <table:table-cell office:value-type="float" office:value="563.39" calcext:value-type="float">
            <text:p>563.39</text:p>
          </table:table-cell>
          <table:table-cell office:value-type="float" office:value="0.0572775" calcext:value-type="float">
            <text:p>0.0572775</text:p>
          </table:table-cell>
          <table:table-cell office:value-type="float" office:value="2.59146" calcext:value-type="float">
            <text:p>2.59146</text:p>
          </table:table-cell>
          <table:table-cell office:value-type="float" office:value="2005.16" calcext:value-type="float">
            <text:p>2005.16</text:p>
          </table:table-cell>
          <table:table-cell office:value-type="float" office:value="0.0647249" calcext:value-type="float">
            <text:p>0.0647249</text:p>
          </table:table-cell>
          <table:table-cell office:value-type="float" office:value="0.0740859" calcext:value-type="float">
            <text:p>0.0740859</text:p>
          </table:table-cell>
          <table:table-cell office:value-type="float" office:value="0.135654" calcext:value-type="float">
            <text:p>0.135654</text:p>
          </table:table-cell>
          <table:table-cell office:value-type="float" office:value="1.17346" calcext:value-type="float">
            <text:p>1.1734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arams:</text:p>
          </table:table-cell>
          <table:table-cell office:value-type="string" calcext:value-type="string">
            <text:p><text:s/>Clients 180</text:p>
          </table:table-cell>
          <table:table-cell office:value-type="string" calcext:value-type="string">
            <text:p><text:s/>Messages 270000</text:p>
          </table:table-cell>
          <table:table-cell office:value-type="string" calcext:value-type="string">
            <text:p><text:s/>CompPeriod 250000</text:p>
          </table:table-cell>
          <table:table-cell office:value-type="string" calcext:value-type="string">
            <text:p><text:s/>CompChunk 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resp (us)</text:p>
          </table:table-cell>
          <table:table-cell office:value-type="float" office:value="18357.1" calcext:value-type="float">
            <text:p>18357.1</text:p>
          </table:table-cell>
          <table:table-cell table:style-name="ce7" office:value-type="float" office:value="58383300" calcext:value-type="float">
            <text:p>5.84E+07</text:p>
          </table:table-cell>
          <table:table-cell office:value-type="float" office:value="15.709" calcext:value-type="float">
            <text:p>15.709</text:p>
          </table:table-cell>
          <table:table-cell office:value-type="float" office:value="715723" calcext:value-type="float">
            <text:p>715723</text:p>
          </table:table-cell>
          <table:table-cell office:value-type="float" office:value="3898.89" calcext:value-type="float">
            <text:p>3898.89</text:p>
          </table:table-cell>
          <table:table-cell office:value-type="float" office:value="173.05" calcext:value-type="float">
            <text:p>173.05</text:p>
          </table:table-cell>
          <table:table-cell office:value-type="float" office:value="3049.76" calcext:value-type="float">
            <text:p>3049.76</text:p>
          </table:table-cell>
          <table:table-cell office:value-type="float" office:value="7446.56" calcext:value-type="float">
            <text:p>7446.56</text:p>
          </table:table-cell>
          <table:table-cell office:value-type="float" office:value="119809" calcext:value-type="float">
            <text:p>119809</text:p>
          </table:table-cell>
        </table:table-row>
        <table:table-row table:style-name="ro2">
          <table:table-cell office:value-type="string" calcext:value-type="string">
            <text:p>send (raw us)</text:p>
          </table:table-cell>
          <table:table-cell office:value-type="float" office:value="19139.6" calcext:value-type="float">
            <text:p>19139.6</text:p>
          </table:table-cell>
          <table:table-cell table:style-name="ce7" office:value-type="float" office:value="58383400" calcext:value-type="float">
            <text:p>5.84E+07</text:p>
          </table:table-cell>
          <table:table-cell office:value-type="float" office:value="44.142" calcext:value-type="float">
            <text:p>44.142</text:p>
          </table:table-cell>
          <table:table-cell office:value-type="float" office:value="706315" calcext:value-type="float">
            <text:p>706315</text:p>
          </table:table-cell>
          <table:table-cell office:value-type="float" office:value="3690.33" calcext:value-type="float">
            <text:p>3690.33</text:p>
          </table:table-cell>
          <table:table-cell office:value-type="float" office:value="222.13" calcext:value-type="float">
            <text:p>222.13</text:p>
          </table:table-cell>
          <table:table-cell office:value-type="float" office:value="3230.14" calcext:value-type="float">
            <text:p>3230.14</text:p>
          </table:table-cell>
          <table:table-cell office:value-type="float" office:value="7787.7" calcext:value-type="float">
            <text:p>7787.7</text:p>
          </table:table-cell>
          <table:table-cell office:value-type="float" office:value="120519" calcext:value-type="float">
            <text:p>120519</text:p>
          </table:table-cell>
        </table:table-row>
        <table:table-row table:style-name="ro2">
          <table:table-cell office:value-type="string" calcext:value-type="string">
            <text:p>send (us/byte)</text:p>
          </table:table-cell>
          <table:table-cell office:value-type="float" office:value="2.32446" calcext:value-type="float">
            <text:p>2.32446</text:p>
          </table:table-cell>
          <table:table-cell office:value-type="float" office:value="7090.52" calcext:value-type="float">
            <text:p>7090.52</text:p>
          </table:table-cell>
          <table:table-cell office:value-type="float" office:value="0.00536094" calcext:value-type="float">
            <text:p>0.00536094</text:p>
          </table:table-cell>
          <table:table-cell office:value-type="float" office:value="85.7802" calcext:value-type="float">
            <text:p>85.7802</text:p>
          </table:table-cell>
          <table:table-cell office:value-type="float" office:value="3690.33" calcext:value-type="float">
            <text:p>3690.33</text:p>
          </table:table-cell>
          <table:table-cell office:value-type="float" office:value="0.0269772" calcext:value-type="float">
            <text:p>0.0269772</text:p>
          </table:table-cell>
          <table:table-cell office:value-type="float" office:value="0.392293" calcext:value-type="float">
            <text:p>0.392293</text:p>
          </table:table-cell>
          <table:table-cell office:value-type="float" office:value="0.945798" calcext:value-type="float">
            <text:p>0.945798</text:p>
          </table:table-cell>
          <table:table-cell office:value-type="float" office:value="14.6368" calcext:value-type="float">
            <text:p>14.6368</text:p>
          </table:table-cell>
        </table:table-row>
        <table:table-row table:style-name="ro2">
          <table:table-cell office:value-type="string" calcext:value-type="string">
            <text:p>sort (raw us)</text:p>
          </table:table-cell>
          <table:table-cell office:value-type="float" office:value="17740.3" calcext:value-type="float">
            <text:p>17740.3</text:p>
          </table:table-cell>
          <table:table-cell table:style-name="ce7" office:value-type="float" office:value="58172700" calcext:value-type="float">
            <text:p>5.82E+07</text:p>
          </table:table-cell>
          <table:table-cell office:value-type="float" office:value="47.368" calcext:value-type="float">
            <text:p>47.368</text:p>
          </table:table-cell>
          <table:table-cell office:value-type="float" office:value="719014" calcext:value-type="float">
            <text:p>719014</text:p>
          </table:table-cell>
          <table:table-cell office:value-type="float" office:value="4053.01" calcext:value-type="float">
            <text:p>4053.01</text:p>
          </table:table-cell>
          <table:table-cell office:value-type="float" office:value="491.466" calcext:value-type="float">
            <text:p>491.466</text:p>
          </table:table-cell>
          <table:table-cell office:value-type="float" office:value="3309.38" calcext:value-type="float">
            <text:p>3309.38</text:p>
          </table:table-cell>
          <table:table-cell office:value-type="float" office:value="7630.57" calcext:value-type="float">
            <text:p>7630.57</text:p>
          </table:table-cell>
          <table:table-cell office:value-type="float" office:value="123277" calcext:value-type="float">
            <text:p>123277</text:p>
          </table:table-cell>
        </table:table-row>
        <table:table-row table:style-name="ro2">
          <table:table-cell office:value-type="string" calcext:value-type="string">
            <text:p>sort (us/msg)</text:p>
          </table:table-cell>
          <table:table-cell office:value-type="float" office:value="52.0365" calcext:value-type="float">
            <text:p>52.0365</text:p>
          </table:table-cell>
          <table:table-cell office:value-type="float" office:value="105179" calcext:value-type="float">
            <text:p>105179</text:p>
          </table:table-cell>
          <table:table-cell office:value-type="float" office:value="0.420815" calcext:value-type="float">
            <text:p>0.420815</text:p>
          </table:table-cell>
          <table:table-cell office:value-type="float" office:value="1582.18" calcext:value-type="float">
            <text:p>1582.18</text:p>
          </table:table-cell>
          <table:table-cell office:value-type="float" office:value="3040.52" calcext:value-type="float">
            <text:p>3040.52</text:p>
          </table:table-cell>
          <table:table-cell office:value-type="float" office:value="1.80375" calcext:value-type="float">
            <text:p>1.80375</text:p>
          </table:table-cell>
          <table:table-cell office:value-type="float" office:value="12.4991" calcext:value-type="float">
            <text:p>12.4991</text:p>
          </table:table-cell>
          <table:table-cell office:value-type="float" office:value="31.0134" calcext:value-type="float">
            <text:p>31.0134</text:p>
          </table:table-cell>
          <table:table-cell office:value-type="float" office:value="377.577" calcext:value-type="float">
            <text:p>377.577</text:p>
          </table:table-cell>
        </table:table-row>
        <table:table-row table:style-name="ro2">
          <table:table-cell office:value-type="string" calcext:value-type="string">
            <text:p>print (raw us)</text:p>
          </table:table-cell>
          <table:table-cell office:value-type="float" office:value="28341.6" calcext:value-type="float">
            <text:p>28341.6</text:p>
          </table:table-cell>
          <table:table-cell table:style-name="ce7" office:value-type="float" office:value="53713100" calcext:value-type="float">
            <text:p>5.37E+07</text:p>
          </table:table-cell>
          <table:table-cell office:value-type="float" office:value="45.114" calcext:value-type="float">
            <text:p>45.114</text:p>
          </table:table-cell>
          <table:table-cell office:value-type="float" office:value="727376" calcext:value-type="float">
            <text:p>727376</text:p>
          </table:table-cell>
          <table:table-cell office:value-type="float" office:value="2566.46" calcext:value-type="float">
            <text:p>2566.46</text:p>
          </table:table-cell>
          <table:table-cell office:value-type="float" office:value="14469.4" calcext:value-type="float">
            <text:p>14469.4</text:p>
          </table:table-cell>
          <table:table-cell office:value-type="float" office:value="17045.5" calcext:value-type="float">
            <text:p>17045.5</text:p>
          </table:table-cell>
          <table:table-cell office:value-type="float" office:value="21364.3" calcext:value-type="float">
            <text:p>21364.3</text:p>
          </table:table-cell>
          <table:table-cell office:value-type="float" office:value="137627" calcext:value-type="float">
            <text:p>137627</text:p>
          </table:table-cell>
        </table:table-row>
        <table:table-row table:style-name="ro2">
          <table:table-cell office:value-type="string" calcext:value-type="string">
            <text:p>print (us/byte)</text:p>
          </table:table-cell>
          <table:table-cell office:value-type="float" office:value="3.44203" calcext:value-type="float">
            <text:p>3.44203</text:p>
          </table:table-cell>
          <table:table-cell office:value-type="float" office:value="6523.33" calcext:value-type="float">
            <text:p>6523.33</text:p>
          </table:table-cell>
          <table:table-cell office:value-type="float" office:value="0.00547899" calcext:value-type="float">
            <text:p>0.00547899</text:p>
          </table:table-cell>
          <table:table-cell office:value-type="float" office:value="88.3381" calcext:value-type="float">
            <text:p>88.3381</text:p>
          </table:table-cell>
          <table:table-cell office:value-type="float" office:value="2566.46" calcext:value-type="float">
            <text:p>2566.46</text:p>
          </table:table-cell>
          <table:table-cell office:value-type="float" office:value="1.75728" calcext:value-type="float">
            <text:p>1.75728</text:p>
          </table:table-cell>
          <table:table-cell office:value-type="float" office:value="2.07014" calcext:value-type="float">
            <text:p>2.07014</text:p>
          </table:table-cell>
          <table:table-cell office:value-type="float" office:value="2.59465" calcext:value-type="float">
            <text:p>2.59465</text:p>
          </table:table-cell>
          <table:table-cell office:value-type="float" office:value="16.7144" calcext:value-type="float">
            <text:p>16.7144</text:p>
          </table:table-cell>
        </table:table-row>
        <table:table-row table:style-name="ro2">
          <table:table-cell office:value-type="string" calcext:value-type="string">
            <text:p>comp (raw)</text:p>
          </table:table-cell>
          <table:table-cell office:value-type="float" office:value="10178.7" calcext:value-type="float">
            <text:p>10178.7</text:p>
          </table:table-cell>
          <table:table-cell table:style-name="ce7" office:value-type="float" office:value="47003200" calcext:value-type="float">
            <text:p>4.70E+07</text:p>
          </table:table-cell>
          <table:table-cell office:value-type="float" office:value="4763.54" calcext:value-type="float">
            <text:p>4763.54</text:p>
          </table:table-cell>
          <table:table-cell office:value-type="float" office:value="220214" calcext:value-type="float">
            <text:p>220214</text:p>
          </table:table-cell>
          <table:table-cell office:value-type="float" office:value="2163.48" calcext:value-type="float">
            <text:p>2163.48</text:p>
          </table:table-cell>
          <table:table-cell office:value-type="float" office:value="5312.91" calcext:value-type="float">
            <text:p>5312.91</text:p>
          </table:table-cell>
          <table:table-cell office:value-type="float" office:value="6067.37" calcext:value-type="float">
            <text:p>6067.37</text:p>
          </table:table-cell>
          <table:table-cell office:value-type="float" office:value="10772.4" calcext:value-type="float">
            <text:p>10772.4</text:p>
          </table:table-cell>
          <table:table-cell office:value-type="float" office:value="96911.6" calcext:value-type="float">
            <text:p>96911.6</text:p>
          </table:table-cell>
        </table:table-row>
        <table:table-row table:style-name="ro2">
          <table:table-cell office:value-type="string" calcext:value-type="string">
            <text:p>comp (us/byte)</text:p>
          </table:table-cell>
          <table:table-cell office:value-type="float" office:value="0.124252" calcext:value-type="float">
            <text:p>0.124252</text:p>
          </table:table-cell>
          <table:table-cell office:value-type="float" office:value="573.769" calcext:value-type="float">
            <text:p>573.769</text:p>
          </table:table-cell>
          <table:table-cell office:value-type="float" office:value="0.0581487" calcext:value-type="float">
            <text:p>0.0581487</text:p>
          </table:table-cell>
          <table:table-cell office:value-type="float" office:value="2.68817" calcext:value-type="float">
            <text:p>2.68817</text:p>
          </table:table-cell>
          <table:table-cell office:value-type="float" office:value="2163.48" calcext:value-type="float">
            <text:p>2163.48</text:p>
          </table:table-cell>
          <table:table-cell office:value-type="float" office:value="0.0648549" calcext:value-type="float">
            <text:p>0.0648549</text:p>
          </table:table-cell>
          <table:table-cell office:value-type="float" office:value="0.0740645" calcext:value-type="float">
            <text:p>0.0740645</text:p>
          </table:table-cell>
          <table:table-cell office:value-type="float" office:value="0.131499" calcext:value-type="float">
            <text:p>0.131499</text:p>
          </table:table-cell>
          <table:table-cell office:value-type="float" office:value="1.183" calcext:value-type="float">
            <text:p>1.183</text:p>
          </table:table-cell>
        </table:table-row>
      </table:table>
      <table:table table:name="job-prio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./jsched-prio -f0 2 -f1 2 -f2 2 -f3 2 --seed 90 --duration 15 --quantlen 500 --cilkrho 2 --cilkutil 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24) Duration 12.436947 sec</text:p>
          </table:table-cell>
          <table:table-cell office:value-type="float" office:value="38312.6" calcext:value-type="float">
            <text:p>38312.6</text:p>
          </table:table-cell>
          <table:table-cell office:value-type="float" office:value="53250.1" calcext:value-type="float">
            <text:p>53250.1</text:p>
          </table:table-cell>
          <table:table-cell office:value-type="float" office:value="36183.4" calcext:value-type="float">
            <text:p>36183.4</text:p>
          </table:table-cell>
          <table:table-cell office:value-type="float" office:value="4233.97" calcext:value-type="float">
            <text:p>4233.97</text:p>
          </table:table-cell>
          <table:table-cell office:value-type="float" office:value="11.0511" calcext:value-type="float">
            <text:p>11.0511</text:p>
          </table:table-cell>
          <table:table-cell office:value-type="float" office:value="36666.5" calcext:value-type="float">
            <text:p>36666.5</text:p>
          </table:table-cell>
          <table:table-cell office:value-type="float" office:value="39231" calcext:value-type="float">
            <text:p>39231</text:p>
          </table:table-cell>
          <table:table-cell office:value-type="float" office:value="50117.8" calcext:value-type="float">
            <text:p>50117.8</text:p>
          </table:table-cell>
          <table:table-cell office:value-type="float" office:value="53250.1" calcext:value-type="float">
            <text:p>53250.1</text:p>
          </table:table-cell>
        </table:table-row>
        <table:table-row table:style-name="ro2">
          <table:table-cell office:value-type="string" calcext:value-type="string">
            <text:p>FIB Timing (avg of 20) Duration 13.816082 sec</text:p>
          </table:table-cell>
          <table:table-cell office:value-type="float" office:value="80353.4" calcext:value-type="float">
            <text:p>80353.4</text:p>
          </table:table-cell>
          <table:table-cell office:value-type="float" office:value="147014" calcext:value-type="float">
            <text:p>147014</text:p>
          </table:table-cell>
          <table:table-cell office:value-type="float" office:value="60080.1" calcext:value-type="float">
            <text:p>60080.1</text:p>
          </table:table-cell>
          <table:table-cell office:value-type="float" office:value="26902.4" calcext:value-type="float">
            <text:p>26902.4</text:p>
          </table:table-cell>
          <table:table-cell office:value-type="float" office:value="33.4801" calcext:value-type="float">
            <text:p>33.4801</text:p>
          </table:table-cell>
          <table:table-cell office:value-type="float" office:value="63928.4" calcext:value-type="float">
            <text:p>63928.4</text:p>
          </table:table-cell>
          <table:table-cell office:value-type="float" office:value="115678" calcext:value-type="float">
            <text:p>115678</text:p>
          </table:table-cell>
          <table:table-cell office:value-type="float" office:value="131969" calcext:value-type="float">
            <text:p>131969</text:p>
          </table:table-cell>
          <table:table-cell office:value-type="float" office:value="147014" calcext:value-type="float">
            <text:p>147014</text:p>
          </table:table-cell>
        </table:table-row>
        <table:table-row table:style-name="ro2">
          <table:table-cell office:value-type="string" calcext:value-type="string">
            <text:p>SORT Timing (avg of 33) Duration 13.169263 sec</text:p>
          </table:table-cell>
          <table:table-cell office:value-type="float" office:value="98595.6" calcext:value-type="float">
            <text:p>98595.6</text:p>
          </table:table-cell>
          <table:table-cell office:value-type="float" office:value="199206" calcext:value-type="float">
            <text:p>199206</text:p>
          </table:table-cell>
          <table:table-cell office:value-type="float" office:value="81647.2" calcext:value-type="float">
            <text:p>81647.2</text:p>
          </table:table-cell>
          <table:table-cell office:value-type="float" office:value="26623.8" calcext:value-type="float">
            <text:p>26623.8</text:p>
          </table:table-cell>
          <table:table-cell office:value-type="float" office:value="27.003" calcext:value-type="float">
            <text:p>27.003</text:p>
          </table:table-cell>
          <table:table-cell office:value-type="float" office:value="85075.8" calcext:value-type="float">
            <text:p>85075.8</text:p>
          </table:table-cell>
          <table:table-cell office:value-type="float" office:value="134270" calcext:value-type="float">
            <text:p>134270</text:p>
          </table:table-cell>
          <table:table-cell office:value-type="float" office:value="151596" calcext:value-type="float">
            <text:p>151596</text:p>
          </table:table-cell>
          <table:table-cell office:value-type="float" office:value="199206" calcext:value-type="float">
            <text:p>199206</text:p>
          </table:table-cell>
        </table:table-row>
        <table:table-row table:style-name="ro2">
          <table:table-cell office:value-type="string" calcext:value-type="string">
            <text:p>SW Timing (avg of 29) Duration 14.296617 sec</text:p>
          </table:table-cell>
          <table:table-cell office:value-type="float" office:value="262010" calcext:value-type="float">
            <text:p>262010</text:p>
          </table:table-cell>
          <table:table-cell office:value-type="float" office:value="852340" calcext:value-type="float">
            <text:p>852340</text:p>
          </table:table-cell>
          <table:table-cell office:value-type="float" office:value="132163" calcext:value-type="float">
            <text:p>132163</text:p>
          </table:table-cell>
          <table:table-cell office:value-type="float" office:value="185208" calcext:value-type="float">
            <text:p>185208</text:p>
          </table:table-cell>
          <table:table-cell office:value-type="float" office:value="70.6873" calcext:value-type="float">
            <text:p>70.6873</text:p>
          </table:table-cell>
          <table:table-cell office:value-type="float" office:value="192904" calcext:value-type="float">
            <text:p>192904</text:p>
          </table:table-cell>
          <table:table-cell office:value-type="float" office:value="627218" calcext:value-type="float">
            <text:p>627218</text:p>
          </table:table-cell>
          <table:table-cell office:value-type="float" office:value="647317" calcext:value-type="float">
            <text:p>647317</text:p>
          </table:table-cell>
          <table:table-cell office:value-type="float" office:value="852340" calcext:value-type="float">
            <text:p>85234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jsched-prio -f0 3 -f1 3 -f2 3 -f3 3 --seed 90 --duration 15 --quantlen 500 --cilkrho 2 --cilkutil 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35) Duration 13.830520 sec</text:p>
          </table:table-cell>
          <table:table-cell office:value-type="float" office:value="43909" calcext:value-type="float">
            <text:p>43909</text:p>
          </table:table-cell>
          <table:table-cell office:value-type="float" office:value="68577.1" calcext:value-type="float">
            <text:p>68577.1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11616.3" calcext:value-type="float">
            <text:p>11616.3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37891.1" calcext:value-type="float">
            <text:p>37891.1</text:p>
          </table:table-cell>
          <table:table-cell office:value-type="float" office:value="66575.8" calcext:value-type="float">
            <text:p>66575.8</text:p>
          </table:table-cell>
          <table:table-cell office:value-type="float" office:value="67892.8" calcext:value-type="float">
            <text:p>67892.8</text:p>
          </table:table-cell>
          <table:table-cell office:value-type="float" office:value="68577.1" calcext:value-type="float">
            <text:p>68577.1</text:p>
          </table:table-cell>
        </table:table-row>
        <table:table-row table:style-name="ro2">
          <table:table-cell office:value-type="string" calcext:value-type="string">
            <text:p>FIB Timing (avg of 45) Duration 14.020418 sec</text:p>
          </table:table-cell>
          <table:table-cell office:value-type="float" office:value="96036.7" calcext:value-type="float">
            <text:p>96036.7</text:p>
          </table:table-cell>
          <table:table-cell office:value-type="float" office:value="223904" calcext:value-type="float">
            <text:p>223904</text:p>
          </table:table-cell>
          <table:table-cell office:value-type="float" office:value="58440.5" calcext:value-type="float">
            <text:p>58440.5</text:p>
          </table:table-cell>
          <table:table-cell office:value-type="float" office:value="43383.1" calcext:value-type="float">
            <text:p>43383.1</text:p>
          </table:table-cell>
          <table:table-cell office:value-type="float" office:value="45.1734" calcext:value-type="float">
            <text:p>45.1734</text:p>
          </table:table-cell>
          <table:table-cell office:value-type="float" office:value="84519.6" calcext:value-type="float">
            <text:p>84519.6</text:p>
          </table:table-cell>
          <table:table-cell office:value-type="float" office:value="174475" calcext:value-type="float">
            <text:p>174475</text:p>
          </table:table-cell>
          <table:table-cell office:value-type="float" office:value="206248" calcext:value-type="float">
            <text:p>206248</text:p>
          </table:table-cell>
          <table:table-cell office:value-type="float" office:value="223904" calcext:value-type="float">
            <text:p>223904</text:p>
          </table:table-cell>
        </table:table-row>
        <table:table-row table:style-name="ro2">
          <table:table-cell office:value-type="string" calcext:value-type="string">
            <text:p>SORT Timing (avg of 33) Duration 13.323105 sec</text:p>
          </table:table-cell>
          <table:table-cell office:value-type="float" office:value="111460" calcext:value-type="float">
            <text:p>111460</text:p>
          </table:table-cell>
          <table:table-cell office:value-type="float" office:value="415075" calcext:value-type="float">
            <text:p>415075</text:p>
          </table:table-cell>
          <table:table-cell office:value-type="float" office:value="81711.6" calcext:value-type="float">
            <text:p>81711.6</text:p>
          </table:table-cell>
          <table:table-cell office:value-type="float" office:value="62070.7" calcext:value-type="float">
            <text:p>62070.7</text:p>
          </table:table-cell>
          <table:table-cell office:value-type="float" office:value="55.6889" calcext:value-type="float">
            <text:p>55.6889</text:p>
          </table:table-cell>
          <table:table-cell office:value-type="float" office:value="85109" calcext:value-type="float">
            <text:p>85109</text:p>
          </table:table-cell>
          <table:table-cell office:value-type="float" office:value="161015" calcext:value-type="float">
            <text:p>161015</text:p>
          </table:table-cell>
          <table:table-cell office:value-type="float" office:value="186784" calcext:value-type="float">
            <text:p>186784</text:p>
          </table:table-cell>
          <table:table-cell office:value-type="float" office:value="415075" calcext:value-type="float">
            <text:p>415075</text:p>
          </table:table-cell>
        </table:table-row>
        <table:table-row table:style-name="ro2">
          <table:table-cell office:value-type="string" calcext:value-type="string">
            <text:p>SW Timing (avg of 47) Duration 14.721021 sec</text:p>
          </table:table-cell>
          <table:table-cell office:value-type="float" office:value="363517" calcext:value-type="float">
            <text:p>363517</text:p>
          </table:table-cell>
          <table:table-cell table:style-name="ce7" office:value-type="float" office:value="1053640" calcext:value-type="float">
            <text:p>1.05E+06</text:p>
          </table:table-cell>
          <table:table-cell office:value-type="float" office:value="130766" calcext:value-type="float">
            <text:p>130766</text:p>
          </table:table-cell>
          <table:table-cell office:value-type="float" office:value="206085" calcext:value-type="float">
            <text:p>206085</text:p>
          </table:table-cell>
          <table:table-cell office:value-type="float" office:value="56.6921" calcext:value-type="float">
            <text:p>56.6921</text:p>
          </table:table-cell>
          <table:table-cell office:value-type="float" office:value="319748" calcext:value-type="float">
            <text:p>319748</text:p>
          </table:table-cell>
          <table:table-cell office:value-type="float" office:value="610030" calcext:value-type="float">
            <text:p>610030</text:p>
          </table:table-cell>
          <table:table-cell office:value-type="float" office:value="663991" calcext:value-type="float">
            <text:p>663991</text:p>
          </table:table-cell>
          <table:table-cell table:style-name="ce7" office:value-type="float" office:value="1053640" calcext:value-type="float">
            <text:p>1.05E+0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jsched-prio -f0 4 -f1 4 -f2 4 -f3 4 --seed 90 --duration 15 --quantlen 500 --cilkrho 2 --cilkutil 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53) Duration 14.470039 sec</text:p>
          </table:table-cell>
          <table:table-cell office:value-type="float" office:value="43879.1" calcext:value-type="float">
            <text:p>43879.1</text:p>
          </table:table-cell>
          <table:table-cell office:value-type="float" office:value="79779.1" calcext:value-type="float">
            <text:p>79779.1</text:p>
          </table:table-cell>
          <table:table-cell office:value-type="float" office:value="36315.9" calcext:value-type="float">
            <text:p>36315.9</text:p>
          </table:table-cell>
          <table:table-cell office:value-type="float" office:value="12622.7" calcext:value-type="float">
            <text:p>12622.7</text:p>
          </table:table-cell>
          <table:table-cell office:value-type="float" office:value="28.767" calcext:value-type="float">
            <text:p>28.767</text:p>
          </table:table-cell>
          <table:table-cell office:value-type="float" office:value="37305.7" calcext:value-type="float">
            <text:p>37305.7</text:p>
          </table:table-cell>
          <table:table-cell office:value-type="float" office:value="63899.5" calcext:value-type="float">
            <text:p>63899.5</text:p>
          </table:table-cell>
          <table:table-cell office:value-type="float" office:value="77933.2" calcext:value-type="float">
            <text:p>77933.2</text:p>
          </table:table-cell>
          <table:table-cell office:value-type="float" office:value="79779.1" calcext:value-type="float">
            <text:p>79779.1</text:p>
          </table:table-cell>
        </table:table-row>
        <table:table-row table:style-name="ro2">
          <table:table-cell office:value-type="string" calcext:value-type="string">
            <text:p>FIB Timing (avg of 57) Duration 14.162980 sec</text:p>
          </table:table-cell>
          <table:table-cell office:value-type="float" office:value="111044" calcext:value-type="float">
            <text:p>111044</text:p>
          </table:table-cell>
          <table:table-cell office:value-type="float" office:value="327358" calcext:value-type="float">
            <text:p>327358</text:p>
          </table:table-cell>
          <table:table-cell office:value-type="float" office:value="58722.2" calcext:value-type="float">
            <text:p>58722.2</text:p>
          </table:table-cell>
          <table:table-cell office:value-type="float" office:value="62254.5" calcext:value-type="float">
            <text:p>62254.5</text:p>
          </table:table-cell>
          <table:table-cell office:value-type="float" office:value="56.0627" calcext:value-type="float">
            <text:p>56.0627</text:p>
          </table:table-cell>
          <table:table-cell office:value-type="float" office:value="96699.9" calcext:value-type="float">
            <text:p>96699.9</text:p>
          </table:table-cell>
          <table:table-cell office:value-type="float" office:value="196844" calcext:value-type="float">
            <text:p>196844</text:p>
          </table:table-cell>
          <table:table-cell office:value-type="float" office:value="288558" calcext:value-type="float">
            <text:p>288558</text:p>
          </table:table-cell>
          <table:table-cell office:value-type="float" office:value="327358" calcext:value-type="float">
            <text:p>327358</text:p>
          </table:table-cell>
        </table:table-row>
        <table:table-row table:style-name="ro2">
          <table:table-cell office:value-type="string" calcext:value-type="string">
            <text:p>SORT Timing (avg of 42) Duration 13.815974 sec</text:p>
          </table:table-cell>
          <table:table-cell office:value-type="float" office:value="147157" calcext:value-type="float">
            <text:p>147157</text:p>
          </table:table-cell>
          <table:table-cell office:value-type="float" office:value="499222" calcext:value-type="float">
            <text:p>499222</text:p>
          </table:table-cell>
          <table:table-cell office:value-type="float" office:value="82147" calcext:value-type="float">
            <text:p>82147</text:p>
          </table:table-cell>
          <table:table-cell office:value-type="float" office:value="96286.4" calcext:value-type="float">
            <text:p>96286.4</text:p>
          </table:table-cell>
          <table:table-cell office:value-type="float" office:value="65.431" calcext:value-type="float">
            <text:p>65.431</text:p>
          </table:table-cell>
          <table:table-cell office:value-type="float" office:value="93138.5" calcext:value-type="float">
            <text:p>93138.5</text:p>
          </table:table-cell>
          <table:table-cell office:value-type="float" office:value="237278" calcext:value-type="float">
            <text:p>237278</text:p>
          </table:table-cell>
          <table:table-cell office:value-type="float" office:value="283836" calcext:value-type="float">
            <text:p>283836</text:p>
          </table:table-cell>
          <table:table-cell office:value-type="float" office:value="499222" calcext:value-type="float">
            <text:p>499222</text:p>
          </table:table-cell>
        </table:table-row>
        <table:table-row table:style-name="ro2">
          <table:table-cell office:value-type="string" calcext:value-type="string">
            <text:p>SW Timing (avg of 65) Duration 16.305359 sec</text:p>
          </table:table-cell>
          <table:table-cell table:style-name="ce7" office:value-type="float" office:value="1291100" calcext:value-type="float">
            <text:p>1.29E+06</text:p>
          </table:table-cell>
          <table:table-cell table:style-name="ce7" office:value-type="float" office:value="2215480" calcext:value-type="float">
            <text:p>2.22E+06</text:p>
          </table:table-cell>
          <table:table-cell office:value-type="float" office:value="131868" calcext:value-type="float">
            <text:p>131868</text:p>
          </table:table-cell>
          <table:table-cell office:value-type="float" office:value="704594" calcext:value-type="float">
            <text:p>704594</text:p>
          </table:table-cell>
          <table:table-cell office:value-type="float" office:value="54.5731" calcext:value-type="float">
            <text:p>54.5731</text:p>
          </table:table-cell>
          <table:table-cell table:style-name="ce7" office:value-type="float" office:value="1416210" calcext:value-type="float">
            <text:p>1.42E+06</text:p>
          </table:table-cell>
          <table:table-cell table:style-name="ce7" office:value-type="float" office:value="2074700" calcext:value-type="float">
            <text:p>2.07E+06</text:p>
          </table:table-cell>
          <table:table-cell table:style-name="ce7" office:value-type="float" office:value="2106000" calcext:value-type="float">
            <text:p>2.11E+06</text:p>
          </table:table-cell>
          <table:table-cell table:style-name="ce7" office:value-type="float" office:value="2215480" calcext:value-type="float">
            <text:p>2.22E+0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jsched-prio -f0 5 -f1 5 -f2 5 -f3 5 --seed 90 --duration 15 --quantlen 500 --cilkrho 2 --cilkutil 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81) Duration 14.379644 sec</text:p>
          </table:table-cell>
          <table:table-cell office:value-type="float" office:value="43948.2" calcext:value-type="float">
            <text:p>43948.2</text:p>
          </table:table-cell>
          <table:table-cell office:value-type="float" office:value="110656" calcext:value-type="float">
            <text:p>110656</text:p>
          </table:table-cell>
          <table:table-cell office:value-type="float" office:value="36451.2" calcext:value-type="float">
            <text:p>36451.2</text:p>
          </table:table-cell>
          <table:table-cell office:value-type="float" office:value="14228.1" calcext:value-type="float">
            <text:p>14228.1</text:p>
          </table:table-cell>
          <table:table-cell office:value-type="float" office:value="32.3747" calcext:value-type="float">
            <text:p>32.3747</text:p>
          </table:table-cell>
          <table:table-cell office:value-type="float" office:value="37692.3" calcext:value-type="float">
            <text:p>37692.3</text:p>
          </table:table-cell>
          <table:table-cell office:value-type="float" office:value="60739.1" calcext:value-type="float">
            <text:p>60739.1</text:p>
          </table:table-cell>
          <table:table-cell office:value-type="float" office:value="69232.3" calcext:value-type="float">
            <text:p>69232.3</text:p>
          </table:table-cell>
          <table:table-cell office:value-type="float" office:value="110656" calcext:value-type="float">
            <text:p>110656</text:p>
          </table:table-cell>
        </table:table-row>
        <table:table-row table:style-name="ro2">
          <table:table-cell office:value-type="string" calcext:value-type="string">
            <text:p>FIB Timing (avg of 68) Duration 13.526741 sec</text:p>
          </table:table-cell>
          <table:table-cell office:value-type="float" office:value="148141" calcext:value-type="float">
            <text:p>148141</text:p>
          </table:table-cell>
          <table:table-cell office:value-type="float" office:value="390897" calcext:value-type="float">
            <text:p>390897</text:p>
          </table:table-cell>
          <table:table-cell office:value-type="float" office:value="59590.7" calcext:value-type="float">
            <text:p>59590.7</text:p>
          </table:table-cell>
          <table:table-cell office:value-type="float" office:value="81592.3" calcext:value-type="float">
            <text:p>81592.3</text:p>
          </table:table-cell>
          <table:table-cell office:value-type="float" office:value="55.0775" calcext:value-type="float">
            <text:p>55.0775</text:p>
          </table:table-cell>
          <table:table-cell office:value-type="float" office:value="137731" calcext:value-type="float">
            <text:p>137731</text:p>
          </table:table-cell>
          <table:table-cell office:value-type="float" office:value="270545" calcext:value-type="float">
            <text:p>270545</text:p>
          </table:table-cell>
          <table:table-cell office:value-type="float" office:value="291602" calcext:value-type="float">
            <text:p>291602</text:p>
          </table:table-cell>
          <table:table-cell office:value-type="float" office:value="390897" calcext:value-type="float">
            <text:p>390897</text:p>
          </table:table-cell>
        </table:table-row>
        <table:table-row table:style-name="ro2">
          <table:table-cell office:value-type="string" calcext:value-type="string">
            <text:p>SORT Timing (avg of 47) Duration 14.788862 sec</text:p>
          </table:table-cell>
          <table:table-cell office:value-type="float" office:value="393208" calcext:value-type="float">
            <text:p>393208</text:p>
          </table:table-cell>
          <table:table-cell table:style-name="ce7" office:value-type="float" office:value="1942800" calcext:value-type="float">
            <text:p>1.94E+06</text:p>
          </table:table-cell>
          <table:table-cell office:value-type="float" office:value="82422.8" calcext:value-type="float">
            <text:p>82422.8</text:p>
          </table:table-cell>
          <table:table-cell office:value-type="float" office:value="449569" calcext:value-type="float">
            <text:p>449569</text:p>
          </table:table-cell>
          <table:table-cell office:value-type="float" office:value="114.334" calcext:value-type="float">
            <text:p>114.334</text:p>
          </table:table-cell>
          <table:table-cell office:value-type="float" office:value="179048" calcext:value-type="float">
            <text:p>179048</text:p>
          </table:table-cell>
          <table:table-cell table:style-name="ce7" office:value-type="float" office:value="1178750" calcext:value-type="float">
            <text:p>1.18E+06</text:p>
          </table:table-cell>
          <table:table-cell table:style-name="ce7" office:value-type="float" office:value="1461330" calcext:value-type="float">
            <text:p>1.46E+06</text:p>
          </table:table-cell>
          <table:table-cell table:style-name="ce7" office:value-type="float" office:value="1942800" calcext:value-type="float">
            <text:p>1.94E+06</text:p>
          </table:table-cell>
        </table:table-row>
        <table:table-row table:style-name="ro2">
          <table:table-cell office:value-type="string" calcext:value-type="string">
            <text:p>SW Timing (avg of 57) Duration 17.870724 sec</text:p>
          </table:table-cell>
          <table:table-cell table:style-name="ce7" office:value-type="float" office:value="11629500" calcext:value-type="float">
            <text:p>1.16E+07</text:p>
          </table:table-cell>
          <table:table-cell table:style-name="ce7" office:value-type="float" office:value="17459800" calcext:value-type="float">
            <text:p>1.75E+07</text:p>
          </table:table-cell>
          <table:table-cell table:style-name="ce7" office:value-type="float" office:value="2631360" calcext:value-type="float">
            <text:p>2.63E+06</text:p>
          </table:table-cell>
          <table:table-cell table:style-name="ce7" office:value-type="float" office:value="3454900" calcext:value-type="float">
            <text:p>3.45E+06</text:p>
          </table:table-cell>
          <table:table-cell office:value-type="float" office:value="29.708" calcext:value-type="float">
            <text:p>29.708</text:p>
          </table:table-cell>
          <table:table-cell table:style-name="ce7" office:value-type="float" office:value="10971400" calcext:value-type="float">
            <text:p>1.10E+07</text:p>
          </table:table-cell>
          <table:table-cell table:style-name="ce7" office:value-type="float" office:value="16435500" calcext:value-type="float">
            <text:p>1.64E+07</text:p>
          </table:table-cell>
          <table:table-cell table:style-name="ce7" office:value-type="float" office:value="16819100" calcext:value-type="float">
            <text:p>1.68E+07</text:p>
          </table:table-cell>
          <table:table-cell table:style-name="ce7" office:value-type="float" office:value="17459800" calcext:value-type="float">
            <text:p>1.75E+07</text:p>
          </table:table-cell>
        </table:table-row>
      </table:table>
      <table:table table:name="job-noprio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./jsched-noprio -f0 2 -f1 2 -f2 2 -f3 2 --seed 90 --duration 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35) Duration 12.787804 sec</text:p>
          </table:table-cell>
          <table:table-cell office:value-type="float" office:value="50336.4" calcext:value-type="float">
            <text:p>50336.4</text:p>
          </table:table-cell>
          <table:table-cell office:value-type="float" office:value="153106" calcext:value-type="float">
            <text:p>153106</text:p>
          </table:table-cell>
          <table:table-cell office:value-type="float" office:value="32927.9" calcext:value-type="float">
            <text:p>32927.9</text:p>
          </table:table-cell>
          <table:table-cell office:value-type="float" office:value="24506.1" calcext:value-type="float">
            <text:p>24506.1</text:p>
          </table:table-cell>
          <table:table-cell office:value-type="float" office:value="48.6848" calcext:value-type="float">
            <text:p>48.6848</text:p>
          </table:table-cell>
          <table:table-cell office:value-type="float" office:value="39931.1" calcext:value-type="float">
            <text:p>39931.1</text:p>
          </table:table-cell>
          <table:table-cell office:value-type="float" office:value="77608.5" calcext:value-type="float">
            <text:p>77608.5</text:p>
          </table:table-cell>
          <table:table-cell office:value-type="float" office:value="101079" calcext:value-type="float">
            <text:p>101079</text:p>
          </table:table-cell>
          <table:table-cell office:value-type="float" office:value="153106" calcext:value-type="float">
            <text:p>153106</text:p>
          </table:table-cell>
        </table:table-row>
        <table:table-row table:style-name="ro2">
          <table:table-cell office:value-type="string" calcext:value-type="string">
            <text:p>FIB Timing (avg of 31) Duration 12.430961 sec</text:p>
          </table:table-cell>
          <table:table-cell office:value-type="float" office:value="69467.8" calcext:value-type="float">
            <text:p>69467.8</text:p>
          </table:table-cell>
          <table:table-cell office:value-type="float" office:value="139606" calcext:value-type="float">
            <text:p>139606</text:p>
          </table:table-cell>
          <table:table-cell office:value-type="float" office:value="50514.4" calcext:value-type="float">
            <text:p>50514.4</text:p>
          </table:table-cell>
          <table:table-cell office:value-type="float" office:value="22253.2" calcext:value-type="float">
            <text:p>22253.2</text:p>
          </table:table-cell>
          <table:table-cell office:value-type="float" office:value="32.0339" calcext:value-type="float">
            <text:p>32.0339</text:p>
          </table:table-cell>
          <table:table-cell office:value-type="float" office:value="60946.6" calcext:value-type="float">
            <text:p>60946.6</text:p>
          </table:table-cell>
          <table:table-cell office:value-type="float" office:value="100553" calcext:value-type="float">
            <text:p>100553</text:p>
          </table:table-cell>
          <table:table-cell office:value-type="float" office:value="107170" calcext:value-type="float">
            <text:p>107170</text:p>
          </table:table-cell>
          <table:table-cell office:value-type="float" office:value="139606" calcext:value-type="float">
            <text:p>139606</text:p>
          </table:table-cell>
        </table:table-row>
        <table:table-row table:style-name="ro2">
          <table:table-cell office:value-type="string" calcext:value-type="string">
            <text:p>SORT Timing (avg of 19) Duration 14.595286 sec</text:p>
          </table:table-cell>
          <table:table-cell office:value-type="float" office:value="99619.9" calcext:value-type="float">
            <text:p>99619.9</text:p>
          </table:table-cell>
          <table:table-cell office:value-type="float" office:value="201234" calcext:value-type="float">
            <text:p>201234</text:p>
          </table:table-cell>
          <table:table-cell office:value-type="float" office:value="75128.7" calcext:value-type="float">
            <text:p>75128.7</text:p>
          </table:table-cell>
          <table:table-cell office:value-type="float" office:value="32610.1" calcext:value-type="float">
            <text:p>32610.1</text:p>
          </table:table-cell>
          <table:table-cell office:value-type="float" office:value="32.7345" calcext:value-type="float">
            <text:p>32.7345</text:p>
          </table:table-cell>
          <table:table-cell office:value-type="float" office:value="83308.2" calcext:value-type="float">
            <text:p>83308.2</text:p>
          </table:table-cell>
          <table:table-cell office:value-type="float" office:value="147461" calcext:value-type="float">
            <text:p>147461</text:p>
          </table:table-cell>
          <table:table-cell table:number-columns-repeated="2" office:value-type="float" office:value="201234" calcext:value-type="float">
            <text:p>201234</text:p>
          </table:table-cell>
        </table:table-row>
        <table:table-row table:style-name="ro2">
          <table:table-cell office:value-type="string" calcext:value-type="string">
            <text:p>SW Timing (avg of 21) Duration 13.852713 sec</text:p>
          </table:table-cell>
          <table:table-cell office:value-type="float" office:value="185401" calcext:value-type="float">
            <text:p>185401</text:p>
          </table:table-cell>
          <table:table-cell office:value-type="float" office:value="465752" calcext:value-type="float">
            <text:p>465752</text:p>
          </table:table-cell>
          <table:table-cell office:value-type="float" office:value="100681" calcext:value-type="float">
            <text:p>100681</text:p>
          </table:table-cell>
          <table:table-cell office:value-type="float" office:value="96775.3" calcext:value-type="float">
            <text:p>96775.3</text:p>
          </table:table-cell>
          <table:table-cell office:value-type="float" office:value="52.1979" calcext:value-type="float">
            <text:p>52.1979</text:p>
          </table:table-cell>
          <table:table-cell office:value-type="float" office:value="157899" calcext:value-type="float">
            <text:p>157899</text:p>
          </table:table-cell>
          <table:table-cell office:value-type="float" office:value="294448" calcext:value-type="float">
            <text:p>294448</text:p>
          </table:table-cell>
          <table:table-cell office:value-type="float" office:value="404295" calcext:value-type="float">
            <text:p>404295</text:p>
          </table:table-cell>
          <table:table-cell office:value-type="float" office:value="465752" calcext:value-type="float">
            <text:p>465752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jsched-noprio -f0 3 -f1 3 -f2 3 -f3 3 --seed 90 --duration 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41) Duration 14.149958 sec</text:p>
          </table:table-cell>
          <table:table-cell office:value-type="float" office:value="68027.4" calcext:value-type="float">
            <text:p>68027.4</text:p>
          </table:table-cell>
          <table:table-cell office:value-type="float" office:value="176052" calcext:value-type="float">
            <text:p>176052</text:p>
          </table:table-cell>
          <table:table-cell office:value-type="float" office:value="34573.7" calcext:value-type="float">
            <text:p>34573.7</text:p>
          </table:table-cell>
          <table:table-cell office:value-type="float" office:value="34228.7" calcext:value-type="float">
            <text:p>34228.7</text:p>
          </table:table-cell>
          <table:table-cell office:value-type="float" office:value="50.316" calcext:value-type="float">
            <text:p>50.316</text:p>
          </table:table-cell>
          <table:table-cell office:value-type="float" office:value="61737.4" calcext:value-type="float">
            <text:p>61737.4</text:p>
          </table:table-cell>
          <table:table-cell office:value-type="float" office:value="110864" calcext:value-type="float">
            <text:p>110864</text:p>
          </table:table-cell>
          <table:table-cell office:value-type="float" office:value="131421" calcext:value-type="float">
            <text:p>131421</text:p>
          </table:table-cell>
          <table:table-cell office:value-type="float" office:value="176052" calcext:value-type="float">
            <text:p>176052</text:p>
          </table:table-cell>
        </table:table-row>
        <table:table-row table:style-name="ro2">
          <table:table-cell office:value-type="string" calcext:value-type="string">
            <text:p>FIB Timing (avg of 38) Duration 13.151686 sec</text:p>
          </table:table-cell>
          <table:table-cell office:value-type="float" office:value="75050.8" calcext:value-type="float">
            <text:p>75050.8</text:p>
          </table:table-cell>
          <table:table-cell office:value-type="float" office:value="126228" calcext:value-type="float">
            <text:p>126228</text:p>
          </table:table-cell>
          <table:table-cell office:value-type="float" office:value="53798.3" calcext:value-type="float">
            <text:p>53798.3</text:p>
          </table:table-cell>
          <table:table-cell office:value-type="float" office:value="20003.3" calcext:value-type="float">
            <text:p>20003.3</text:p>
          </table:table-cell>
          <table:table-cell office:value-type="float" office:value="26.653" calcext:value-type="float">
            <text:p>26.653</text:p>
          </table:table-cell>
          <table:table-cell office:value-type="float" office:value="68856.4" calcext:value-type="float">
            <text:p>68856.4</text:p>
          </table:table-cell>
          <table:table-cell office:value-type="float" office:value="99111.8" calcext:value-type="float">
            <text:p>99111.8</text:p>
          </table:table-cell>
          <table:table-cell office:value-type="float" office:value="125610" calcext:value-type="float">
            <text:p>125610</text:p>
          </table:table-cell>
          <table:table-cell office:value-type="float" office:value="126228" calcext:value-type="float">
            <text:p>126228</text:p>
          </table:table-cell>
        </table:table-row>
        <table:table-row table:style-name="ro2">
          <table:table-cell office:value-type="string" calcext:value-type="string">
            <text:p>SORT Timing (avg of 31) Duration 14.491830 sec</text:p>
          </table:table-cell>
          <table:table-cell office:value-type="float" office:value="116535" calcext:value-type="float">
            <text:p>116535</text:p>
          </table:table-cell>
          <table:table-cell office:value-type="float" office:value="237087" calcext:value-type="float">
            <text:p>237087</text:p>
          </table:table-cell>
          <table:table-cell office:value-type="float" office:value="77956.1" calcext:value-type="float">
            <text:p>77956.1</text:p>
          </table:table-cell>
          <table:table-cell office:value-type="float" office:value="37138.4" calcext:value-type="float">
            <text:p>37138.4</text:p>
          </table:table-cell>
          <table:table-cell office:value-type="float" office:value="31.8689" calcext:value-type="float">
            <text:p>31.8689</text:p>
          </table:table-cell>
          <table:table-cell office:value-type="float" office:value="104825" calcext:value-type="float">
            <text:p>104825</text:p>
          </table:table-cell>
          <table:table-cell office:value-type="float" office:value="159421" calcext:value-type="float">
            <text:p>159421</text:p>
          </table:table-cell>
          <table:table-cell office:value-type="float" office:value="194052" calcext:value-type="float">
            <text:p>194052</text:p>
          </table:table-cell>
          <table:table-cell office:value-type="float" office:value="237087" calcext:value-type="float">
            <text:p>237087</text:p>
          </table:table-cell>
        </table:table-row>
        <table:table-row table:style-name="ro2">
          <table:table-cell office:value-type="string" calcext:value-type="string">
            <text:p>SW Timing (avg of 39) Duration 13.263781 sec</text:p>
          </table:table-cell>
          <table:table-cell office:value-type="float" office:value="270594" calcext:value-type="float">
            <text:p>270594</text:p>
          </table:table-cell>
          <table:table-cell office:value-type="float" office:value="509070" calcext:value-type="float">
            <text:p>50907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23606" calcext:value-type="float">
            <text:p>123606</text:p>
          </table:table-cell>
          <table:table-cell office:value-type="float" office:value="45.6796" calcext:value-type="float">
            <text:p>45.6796</text:p>
          </table:table-cell>
          <table:table-cell office:value-type="float" office:value="258727" calcext:value-type="float">
            <text:p>258727</text:p>
          </table:table-cell>
          <table:table-cell office:value-type="float" office:value="486059" calcext:value-type="float">
            <text:p>486059</text:p>
          </table:table-cell>
          <table:table-cell office:value-type="float" office:value="504570" calcext:value-type="float">
            <text:p>504570</text:p>
          </table:table-cell>
          <table:table-cell office:value-type="float" office:value="509070" calcext:value-type="float">
            <text:p>50907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jsched-noprio -f0 4 -f1 4 -f2 4 -f3 4 --seed 90 --duration 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50) Duration 14.861522 sec</text:p>
          </table:table-cell>
          <table:table-cell office:value-type="float" office:value="85175.5" calcext:value-type="float">
            <text:p>85175.5</text:p>
          </table:table-cell>
          <table:table-cell office:value-type="float" office:value="282977" calcext:value-type="float">
            <text:p>282977</text:p>
          </table:table-cell>
          <table:table-cell office:value-type="float" office:value="32892.6" calcext:value-type="float">
            <text:p>32892.6</text:p>
          </table:table-cell>
          <table:table-cell office:value-type="float" office:value="60375" calcext:value-type="float">
            <text:p>60375</text:p>
          </table:table-cell>
          <table:table-cell office:value-type="float" office:value="70.8831" calcext:value-type="float">
            <text:p>70.8831</text:p>
          </table:table-cell>
          <table:table-cell office:value-type="float" office:value="61412.4" calcext:value-type="float">
            <text:p>61412.4</text:p>
          </table:table-cell>
          <table:table-cell office:value-type="float" office:value="163170" calcext:value-type="float">
            <text:p>163170</text:p>
          </table:table-cell>
          <table:table-cell office:value-type="float" office:value="209954" calcext:value-type="float">
            <text:p>209954</text:p>
          </table:table-cell>
          <table:table-cell office:value-type="float" office:value="282977" calcext:value-type="float">
            <text:p>282977</text:p>
          </table:table-cell>
        </table:table-row>
        <table:table-row table:style-name="ro2">
          <table:table-cell office:value-type="string" calcext:value-type="string">
            <text:p>FIB Timing (avg of 72) Duration 14.173547 sec</text:p>
          </table:table-cell>
          <table:table-cell office:value-type="float" office:value="103393" calcext:value-type="float">
            <text:p>103393</text:p>
          </table:table-cell>
          <table:table-cell office:value-type="float" office:value="216307" calcext:value-type="float">
            <text:p>216307</text:p>
          </table:table-cell>
          <table:table-cell office:value-type="float" office:value="50510.6" calcext:value-type="float">
            <text:p>50510.6</text:p>
          </table:table-cell>
          <table:table-cell office:value-type="float" office:value="45155.9" calcext:value-type="float">
            <text:p>45155.9</text:p>
          </table:table-cell>
          <table:table-cell office:value-type="float" office:value="43.674" calcext:value-type="float">
            <text:p>43.674</text:p>
          </table:table-cell>
          <table:table-cell office:value-type="float" office:value="98615.5" calcext:value-type="float">
            <text:p>98615.5</text:p>
          </table:table-cell>
          <table:table-cell office:value-type="float" office:value="176055" calcext:value-type="float">
            <text:p>176055</text:p>
          </table:table-cell>
          <table:table-cell office:value-type="float" office:value="190749" calcext:value-type="float">
            <text:p>190749</text:p>
          </table:table-cell>
          <table:table-cell office:value-type="float" office:value="216307" calcext:value-type="float">
            <text:p>216307</text:p>
          </table:table-cell>
        </table:table-row>
        <table:table-row table:style-name="ro2">
          <table:table-cell office:value-type="string" calcext:value-type="string">
            <text:p>SORT Timing (avg of 32) Duration 13.658530 sec</text:p>
          </table:table-cell>
          <table:table-cell office:value-type="float" office:value="144231" calcext:value-type="float">
            <text:p>144231</text:p>
          </table:table-cell>
          <table:table-cell office:value-type="float" office:value="278761" calcext:value-type="float">
            <text:p>278761</text:p>
          </table:table-cell>
          <table:table-cell office:value-type="float" office:value="78267.9" calcext:value-type="float">
            <text:p>78267.9</text:p>
          </table:table-cell>
          <table:table-cell office:value-type="float" office:value="54858.4" calcext:value-type="float">
            <text:p>54858.4</text:p>
          </table:table-cell>
          <table:table-cell office:value-type="float" office:value="38.0351" calcext:value-type="float">
            <text:p>38.0351</text:p>
          </table:table-cell>
          <table:table-cell office:value-type="float" office:value="136321" calcext:value-type="float">
            <text:p>136321</text:p>
          </table:table-cell>
          <table:table-cell office:value-type="float" office:value="201245" calcext:value-type="float">
            <text:p>201245</text:p>
          </table:table-cell>
          <table:table-cell office:value-type="float" office:value="235399" calcext:value-type="float">
            <text:p>235399</text:p>
          </table:table-cell>
          <table:table-cell office:value-type="float" office:value="278761" calcext:value-type="float">
            <text:p>278761</text:p>
          </table:table-cell>
        </table:table-row>
        <table:table-row table:style-name="ro2">
          <table:table-cell office:value-type="string" calcext:value-type="string">
            <text:p>SW Timing (avg of 30) Duration 12.963072 sec</text:p>
          </table:table-cell>
          <table:table-cell office:value-type="float" office:value="369024" calcext:value-type="float">
            <text:p>369024</text:p>
          </table:table-cell>
          <table:table-cell office:value-type="float" office:value="998339" calcext:value-type="float">
            <text:p>998339</text:p>
          </table:table-cell>
          <table:table-cell office:value-type="float" office:value="99465.6" calcext:value-type="float">
            <text:p>99465.6</text:p>
          </table:table-cell>
          <table:table-cell office:value-type="float" office:value="256485" calcext:value-type="float">
            <text:p>256485</text:p>
          </table:table-cell>
          <table:table-cell office:value-type="float" office:value="69.5036" calcext:value-type="float">
            <text:p>69.5036</text:p>
          </table:table-cell>
          <table:table-cell office:value-type="float" office:value="315234" calcext:value-type="float">
            <text:p>315234</text:p>
          </table:table-cell>
          <table:table-cell office:value-type="float" office:value="752106" calcext:value-type="float">
            <text:p>752106</text:p>
          </table:table-cell>
          <table:table-cell office:value-type="float" office:value="838371" calcext:value-type="float">
            <text:p>838371</text:p>
          </table:table-cell>
          <table:table-cell office:value-type="float" office:value="998339" calcext:value-type="float">
            <text:p>99833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./jsched-noprio -f0 5 -f1 5 -f2 5 -f3 5 --seed 90 --duration 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<text:s/>Avg(us)</text:p>
          </table:table-cell>
          <table:table-cell office:value-type="string" calcext:value-type="string">
            <text:p><text:s/>Max(us)</text:p>
          </table:table-cell>
          <table:table-cell office:value-type="string" calcext:value-type="string">
            <text:p><text:s/>Min(us)</text:p>
          </table:table-cell>
          <table:table-cell office:value-type="string" calcext:value-type="string">
            <text:p><text:s/>Stdev(us)</text:p>
          </table:table-cell>
          <table:table-cell office:value-type="string" calcext:value-type="string">
            <text:p><text:s/>Stdev(%)</text:p>
          </table:table-cell>
          <table:table-cell office:value-type="string" calcext:value-type="string">
            <text:p><text:s/>50%(us)</text:p>
          </table:table-cell>
          <table:table-cell office:value-type="string" calcext:value-type="string">
            <text:p><text:s/>90%(us)</text:p>
          </table:table-cell>
          <table:table-cell office:value-type="string" calcext:value-type="string">
            <text:p><text:s/>95%(us)</text:p>
          </table:table-cell>
          <table:table-cell office:value-type="string" calcext:value-type="string">
            <text:p><text:s/>99%(us)</text:p>
          </table:table-cell>
        </table:table-row>
        <table:table-row table:style-name="ro2">
          <table:table-cell office:value-type="string" calcext:value-type="string">
            <text:p>MM Timing (avg of 61) Duration 15.217309 sec</text:p>
          </table:table-cell>
          <table:table-cell office:value-type="float" office:value="204467" calcext:value-type="float">
            <text:p>204467</text:p>
          </table:table-cell>
          <table:table-cell office:value-type="float" office:value="562415" calcext:value-type="float">
            <text:p>562415</text:p>
          </table:table-cell>
          <table:table-cell office:value-type="float" office:value="34567.2" calcext:value-type="float">
            <text:p>34567.2</text:p>
          </table:table-cell>
          <table:table-cell office:value-type="float" office:value="136234" calcext:value-type="float">
            <text:p>136234</text:p>
          </table:table-cell>
          <table:table-cell office:value-type="float" office:value="66.6289" calcext:value-type="float">
            <text:p>66.6289</text:p>
          </table:table-cell>
          <table:table-cell office:value-type="float" office:value="205603" calcext:value-type="float">
            <text:p>205603</text:p>
          </table:table-cell>
          <table:table-cell office:value-type="float" office:value="393833" calcext:value-type="float">
            <text:p>393833</text:p>
          </table:table-cell>
          <table:table-cell office:value-type="float" office:value="475520" calcext:value-type="float">
            <text:p>475520</text:p>
          </table:table-cell>
          <table:table-cell office:value-type="float" office:value="562415" calcext:value-type="float">
            <text:p>562415</text:p>
          </table:table-cell>
        </table:table-row>
        <table:table-row table:style-name="ro2">
          <table:table-cell office:value-type="string" calcext:value-type="string">
            <text:p>FIB Timing (avg of 73) Duration 14.344371 sec</text:p>
          </table:table-cell>
          <table:table-cell office:value-type="float" office:value="164403" calcext:value-type="float">
            <text:p>164403</text:p>
          </table:table-cell>
          <table:table-cell office:value-type="float" office:value="494786" calcext:value-type="float">
            <text:p>494786</text:p>
          </table:table-cell>
          <table:table-cell office:value-type="float" office:value="64559" calcext:value-type="float">
            <text:p>64559</text:p>
          </table:table-cell>
          <table:table-cell office:value-type="float" office:value="98622.6" calcext:value-type="float">
            <text:p>98622.6</text:p>
          </table:table-cell>
          <table:table-cell office:value-type="float" office:value="59.9883" calcext:value-type="float">
            <text:p>59.9883</text:p>
          </table:table-cell>
          <table:table-cell office:value-type="float" office:value="136679" calcext:value-type="float">
            <text:p>136679</text:p>
          </table:table-cell>
          <table:table-cell office:value-type="float" office:value="308976" calcext:value-type="float">
            <text:p>308976</text:p>
          </table:table-cell>
          <table:table-cell office:value-type="float" office:value="384954" calcext:value-type="float">
            <text:p>384954</text:p>
          </table:table-cell>
          <table:table-cell office:value-type="float" office:value="494786" calcext:value-type="float">
            <text:p>494786</text:p>
          </table:table-cell>
        </table:table-row>
        <table:table-row table:style-name="ro2">
          <table:table-cell office:value-type="string" calcext:value-type="string">
            <text:p>SORT Timing (avg of 30) Duration 14.564832 sec</text:p>
          </table:table-cell>
          <table:table-cell office:value-type="float" office:value="284948" calcext:value-type="float">
            <text:p>284948</text:p>
          </table:table-cell>
          <table:table-cell office:value-type="float" office:value="553547" calcext:value-type="float">
            <text:p>553547</text:p>
          </table:table-cell>
          <table:table-cell office:value-type="float" office:value="87395.6" calcext:value-type="float">
            <text:p>87395.6</text:p>
          </table:table-cell>
          <table:table-cell office:value-type="float" office:value="135798" calcext:value-type="float">
            <text:p>135798</text:p>
          </table:table-cell>
          <table:table-cell office:value-type="float" office:value="47.6571" calcext:value-type="float">
            <text:p>47.6571</text:p>
          </table:table-cell>
          <table:table-cell office:value-type="float" office:value="262686" calcext:value-type="float">
            <text:p>262686</text:p>
          </table:table-cell>
          <table:table-cell office:value-type="float" office:value="494213" calcext:value-type="float">
            <text:p>494213</text:p>
          </table:table-cell>
          <table:table-cell office:value-type="float" office:value="549816" calcext:value-type="float">
            <text:p>549816</text:p>
          </table:table-cell>
          <table:table-cell office:value-type="float" office:value="553547" calcext:value-type="float">
            <text:p>553547</text:p>
          </table:table-cell>
        </table:table-row>
        <table:table-row table:style-name="ro2">
          <table:table-cell office:value-type="string" calcext:value-type="string">
            <text:p>SW Timing (avg of 59) Duration 14.602429 sec</text:p>
          </table:table-cell>
          <table:table-cell table:style-name="ce7" office:value-type="float" office:value="1081600" calcext:value-type="float">
            <text:p>1.08E+06</text:p>
          </table:table-cell>
          <table:table-cell table:style-name="ce7" office:value-type="float" office:value="2002160" calcext:value-type="float">
            <text:p>2.00E+06</text:p>
          </table:table-cell>
          <table:table-cell office:value-type="float" office:value="112553" calcext:value-type="float">
            <text:p>112553</text:p>
          </table:table-cell>
          <table:table-cell office:value-type="float" office:value="565452" calcext:value-type="float">
            <text:p>565452</text:p>
          </table:table-cell>
          <table:table-cell office:value-type="float" office:value="52.2793" calcext:value-type="float">
            <text:p>52.2793</text:p>
          </table:table-cell>
          <table:table-cell table:style-name="ce7" office:value-type="float" office:value="1018740" calcext:value-type="float">
            <text:p>1.02E+06</text:p>
          </table:table-cell>
          <table:table-cell table:style-name="ce7" office:value-type="float" office:value="1951540" calcext:value-type="float">
            <text:p>1.95E+06</text:p>
          </table:table-cell>
          <table:table-cell table:style-name="ce7" office:value-type="float" office:value="1966050" calcext:value-type="float">
            <text:p>1.97E+06</text:p>
          </table:table-cell>
          <table:table-cell table:style-name="ce7" office:value-type="float" office:value="2002160" calcext:value-type="float">
            <text:p>2.00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21:25:33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23:18:10.106057355</meta:creation-date>
    <dc:date>2020-02-28T22:10:50.326000000</dc:date>
    <meta:editing-duration>PT1H37M16S</meta:editing-duration>
    <meta:editing-cycles>23</meta:editing-cycles>
    <meta:generator>LibreOffice/6.4.1.2$Windows_X86_64 LibreOffice_project/4d224e95b98b138af42a64d84056446d09082932</meta:generator>
    <meta:document-statistic meta:table-count="8" meta:cell-count="2097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28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54cm"/>
    </style:style>
    <style:style style:name="P1" style:family="paragraph">
      <loext:graphic-properties draw:fill="none" draw:fill-color="#ffffff"/>
    </style:style>
  </office:automatic-styles>
  <office:body>
    <office:chart>
      <chart:chart svg:width="15.556cm" svg:height="9.802cm" xlink:href=".." xlink:type="simple" chart:class="chart:bar" chart:style-name="ch1">
        <chart:title svg:x="7.099cm" svg:y="0.331cm" chart:style-name="ch2">
          <text:p>Proxy</text:p>
        </chart:title>
        <chart:legend chart:legend-position="end" svg:x="0.796cm" svg:y="0.631cm" style:legend-expansion="custom" chartooo:width="8.116cm" chartooo:height="2.204cm" style:legend-expansion-aspect-ratio="3.68239564428312" chart:style-name="ch3"/>
        <chart:plot-area chart:style-name="ch4" table:cell-range-address="Figure8.A1:Figure8.C5" chart:data-source-has-labels="both" svg:x="-0.444cm" svg:y="0cm" svg:width="15.343cm" svg:height="8.664cm">
          <chartooo:coordinate-region svg:x="1.064cm" svg:y="0.55cm" svg:width="13.835cm" svg:height="6.766cm"/>
          <chart:axis chart:dimension="x" chart:name="primary-x" chart:style-name="ch5" chartooo:axis-type="auto">
            <chartooo:date-scale/>
            <chart:categories table:cell-range-address="Figure8.A2:Figure8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gure8.B2:Figure8.B5" chart:label-cell-address="Figure8.B1:Figure8.B1" chart:class="chart:bar">
            <chart:data-point chart:style-name="ch9"/>
            <chart:data-point chart:repeated="3"/>
          </chart:series>
          <chart:series chart:style-name="ch10" chart:values-cell-range-address="Figure8.C2:Figure8.C5" chart:label-cell-address="Figure8.C1:Figure8.C1" chart:class="chart:bar">
            <chart:data-point chart:repeated="4"/>
          </chart:series>
          <chart:wall chart:style-name="ch11"/>
          <chart:floor chart:style-name="ch12"/>
        </chart:plot-area>
        <draw:frame draw:style-name="gr1" draw:text-style-name="P1" svg:width="1.506cm" svg:height="0.954cm" svg:x="3.04cm" svg:y="6.278cm">
          <draw:text-box>
            <text:p/>
          </draw:text-box>
        </draw:frame>
        <draw:frame draw:style-name="gr1" draw:text-style-name="P1" svg:width="1.551cm" svg:height="0.954cm" svg:x="13.694cm" svg:y="6.146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igure8.B1:Figure8.B1</svg:desc>
                </draw:g>
              </table:table-cell>
              <table:table-cell office:value-type="string">
                <text:p>95th Percentile</text:p>
                <draw:g>
                  <svg:desc>Figure8.C1:Figure8.C1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Figure8.A2:Figure8.A5</svg:desc>
                </draw:g>
              </table:table-cell>
              <table:table-cell office:value-type="float" office:value="0.443468824121909">
                <text:p>0.443468824121909</text:p>
                <draw:g>
                  <svg:desc>Figure8.B2:Figure8.B5</svg:desc>
                </draw:g>
              </table:table-cell>
              <table:table-cell office:value-type="float" office:value="1.60930465074338">
                <text:p>1.60930465074338</text:p>
                <draw:g>
                  <svg:desc>Figure8.C2:Figure8.C5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5415050026239">
                <text:p>0.45415050026239</text:p>
              </table:table-cell>
              <table:table-cell office:value-type="float" office:value="1.74948737876481">
                <text:p>1.749487378764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28255469507578">
                <text:p>0.428255469507578</text:p>
              </table:table-cell>
              <table:table-cell office:value-type="float" office:value="1.57293703558858">
                <text:p>1.572937035588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10570357821243">
                <text:p>0.410570357821243</text:p>
              </table:table-cell>
              <table:table-cell office:value-type="float" office:value="1.44087708339249">
                <text:p>1.44087708339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cm" svg:height="9.665cm" xlink:href=".." xlink:type="simple" chart:class="chart:bar" chart:style-name="ch1">
        <chart:title svg:x="7.391cm" svg:y="0.328cm" chart:style-name="ch2">
          <text:p>Email</text:p>
        </chart:title>
        <chart:plot-area chart:style-name="ch3" table:cell-range-address="Figure8.G1:Figure8.I5" chart:data-source-has-labels="both" svg:x="0.322cm" svg:y="1.314cm" svg:width="15.456cm" svg:height="8.158cm">
          <chartooo:coordinate-region svg:x="1.578cm" svg:y="1.864cm" svg:width="14.2cm" svg:height="6.26cm"/>
          <chart:axis chart:dimension="x" chart:name="primary-x" chart:style-name="ch4" chartooo:axis-type="auto">
            <chartooo:date-scale/>
            <chart:categories table:cell-range-address="Figure8.G2:Figure8.G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gure8.H2:Figure8.H5" chart:label-cell-address="Figure8.H1:Figure8.H1" chart:class="chart:bar">
            <chart:data-point chart:repeated="4"/>
          </chart:series>
          <chart:series chart:style-name="ch8" chart:values-cell-range-address="Figure8.I2:Figure8.I5" chart:label-cell-address="Figure8.I1:Figure8.I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igure8.H1:Figure8.H1</svg:desc>
                </draw:g>
              </table:table-cell>
              <table:table-cell office:value-type="string">
                <text:p>95th Percentile</text:p>
                <draw:g>
                  <svg:desc>Figure8.I1:Figure8.I1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Figure8.G2:Figure8.G5</svg:desc>
                </draw:g>
              </table:table-cell>
              <table:table-cell office:value-type="float" office:value="48.4762253319571">
                <text:p>48.4762253319571</text:p>
                <draw:g>
                  <svg:desc>Figure8.H2:Figure8.H5</svg:desc>
                </draw:g>
              </table:table-cell>
              <table:table-cell office:value-type="float" office:value="7.25881085568579">
                <text:p>7.25881085568579</text:p>
                <draw:g>
                  <svg:desc>Figure8.I2:Figure8.I5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2.9266179289133">
                <text:p>42.9266179289133</text:p>
              </table:table-cell>
              <table:table-cell office:value-type="float" office:value="5.91489534923166">
                <text:p>5.914895349231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2.295943441129">
                <text:p>32.295943441129</text:p>
              </table:table-cell>
              <table:table-cell office:value-type="float" office:value="4.03300886212995">
                <text:p>4.033008862129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.2471335744638">
                <text:p>32.2471335744638</text:p>
              </table:table-cell>
              <table:table-cell office:value-type="float" office:value="2.95292176892329">
                <text:p>2.95292176892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28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="hatch" draw:fill-color="#ffd320" draw:fill-hatch-name="Black_20_45_20_Degrees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7e0021" draw:fill-hatch-name="Black_20_45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46cm" svg:height="10.133cm" xlink:href=".." xlink:type="simple" chart:class="chart:bar" chart:style-name="ch1">
        <chart:title svg:x="8.094cm" svg:y="0.337cm" chart:style-name="ch2">
          <text:p>Proxy</text:p>
        </chart:title>
        <chart:legend chart:legend-position="end" svg:x="1.214cm" svg:y="0.618cm" style:legend-expansion="custom" chartooo:width="8.295cm" chartooo:height="2.55cm" style:legend-expansion-aspect-ratio="3.25294117647059" chart:style-name="ch3"/>
        <chart:plot-area chart:style-name="ch4" table:cell-range-address="Figure9.A1:Figure9.G5" chart:data-source-has-labels="both" svg:x="-0.275cm" svg:y="0.107cm" svg:width="17.469cm" svg:height="9.667cm">
          <chartooo:coordinate-region svg:x="1.233cm" svg:y="0.657cm" svg:width="15.961cm" svg:height="7.769cm"/>
          <chart:axis chart:dimension="x" chart:name="primary-x" chart:style-name="ch5" chartooo:axis-type="auto">
            <chartooo:date-scale/>
            <chart:categories table:cell-range-address="Figure9.A2:Figure9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gure9.B2:Figure9.B5" chart:label-cell-address="Figure9.B1:Figure9.B1" chart:class="chart:bar">
            <chart:data-point chart:repeated="3"/>
            <chart:data-point chart:style-name="ch9"/>
          </chart:series>
          <chart:series chart:style-name="ch10" chart:values-cell-range-address="Figure9.C2:Figure9.C5" chart:label-cell-address="Figure9.C1:Figure9.C1" chart:class="chart:bar">
            <chart:data-point chart:repeated="4"/>
          </chart:series>
          <chart:series chart:style-name="ch11" chart:values-cell-range-address="Figure9.D2:Figure9.D5" chart:label-cell-address="Figure9.D1:Figure9.D1" chart:class="chart:bar">
            <chart:data-point chart:repeated="4"/>
          </chart:series>
          <chart:series chart:style-name="ch10" chart:values-cell-range-address="Figure9.E2:Figure9.E5" chart:label-cell-address="Figure9.E1:Figure9.E1" chart:class="chart:bar">
            <chart:data-point chart:repeated="4"/>
          </chart:series>
          <chart:series chart:style-name="ch12" chart:values-cell-range-address="Figure9.F2:Figure9.F5" chart:label-cell-address="Figure9.F1:Figure9.F1" chart:class="chart:bar">
            <chart:data-point chart:repeated="4"/>
          </chart:series>
          <chart:series chart:style-name="ch10" chart:values-cell-range-address="Figure9.G2:Figure9.G5" chart:label-cell-address="Figure9.G1:Figure9.G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igure9.B1:Figure9.B1</svg:desc>
                </draw:g>
              </table:table-cell>
              <table:table-cell office:value-type="string">
                <text:p>95th Percentile</text:p>
                <draw:g>
                  <svg:desc>Figure9.C1:Figure9.C1</svg:desc>
                </draw:g>
              </table:table-cell>
              <table:table-cell office:value-type="string">
                <text:p>Miss Average</text:p>
                <draw:g>
                  <svg:desc>Figure9.D1:Figure9.D1</svg:desc>
                </draw:g>
              </table:table-cell>
              <table:table-cell office:value-type="string">
                <text:p>Miss 95th Percentile</text:p>
                <draw:g>
                  <svg:desc>Figure9.E1:Figure9.E1</svg:desc>
                </draw:g>
              </table:table-cell>
              <table:table-cell office:value-type="string">
                <text:p>Stats Average</text:p>
                <draw:g>
                  <svg:desc>Figure9.F1:Figure9.F1</svg:desc>
                </draw:g>
              </table:table-cell>
              <table:table-cell office:value-type="string">
                <text:p>Stats 95th Percentile</text:p>
                <draw:g>
                  <svg:desc>Figure9.G1:Figure9.G1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Figure9.A2:Figure9.A5</svg:desc>
                </draw:g>
              </table:table-cell>
              <table:table-cell office:value-type="float" office:value="0.591776630146243">
                <text:p>0.591776630146243</text:p>
                <draw:g>
                  <svg:desc>Figure9.B2:Figure9.B5</svg:desc>
                </draw:g>
              </table:table-cell>
              <table:table-cell office:value-type="float" office:value="1.2134181156273">
                <text:p>1.2134181156273</text:p>
                <draw:g>
                  <svg:desc>Figure9.C2:Figure9.C5</svg:desc>
                </draw:g>
              </table:table-cell>
              <table:table-cell office:value-type="float" office:value="1.03860608420375">
                <text:p>1.03860608420375</text:p>
                <draw:g>
                  <svg:desc>Figure9.D2:Figure9.D5</svg:desc>
                </draw:g>
              </table:table-cell>
              <table:table-cell office:value-type="float" office:value="1.08366999579376">
                <text:p>1.08366999579376</text:p>
                <draw:g>
                  <svg:desc>Figure9.E2:Figure9.E5</svg:desc>
                </draw:g>
              </table:table-cell>
              <table:table-cell office:value-type="float" office:value="1.1736796672683">
                <text:p>1.1736796672683</text:p>
                <draw:g>
                  <svg:desc>Figure9.F2:Figure9.F5</svg:desc>
                </draw:g>
              </table:table-cell>
              <table:table-cell office:value-type="float" office:value="1.07706970963496">
                <text:p>1.07706970963496</text:p>
                <draw:g>
                  <svg:desc>Figure9.G2:Figure9.G5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94025456473008">
                <text:p>0.594025456473008</text:p>
              </table:table-cell>
              <table:table-cell office:value-type="float" office:value="1.19430118699033">
                <text:p>1.19430118699033</text:p>
              </table:table-cell>
              <table:table-cell office:value-type="float" office:value="1.03217657926152">
                <text:p>1.03217657926152</text:p>
              </table:table-cell>
              <table:table-cell office:value-type="float" office:value="1.01295225065802">
                <text:p>1.01295225065802</text:p>
              </table:table-cell>
              <table:table-cell office:value-type="float" office:value="1.21390530213503">
                <text:p>1.21390530213503</text:p>
              </table:table-cell>
              <table:table-cell office:value-type="float" office:value="1.0676766802003">
                <text:p>1.06767668020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48400225562066">
                <text:p>0.548400225562066</text:p>
              </table:table-cell>
              <table:table-cell office:value-type="float" office:value="1.30372221217651">
                <text:p>1.30372221217651</text:p>
              </table:table-cell>
              <table:table-cell office:value-type="float" office:value="0.981818568128769">
                <text:p>0.981818568128769</text:p>
              </table:table-cell>
              <table:table-cell office:value-type="float" office:value="0.758096682101927">
                <text:p>0.758096682101927</text:p>
              </table:table-cell>
              <table:table-cell office:value-type="float" office:value="1.20432562931525">
                <text:p>1.20432562931525</text:p>
              </table:table-cell>
              <table:table-cell office:value-type="float" office:value="1.08222238868813">
                <text:p>1.082222388688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11920707206">
                <text:p>0.511920707206</text:p>
              </table:table-cell>
              <table:table-cell office:value-type="float" office:value="1.30671325957985">
                <text:p>1.30671325957985</text:p>
              </table:table-cell>
              <table:table-cell office:value-type="float" office:value="1.07416818362037">
                <text:p>1.07416818362037</text:p>
              </table:table-cell>
              <table:table-cell office:value-type="float" office:value="1.2175994372377">
                <text:p>1.2175994372377</text:p>
              </table:table-cell>
              <table:table-cell office:value-type="float" office:value="1.1828166196927">
                <text:p>1.1828166196927</text:p>
              </table:table-cell>
              <table:table-cell office:value-type="float" office:value="1.07736554120705">
                <text:p>1.077365541207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d320" draw:fill-hatch-name="Black_20_45_20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="hatch" draw:fill-color="#7e0021" draw:fill-hatch-name="Black_20_45_20_Degrees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314004" draw:fill-hatch-name="Black_20_45_20_Degrees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46cm" svg:height="10.133cm" xlink:href=".." xlink:type="simple" chart:class="chart:bar" chart:style-name="ch1">
        <chart:title svg:x="8.114cm" svg:y="0.337cm" chart:style-name="ch2">
          <text:p>Email</text:p>
        </chart:title>
        <chart:plot-area chart:style-name="ch3" table:cell-range-address="Figure9.I1:Figure9.Q5" chart:data-source-has-labels="both" svg:x="-0.023cm" svg:y="0.106cm" svg:width="17.217cm" svg:height="9.668cm">
          <chartooo:coordinate-region svg:x="1.233cm" svg:y="0.657cm" svg:width="15.961cm" svg:height="7.769cm"/>
          <chart:axis chart:dimension="x" chart:name="primary-x" chart:style-name="ch4" chartooo:axis-type="auto">
            <chartooo:date-scale/>
            <chart:categories table:cell-range-address="Figure9.I2:Figure9.I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gure9.J2:Figure9.J5" chart:label-cell-address="Figure9.J1:Figure9.J1" chart:class="chart:bar">
            <chart:data-point chart:repeated="3"/>
            <chart:data-point chart:style-name="ch8"/>
          </chart:series>
          <chart:series chart:style-name="ch9" chart:values-cell-range-address="Figure9.K2:Figure9.K5" chart:label-cell-address="Figure9.K1:Figure9.K1" chart:class="chart:bar">
            <chart:data-point chart:repeated="4"/>
          </chart:series>
          <chart:series chart:style-name="ch10" chart:values-cell-range-address="Figure9.L2:Figure9.L5" chart:label-cell-address="Figure9.L1:Figure9.L1" chart:class="chart:bar">
            <chart:data-point chart:repeated="4"/>
          </chart:series>
          <chart:series chart:style-name="ch9" chart:values-cell-range-address="Figure9.M2:Figure9.M5" chart:label-cell-address="Figure9.M1:Figure9.M1" chart:class="chart:bar">
            <chart:data-point chart:repeated="4"/>
          </chart:series>
          <chart:series chart:style-name="ch11" chart:values-cell-range-address="Figure9.N2:Figure9.N5" chart:label-cell-address="Figure9.N1:Figure9.N1" chart:class="chart:bar">
            <chart:data-point chart:repeated="4"/>
          </chart:series>
          <chart:series chart:style-name="ch9" chart:values-cell-range-address="Figure9.O2:Figure9.O5" chart:label-cell-address="Figure9.O1:Figure9.O1" chart:class="chart:bar">
            <chart:data-point chart:repeated="4"/>
          </chart:series>
          <chart:series chart:style-name="ch12" chart:values-cell-range-address="Figure9.P2:Figure9.P5" chart:label-cell-address="Figure9.P1:Figure9.P1" chart:class="chart:bar">
            <chart:data-point chart:repeated="4"/>
          </chart:series>
          <chart:series chart:style-name="ch13" chart:values-cell-range-address="Figure9.Q2:Figure9.Q5" chart:label-cell-address="Figure9.Q1:Figure9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igure9.J1:Figure9.J1</svg:desc>
                </draw:g>
              </table:table-cell>
              <table:table-cell office:value-type="string">
                <text:p>95th Percentile</text:p>
                <draw:g>
                  <svg:desc>Figure9.K1:Figure9.K1</svg:desc>
                </draw:g>
              </table:table-cell>
              <table:table-cell office:value-type="string">
                <text:p>Sort Average</text:p>
                <draw:g>
                  <svg:desc>Figure9.L1:Figure9.L1</svg:desc>
                </draw:g>
              </table:table-cell>
              <table:table-cell office:value-type="string">
                <text:p>Sort 95th Percentile</text:p>
                <draw:g>
                  <svg:desc>Figure9.M1:Figure9.M1</svg:desc>
                </draw:g>
              </table:table-cell>
              <table:table-cell office:value-type="string">
                <text:p>Print Average</text:p>
                <draw:g>
                  <svg:desc>Figure9.N1:Figure9.N1</svg:desc>
                </draw:g>
              </table:table-cell>
              <table:table-cell office:value-type="string">
                <text:p>Print 95th Percentile</text:p>
                <draw:g>
                  <svg:desc>Figure9.O1:Figure9.O1</svg:desc>
                </draw:g>
              </table:table-cell>
              <table:table-cell office:value-type="string">
                <text:p>Comp Average</text:p>
                <draw:g>
                  <svg:desc>Figure9.P1:Figure9.P1</svg:desc>
                </draw:g>
              </table:table-cell>
              <table:table-cell office:value-type="string">
                <text:p>Comp 95th Percentile</text:p>
                <draw:g>
                  <svg:desc>Figure9.Q1:Figure9.Q1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Figure9.I2:Figure9.I5</svg:desc>
                </draw:g>
              </table:table-cell>
              <table:table-cell office:value-type="float" office:value="14.394416571457">
                <text:p>14.394416571457</text:p>
                <draw:g>
                  <svg:desc>Figure9.J2:Figure9.J5</svg:desc>
                </draw:g>
              </table:table-cell>
              <table:table-cell office:value-type="float" office:value="2.85946740105979">
                <text:p>2.85946740105979</text:p>
                <draw:g>
                  <svg:desc>Figure9.K2:Figure9.K5</svg:desc>
                </draw:g>
              </table:table-cell>
              <table:table-cell office:value-type="float" office:value="1.77818461186394">
                <text:p>1.77818461186394</text:p>
                <draw:g>
                  <svg:desc>Figure9.L2:Figure9.L5</svg:desc>
                </draw:g>
              </table:table-cell>
              <table:table-cell office:value-type="float" office:value="0.37453268430495">
                <text:p>0.37453268430495</text:p>
                <draw:g>
                  <svg:desc>Figure9.M2:Figure9.M5</svg:desc>
                </draw:g>
              </table:table-cell>
              <table:table-cell office:value-type="float" office:value="2.89665161260891">
                <text:p>2.89665161260891</text:p>
                <draw:g>
                  <svg:desc>Figure9.N2:Figure9.N5</svg:desc>
                </draw:g>
              </table:table-cell>
              <table:table-cell office:value-type="float" office:value="0.967274680098517">
                <text:p>0.967274680098517</text:p>
                <draw:g>
                  <svg:desc>Figure9.O2:Figure9.O5</svg:desc>
                </draw:g>
              </table:table-cell>
              <table:table-cell office:value-type="float" office:value="0.204297119863669">
                <text:p>0.204297119863669</text:p>
                <draw:g>
                  <svg:desc>Figure9.P2:Figure9.P5</svg:desc>
                </draw:g>
              </table:table-cell>
              <table:table-cell office:value-type="float" office:value="0.0849681833776759">
                <text:p>0.0849681833776759</text:p>
                <draw:g>
                  <svg:desc>Figure9.Q2:Figure9.Q5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.2315039300104">
                <text:p>16.2315039300104</text:p>
              </table:table-cell>
              <table:table-cell office:value-type="float" office:value="2.84034729825169">
                <text:p>2.84034729825169</text:p>
              </table:table-cell>
              <table:table-cell office:value-type="float" office:value="2.30579281034594">
                <text:p>2.30579281034594</text:p>
              </table:table-cell>
              <table:table-cell office:value-type="float" office:value="0.428165423241295">
                <text:p>0.428165423241295</text:p>
              </table:table-cell>
              <table:table-cell office:value-type="float" office:value="2.75529101698963">
                <text:p>2.75529101698963</text:p>
              </table:table-cell>
              <table:table-cell office:value-type="float" office:value="0.949390437607386">
                <text:p>0.949390437607386</text:p>
              </table:table-cell>
              <table:table-cell office:value-type="float" office:value="0.251989533456805">
                <text:p>0.251989533456805</text:p>
              </table:table-cell>
              <table:table-cell office:value-type="float" office:value="0.0837912452856343">
                <text:p>0.08379124528563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.6786282021213">
                <text:p>13.6786282021213</text:p>
              </table:table-cell>
              <table:table-cell office:value-type="float" office:value="2.16870770385852">
                <text:p>2.16870770385852</text:p>
              </table:table-cell>
              <table:table-cell office:value-type="float" office:value="1.82863220926568">
                <text:p>1.82863220926568</text:p>
              </table:table-cell>
              <table:table-cell office:value-type="float" office:value="0.385080404169878">
                <text:p>0.385080404169878</text:p>
              </table:table-cell>
              <table:table-cell office:value-type="float" office:value="1.82863220926568">
                <text:p>1.82863220926568</text:p>
              </table:table-cell>
              <table:table-cell office:value-type="float" office:value="0.826619434777859">
                <text:p>0.826619434777859</text:p>
              </table:table-cell>
              <table:table-cell office:value-type="float" office:value="0.248164768548655">
                <text:p>0.248164768548655</text:p>
              </table:table-cell>
              <table:table-cell office:value-type="float" office:value="0.091385803113695">
                <text:p>0.0913858031136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.5888737245727">
                <text:p>12.5888737245727</text:p>
              </table:table-cell>
              <table:table-cell office:value-type="float" office:value="1.41837290179194">
                <text:p>1.41837290179194</text:p>
              </table:table-cell>
              <table:table-cell office:value-type="float" office:value="1.8224529821735">
                <text:p>1.8224529821735</text:p>
              </table:table-cell>
              <table:table-cell office:value-type="float" office:value="0.29981149038601">
                <text:p>0.29981149038601</text:p>
              </table:table-cell>
              <table:table-cell office:value-type="float" office:value="1.8224529821735">
                <text:p>1.8224529821735</text:p>
              </table:table-cell>
              <table:table-cell office:value-type="float" office:value="0.67106083295185">
                <text:p>0.67106083295185</text:p>
              </table:table-cell>
              <table:table-cell office:value-type="float" office:value="0.22820473262366">
                <text:p>0.22820473262366</text:p>
              </table:table-cell>
              <table:table-cell office:value-type="float" office:value="0.0806307024428529">
                <text:p>0.08063070244285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Regular" style:font-family-generic="roman" fo:font-size="2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ffd320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7e0021" draw:fill-hatch-name="Black_20_45_20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="hatch" draw:fill-color="#314004" draw:fill-hatch-name="Black_20_45_20_Degrees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8.086cm" svg:height="9.661cm" xlink:href=".." xlink:type="simple" chart:class="chart:bar" chart:style-name="ch1">
        <chart:title svg:x="7.842cm" svg:y="0.328cm" chart:style-name="ch2">
          <text:p>Job Server</text:p>
        </chart:title>
        <chart:plot-area chart:style-name="ch3" table:cell-range-address="Figure9.S1:Figure9.AA5" chart:data-source-has-labels="both" svg:x="1.144cm" svg:y="0.039cm" svg:width="16.632cm" svg:height="9.34cm">
          <chartooo:coordinate-region svg:x="1.898cm" svg:y="0.589cm" svg:width="15.825cm" svg:height="7.442cm"/>
          <chart:axis chart:dimension="x" chart:name="primary-x" chart:style-name="ch4" chartooo:axis-type="auto">
            <chartooo:date-scale/>
            <chart:categories table:cell-range-address="Figure9.S2:Figure9.S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gure9.T2:Figure9.T5" chart:label-cell-address="Figure9.T1:Figure9.T1" chart:class="chart:bar">
            <chart:data-point chart:repeated="4"/>
          </chart:series>
          <chart:series chart:style-name="ch8" chart:values-cell-range-address="Figure9.U2:Figure9.U5" chart:label-cell-address="Figure9.U1:Figure9.U1" chart:class="chart:bar">
            <chart:data-point chart:repeated="4"/>
          </chart:series>
          <chart:series chart:style-name="ch9" chart:values-cell-range-address="Figure9.V2:Figure9.V5" chart:label-cell-address="Figure9.V1:Figure9.V1" chart:class="chart:bar">
            <chart:data-point chart:repeated="4"/>
          </chart:series>
          <chart:series chart:style-name="ch8" chart:values-cell-range-address="Figure9.W2:Figure9.W5" chart:label-cell-address="Figure9.W1:Figure9.W1" chart:class="chart:bar">
            <chart:data-point chart:repeated="4"/>
          </chart:series>
          <chart:series chart:style-name="ch10" chart:values-cell-range-address="Figure9.X2:Figure9.X5" chart:label-cell-address="Figure9.X1:Figure9.X1" chart:class="chart:bar">
            <chart:data-point chart:repeated="4"/>
          </chart:series>
          <chart:series chart:style-name="ch8" chart:values-cell-range-address="Figure9.Y2:Figure9.Y5" chart:label-cell-address="Figure9.Y1:Figure9.Y1" chart:class="chart:bar">
            <chart:data-point chart:repeated="4"/>
          </chart:series>
          <chart:series chart:style-name="ch11" chart:values-cell-range-address="Figure9.Z2:Figure9.Z5" chart:label-cell-address="Figure9.Z1:Figure9.Z1" chart:class="chart:bar">
            <chart:data-point chart:repeated="4"/>
          </chart:series>
          <chart:series chart:style-name="ch12" chart:values-cell-range-address="Figure9.AA2:Figure9.AA5" chart:label-cell-address="Figure9.AA1:Figure9.AA1" chart:class="chart:bar">
            <chart:data-point chart:repeated="4"/>
          </chart:series>
          <chart:wall chart:style-name="ch13"/>
          <chart:floor chart:style-name="ch14"/>
        </chart:plot-area>
        <draw:frame draw:style-name="gr1" draw:text-style-name="P1" svg:width="8.306cm" svg:height="2.55cm" svg:x="1.344cm" svg:y="0.383cm">
          <draw:image xlink:href="Pictures/2000003A00002068000009F7FE124331DE340969.svm" xlink:type="simple" xlink:show="embed" xlink:actuate="onLoad" loext:mime-type="image/x-svm">
            <text:p/>
          </draw:image>
          <draw:image xlink:href="Pictures/1000020000000273000000C1C9AC8E21FF3FD6A0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igure9.T1:Figure9.T1</svg:desc>
                </draw:g>
              </table:table-cell>
              <table:table-cell office:value-type="string">
                <text:p>95th Percentile</text:p>
                <draw:g>
                  <svg:desc>Figure9.U1:Figure9.U1</svg:desc>
                </draw:g>
              </table:table-cell>
              <table:table-cell office:value-type="string">
                <text:p>Fib Avg</text:p>
                <draw:g>
                  <svg:desc>Figure9.V1:Figure9.V1</svg:desc>
                </draw:g>
              </table:table-cell>
              <table:table-cell office:value-type="string">
                <text:p>Fib 95th Percentile</text:p>
                <draw:g>
                  <svg:desc>Figure9.W1:Figure9.W1</svg:desc>
                </draw:g>
              </table:table-cell>
              <table:table-cell office:value-type="string">
                <text:p>Sort Avg</text:p>
                <draw:g>
                  <svg:desc>Figure9.X1:Figure9.X1</svg:desc>
                </draw:g>
              </table:table-cell>
              <table:table-cell office:value-type="string">
                <text:p>Sort 95th Percentile</text:p>
                <draw:g>
                  <svg:desc>Figure9.Y1:Figure9.Y1</svg:desc>
                </draw:g>
              </table:table-cell>
              <table:table-cell office:value-type="string">
                <text:p>Sw Avg</text:p>
                <draw:g>
                  <svg:desc>Figure9.Z1:Figure9.Z1</svg:desc>
                </draw:g>
              </table:table-cell>
              <table:table-cell office:value-type="string">
                <text:p>SW 95th Percentile</text:p>
                <draw:g>
                  <svg:desc>Figure9.AA1:Figure9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%</text:p>
                <draw:g>
                  <svg:desc>Figure9.S2:Figure9.S5</svg:desc>
                </draw:g>
              </table:table-cell>
              <table:table-cell office:value-type="float" office:value="1.31383409113451">
                <text:p>1.31383409113451</text:p>
                <draw:g>
                  <svg:desc>Figure9.T2:Figure9.T5</svg:desc>
                </draw:g>
              </table:table-cell>
              <table:table-cell office:value-type="float" office:value="2.01682835240174">
                <text:p>2.01682835240174</text:p>
                <draw:g>
                  <svg:desc>Figure9.U2:Figure9.U5</svg:desc>
                </draw:g>
              </table:table-cell>
              <table:table-cell office:value-type="float" office:value="0.864528445591599">
                <text:p>0.864528445591599</text:p>
                <draw:g>
                  <svg:desc>Figure9.V2:Figure9.V5</svg:desc>
                </draw:g>
              </table:table-cell>
              <table:table-cell office:value-type="float" office:value="0.812084656245027">
                <text:p>0.812084656245027</text:p>
                <draw:g>
                  <svg:desc>Figure9.W2:Figure9.W5</svg:desc>
                </draw:g>
              </table:table-cell>
              <table:table-cell office:value-type="float" office:value="1.01038890173598">
                <text:p>1.01038890173598</text:p>
                <draw:g>
                  <svg:desc>Figure9.X2:Figure9.X5</svg:desc>
                </draw:g>
              </table:table-cell>
              <table:table-cell office:value-type="float" office:value="1.32743608010765">
                <text:p>1.32743608010765</text:p>
                <draw:g>
                  <svg:desc>Figure9.Y2:Figure9.Y5</svg:desc>
                </draw:g>
              </table:table-cell>
              <table:table-cell office:value-type="float" office:value="0.70761039654975">
                <text:p>0.70761039654975</text:p>
                <draw:g>
                  <svg:desc>Figure9.Z2:Figure9.Z5</svg:desc>
                </draw:g>
              </table:table-cell>
              <table:table-cell office:value-type="float" office:value="0.624570341888132">
                <text:p>0.624570341888132</text:p>
                <draw:g>
                  <svg:desc>Figure9.AA2:Figure9.AA5</svg:desc>
                </draw:g>
              </table:table-cell>
            </table:table-row>
            <table:table-row>
              <table:table-cell office:value-type="string">
                <text:p>81%</text:p>
              </table:table-cell>
              <table:table-cell office:value-type="float" office:value="1.54928146849165">
                <text:p>1.54928146849165</text:p>
              </table:table-cell>
              <table:table-cell office:value-type="float" office:value="1.935713359885">
                <text:p>1.935713359885</text:p>
              </table:table-cell>
              <table:table-cell office:value-type="float" office:value="0.781480413217031">
                <text:p>0.781480413217031</text:p>
              </table:table-cell>
              <table:table-cell office:value-type="float" office:value="0.609024087506303">
                <text:p>0.609024087506303</text:p>
              </table:table-cell>
              <table:table-cell office:value-type="float" office:value="1.0455320294276">
                <text:p>1.0455320294276</text:p>
              </table:table-cell>
              <table:table-cell office:value-type="float" office:value="1.03891125578208">
                <text:p>1.03891125578208</text:p>
              </table:table-cell>
              <table:table-cell office:value-type="float" office:value="0.744377842026645">
                <text:p>0.744377842026645</text:p>
              </table:table-cell>
              <table:table-cell office:value-type="float" office:value="0.759904878228771">
                <text:p>0.759904878228771</text:p>
              </table:table-cell>
            </table:table-row>
            <table:table-row>
              <table:table-cell office:value-type="string">
                <text:p>95%</text:p>
              </table:table-cell>
              <table:table-cell office:value-type="float" office:value="1.94114054299199">
                <text:p>1.94114054299199</text:p>
              </table:table-cell>
              <table:table-cell office:value-type="float" office:value="2.69402513947843">
                <text:p>2.69402513947843</text:p>
              </table:table-cell>
              <table:table-cell office:value-type="float" office:value="0.931099384027953">
                <text:p>0.931099384027953</text:p>
              </table:table-cell>
              <table:table-cell office:value-type="float" office:value="0.661042147505874">
                <text:p>0.661042147505874</text:p>
              </table:table-cell>
              <table:table-cell office:value-type="float" office:value="0.980116474241796">
                <text:p>0.980116474241796</text:p>
              </table:table-cell>
              <table:table-cell office:value-type="float" office:value="0.829348637945856">
                <text:p>0.829348637945856</text:p>
              </table:table-cell>
              <table:table-cell office:value-type="float" office:value="0.285821392610952">
                <text:p>0.285821392610952</text:p>
              </table:table-cell>
              <table:table-cell office:value-type="float" office:value="0.398086894586895">
                <text:p>0.398086894586895</text:p>
              </table:table-cell>
            </table:table-row>
            <table:table-row>
              <table:table-cell office:value-type="string">
                <text:p>Over 95%</text:p>
              </table:table-cell>
              <table:table-cell office:value-type="float" office:value="4.65245448050205">
                <text:p>4.65245448050205</text:p>
              </table:table-cell>
              <table:table-cell office:value-type="float" office:value="6.86847035271109">
                <text:p>6.86847035271109</text:p>
              </table:table-cell>
              <table:table-cell office:value-type="float" office:value="1.10977379658569">
                <text:p>1.10977379658569</text:p>
              </table:table-cell>
              <table:table-cell office:value-type="float" office:value="1.32013497849809">
                <text:p>1.32013497849809</text:p>
              </table:table-cell>
              <table:table-cell office:value-type="float" office:value="0.724674981180444">
                <text:p>0.724674981180444</text:p>
              </table:table-cell>
              <table:table-cell office:value-type="float" office:value="0.376243558949724">
                <text:p>0.376243558949724</text:p>
              </table:table-cell>
              <table:table-cell office:value-type="float" office:value="0.0930048583344082">
                <text:p>0.0930048583344082</text:p>
              </table:table-cell>
              <table:table-cell office:value-type="float" office:value="0.116893888495817">
                <text:p>0.1168938884958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hatch draw:name="Black_20_45_20_Degrees" draw:display-name="Black 45 Degrees" draw:style="single" draw:color="#000000" draw:distance="0.102cm" draw:rotation="450"/>
  </office:styles>
</office:document-styles>
</file>